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4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2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48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4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 style:data-style-name="N4">
      <style:table-cell-properties fo:border="0.74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cccccc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desu" table:style-name="ta1">
        <table:table-column table:style-name="co2" table:number-columns-repeated="2" table:default-cell-style-name="ce42"/>
        <table:table-column table:style-name="co2" table:number-columns-repeated="2" table:default-cell-style-name="ce45"/>
        <table:table-column table:style-name="co2" table:default-cell-style-name="ce48"/>
        <table:table-column table:style-name="co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default-cell-style-name="ce50"/>
        <table:table-column table:style-name="co2" table:number-columns-repeated="2" table:default-cell-style-name="ce49"/>
        <table:table-column table:style-name="co2" table:default-cell-style-name="ce52"/>
        <table:table-column table:style-name="co2" table:number-columns-repeated="7" table:default-cell-style-name="Default"/>
        <table:table-column table:style-name="co4" table:number-columns-repeated="16359" table:default-cell-style-name="Default"/>
        <table:table-row table:style-name="ro2"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week</text:p>
          </table:table-cell>
          <table:table-cell table:style-name="ce44" office:value-type="string" calcext:value-type="string">
            <text:p>bench</text:p>
          </table:table-cell>
          <table:table-cell table:style-name="ce44" office:value-type="string" calcext:value-type="string">
            <text:p>bench_r</text:p>
          </table:table-cell>
          <table:table-cell table:style-name="ce38" office:value-type="string" calcext:value-type="string">
            <text:p>bench_c</text:p>
          </table:table-cell>
          <table:table-cell table:style-name="ce38" office:value-type="string" calcext:value-type="string">
            <text:p>bench_m</text:p>
          </table:table-cell>
          <table:table-cell table:style-name="ce44" office:value-type="string" calcext:value-type="string">
            <text:p>deadlift</text:p>
          </table:table-cell>
          <table:table-cell table:style-name="ce44" office:value-type="string" calcext:value-type="string">
            <text:p>deadlift_r</text:p>
          </table:table-cell>
          <table:table-cell table:style-name="ce38" office:value-type="string" calcext:value-type="string">
            <text:p>deadlift_c</text:p>
          </table:table-cell>
          <table:table-cell table:style-name="ce38" office:value-type="string" calcext:value-type="string">
            <text:p>deadlift_m</text:p>
          </table:table-cell>
          <table:table-cell table:style-name="ce44" office:value-type="string" calcext:value-type="string">
            <text:p>squats</text:p>
          </table:table-cell>
          <table:table-cell table:style-name="ce44" office:value-type="string" calcext:value-type="string">
            <text:p>squats_r</text:p>
          </table:table-cell>
          <table:table-cell table:style-name="ce38" office:value-type="string" calcext:value-type="string">
            <text:p>squats_c</text:p>
          </table:table-cell>
          <table:table-cell table:style-name="ce38" office:value-type="string" calcext:value-type="string">
            <text:p>squats_m</text:p>
          </table:table-cell>
          <table:table-cell table:style-name="ce44" office:value-type="string" calcext:value-type="string">
            <text:p>weight</text:p>
          </table:table-cell>
          <table:table-cell table:style-name="ce38" office:value-type="string" calcext:value-type="string">
            <text:p>week_total</text:p>
          </table:table-cell>
          <table:table-cell table:style-name="ce38" office:value-type="string" calcext:value-type="string">
            <text:p>week_total_m</text:p>
          </table:table-cell>
          <table:table-cell table:style-name="ce51" office:value-type="string" calcext:value-type="string">
            <text:p>attendance_total</text:p>
          </table:table-cell>
          <table:table-cell table:style-name="ce53" table:number-columns-repeated="8"/>
          <table:table-cell table:style-name="ce51"/>
          <table:table-cell table:number-columns-repeated="16357"/>
        </table:table-row>
        <table:table-row table:style-name="ro4">
          <table:table-cell table:style-name="ce40" office:value-type="date" office:date-value="2022-10-24" calcext:value-type="date">
            <text:p>22-10-24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])/(101.3-(2.67123*[.D2]))" office:value-type="float" office:value="60.8341764781209" calcext:value-type="float">
            <text:p>60.83</text:p>
          </table:table-cell>
          <table:table-cell table:style-name="ce46" table:formula="of:=IF([.$O2]&lt;&gt;0; [.E2]/[.$O2]; 0)" office:value-type="float" office:value="0.596413494883538" calcext:value-type="float">
            <text:p>0.6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2])/(101.3-(2.67123*[.H2]))" office:value-type="float" office:value="107.196865220631" calcext:value-type="float">
            <text:p>107.20</text:p>
          </table:table-cell>
          <table:table-cell table:style-name="ce46" table:formula="of:=IF([.$O2]&lt;&gt;0; [.I2]/[.$O2]; 0)" office:value-type="float" office:value="1.05094965902579" calcext:value-type="float">
            <text:p>1.0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2])/(101.3-(2.67123*[.L2]))" office:value-type="float" office:value="107.196865220631" calcext:value-type="float">
            <text:p>107.20</text:p>
          </table:table-cell>
          <table:table-cell table:style-name="ce46" table:formula="of:=IF([.$O2]&lt;&gt;0; [.M2]/[.$O2]; 0)" office:value-type="float" office:value="1.05094965902579" calcext:value-type="float">
            <text:p>1.05</text:p>
          </table:table-cell>
          <table:table-cell table:style-name="ce44" office:value-type="float" office:value="102" calcext:value-type="float">
            <text:p>102</text:p>
          </table:table-cell>
          <table:table-cell table:style-name="ce46" table:formula="of:=IF(OR(ISBLANK([.E2]); ISBLANK([.I2]); ISBLANK([.M2]); [.E2]=0; [.I2]=0; [.M2]=0); 0; [.E2]+[.I2]+[.M2])" office:value-type="float" office:value="275.227906919383" calcext:value-type="float">
            <text:p>275.23</text:p>
          </table:table-cell>
          <table:table-cell table:style-name="ce46" table:formula="of:=IF(OR(ISBLANK([.F2]); ISBLANK([.J2]); ISBLANK([.N2]); [.F2]=0; [.J2]=0; [.N2]=0); 0; [.F2]+[.J2]+[.N2])" office:value-type="float" office:value="2.69831281293513" calcext:value-type="float">
            <text:p>2.70</text:p>
          </table:table-cell>
          <table:table-cell table:formula="of:=(COUNTA([.$C$2:.C2]) / (ROW([.C2])-1) + COUNTA([.$G$2:.G2]) / (ROW([.G2])-1) + COUNTA([.$K$2:.K2]) / (ROW([.K2])-1)) / 3 * 100" office:value-type="float" office:value="100" calcext:value-type="float">
            <text:p>100.00</text:p>
          </table:table-cell>
          <table:table-cell table:style-name="ce54" table:number-columns-repeated="3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 table:style-name="ce56" table:number-columns-repeated="16357"/>
        </table:table-row>
        <table:table-row table:style-name="ro4">
          <table:table-cell table:style-name="ce41" office:value-type="date" office:date-value="2022-10-31" calcext:value-type="date">
            <text:p>22-10-3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3])/(101.3-(2.67123*[.D3]))" office:value-type="float" office:value="60.8341764781209" calcext:value-type="float">
            <text:p>60.83</text:p>
          </table:table-cell>
          <table:table-cell table:style-name="ce47" table:formula="of:=IF([.$O3]&lt;&gt;0; [.E3]/[.$O3]; 0)" office:value-type="float" office:value="0.590623072603116" calcext:value-type="float">
            <text:p>0.5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3])/(101.3-(2.67123*[.H3]))" office:value-type="float" office:value="121.668352956242" calcext:value-type="float">
            <text:p>121.67</text:p>
          </table:table-cell>
          <table:table-cell table:style-name="ce47" table:formula="of:=IF([.$O3]&lt;&gt;0; [.I3]/[.$O3]; 0)" office:value-type="float" office:value="1.18124614520623" calcext:value-type="float">
            <text:p>1.18</text:p>
          </table:table-cell>
          <table:table-cell table:style-name="ce44" table:number-columns-repeated="2"/>
          <table:table-cell table:style-name="ce47" table:formula="of:=(100*[.K3])/(101.3-(2.67123*[.L3]))" office:value-type="float" office:value="0" calcext:value-type="float">
            <text:p>0.00</text:p>
          </table:table-cell>
          <table:table-cell table:style-name="ce47" table:formula="of:=IF([.$O3]&lt;&gt;0; [.M3]/[.$O3]; 0)" office:value-type="float" office:value="0" calcext:value-type="float">
            <text:p>0.00</text:p>
          </table:table-cell>
          <table:table-cell table:style-name="ce44" office:value-type="float" office:value="103" calcext:value-type="float">
            <text:p>103</text:p>
          </table:table-cell>
          <table:table-cell table:style-name="ce47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47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07" calcext:value-type="date">
            <text:p>22-11-07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])/(101.3-(2.67123*[.D4]))" office:value-type="float" office:value="64.3181191323786" calcext:value-type="float">
            <text:p>64.32</text:p>
          </table:table-cell>
          <table:table-cell table:style-name="ce46" table:formula="of:=IF([.$O4]&lt;&gt;0; [.E4]/[.$O4]; 0)" office:value-type="float" office:value="0.618443453195948" calcext:value-type="float">
            <text:p>0.6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])/(101.3-(2.67123*[.H4]))" office:value-type="float" office:value="121.668352956242" calcext:value-type="float">
            <text:p>121.67</text:p>
          </table:table-cell>
          <table:table-cell table:style-name="ce46" table:formula="of:=IF([.$O4]&lt;&gt;0; [.I4]/[.$O4]; 0)" office:value-type="float" office:value="1.16988800919463" calcext:value-type="float">
            <text:p>1.17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])/(101.3-(2.67123*[.L4]))" office:value-type="float" office:value="117.916551742694" calcext:value-type="float">
            <text:p>117.92</text:p>
          </table:table-cell>
          <table:table-cell table:style-name="ce46" table:formula="of:=IF([.$O4]&lt;&gt;0; [.M4]/[.$O4]; 0)" office:value-type="float" office:value="1.1338129975259" calcext:value-type="float">
            <text:p>1.13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4]); ISBLANK([.I4]); ISBLANK([.M4]); [.E4]=0; [.I4]=0; [.M4]=0); 0; [.E4]+[.I4]+[.M4])" office:value-type="float" office:value="303.903023831315" calcext:value-type="float">
            <text:p>303.90</text:p>
          </table:table-cell>
          <table:table-cell table:style-name="ce46" table:formula="of:=IF(OR(ISBLANK([.F4]); ISBLANK([.J4]); ISBLANK([.N4]); [.F4]=0; [.J4]=0; [.N4]=0); 0; [.F4]+[.J4]+[.N4])" office:value-type="float" office:value="2.92214445991649" calcext:value-type="float">
            <text:p>2.92</text:p>
          </table:table-cell>
          <table:table-cell table:formula="of:=(COUNTA([.$C$2:.C4]) / (ROW([.C4])-1) + COUNTA([.$G$2:.G4]) / (ROW([.G4])-1) + COUNTA([.$K$2:.K4]) / (ROW([.K4])-1)) / 3 * 100" office:value-type="float" office:value="88.8888888888889" calcext:value-type="float">
            <text:p>88.89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2-11-14" calcext:value-type="date">
            <text:p>22-11-14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])/(101.3-(2.67123*[.D5]))" office:value-type="float" office:value="67.7382934160255" calcext:value-type="float">
            <text:p>67.74</text:p>
          </table:table-cell>
          <table:table-cell table:style-name="ce47" table:formula="of:=IF([.$O5]&lt;&gt;0; [.E5]/[.$O5]; 0)" office:value-type="float" office:value="0.651329744384861" calcext:value-type="float">
            <text:p>0.65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])/(101.3-(2.67123*[.H5]))" office:value-type="float" office:value="126.737867662752" calcext:value-type="float">
            <text:p>126.74</text:p>
          </table:table-cell>
          <table:table-cell table:style-name="ce47" table:formula="of:=IF([.$O5]&lt;&gt;0; [.I5]/[.$O5]; 0)" office:value-type="float" office:value="1.21863334291108" calcext:value-type="float">
            <text:p>1.2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])/(101.3-(2.67123*[.L5]))" office:value-type="float" office:value="121.668352956242" calcext:value-type="float">
            <text:p>121.67</text:p>
          </table:table-cell>
          <table:table-cell table:style-name="ce47" table:formula="of:=IF([.$O5]&lt;&gt;0; [.M5]/[.$O5]; 0)" office:value-type="float" office:value="1.16988800919463" calcext:value-type="float">
            <text:p>1.17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5]); ISBLANK([.I5]); ISBLANK([.M5]); [.E5]=0; [.I5]=0; [.M5]=0); 0; [.E5]+[.I5]+[.M5])" office:value-type="float" office:value="316.144514035019" calcext:value-type="float">
            <text:p>316.14</text:p>
          </table:table-cell>
          <table:table-cell table:style-name="ce47" table:formula="of:=IF(OR(ISBLANK([.F5]); ISBLANK([.J5]); ISBLANK([.N5]); [.F5]=0; [.J5]=0; [.N5]=0); 0; [.F5]+[.J5]+[.N5])" office:value-type="float" office:value="3.03985109649057" calcext:value-type="float">
            <text:p>3.04</text:p>
          </table:table-cell>
          <table:table-cell table:formula="of:=(COUNTA([.$C$2:.C5]) / (ROW([.C5])-1) + COUNTA([.$G$2:.G5]) / (ROW([.G5])-1) + COUNTA([.$K$2:.K5]) / (ROW([.K5])-1)) / 3 * 100" office:value-type="float" office:value="91.6666666666667" calcext:value-type="float">
            <text:p>9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21" calcext:value-type="date">
            <text:p>22-11-21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])/(101.3-(2.67123*[.D6]))" office:value-type="float" office:value="70.9732058911411" calcext:value-type="float">
            <text:p>70.97</text:p>
          </table:table-cell>
          <table:table-cell table:style-name="ce46" table:formula="of:=IF([.$O6]&lt;&gt;0; [.E6]/[.$O6]; 0)" office:value-type="float" office:value="0.675935294201344" calcext:value-type="float">
            <text:p>0.68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])/(101.3-(2.67123*[.H6]))" office:value-type="float" office:value="131.807382369262" calcext:value-type="float">
            <text:p>131.81</text:p>
          </table:table-cell>
          <table:table-cell table:style-name="ce46" table:formula="of:=IF([.$O6]&lt;&gt;0; [.I6]/[.$O6]; 0)" office:value-type="float" office:value="1.25530840351678" calcext:value-type="float">
            <text:p>1.26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6])/(101.3-(2.67123*[.L6]))" office:value-type="float" office:value="121.668352956242" calcext:value-type="float">
            <text:p>121.67</text:p>
          </table:table-cell>
          <table:table-cell table:style-name="ce46" table:formula="of:=IF([.$O6]&lt;&gt;0; [.M6]/[.$O6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6]); ISBLANK([.I6]); ISBLANK([.M6]); [.E6]=0; [.I6]=0; [.M6]=0); 0; [.E6]+[.I6]+[.M6])" office:value-type="float" office:value="324.448941216645" calcext:value-type="float">
            <text:p>324.45</text:p>
          </table:table-cell>
          <table:table-cell table:style-name="ce46" table:formula="of:=IF(OR(ISBLANK([.F6]); ISBLANK([.J6]); ISBLANK([.N6]); [.F6]=0; [.J6]=0; [.N6]=0); 0; [.F6]+[.J6]+[.N6])" office:value-type="float" office:value="3.089989916349" calcext:value-type="float">
            <text:p>3.09</text:p>
          </table:table-cell>
          <table:table-cell table:formula="of:=(COUNTA([.$C$2:.C6]) / (ROW([.C6])-1) + COUNTA([.$G$2:.G6]) / (ROW([.G6])-1) + COUNTA([.$K$2:.K6]) / (ROW([.K6])-1)) / 3 * 100" office:value-type="float" office:value="93.3333333333333" calcext:value-type="float">
            <text:p>93.3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1-28" calcext:value-type="date">
            <text:p>22-11-28</text:p>
          </table:table-cell>
          <table:table-cell table:style-name="ce38" office:value-type="float" office:value="6" calcext:value-type="float">
            <text:p>6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7])/(101.3-(2.67123*[.D7]))" office:value-type="float" office:value="75.0378056544417" calcext:value-type="float">
            <text:p>75.04</text:p>
          </table:table-cell>
          <table:table-cell table:style-name="ce47" table:formula="of:=IF([.$O7]&lt;&gt;0; [.E7]/[.$O7]; 0)" office:value-type="float" office:value="0.721517362061939" calcext:value-type="float">
            <text:p>0.7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])/(101.3-(2.67123*[.H7]))" office:value-type="float" office:value="131.807382369262" calcext:value-type="float">
            <text:p>131.81</text:p>
          </table:table-cell>
          <table:table-cell table:style-name="ce47" table:formula="of:=IF([.$O7]&lt;&gt;0; [.I7]/[.$O7]; 0)" office:value-type="float" office:value="1.26737867662752" calcext:value-type="float">
            <text:p>1.27</text:p>
          </table:table-cell>
          <table:table-cell table:style-name="ce44" table:number-columns-repeated="2"/>
          <table:table-cell table:style-name="ce47" table:formula="of:=(100*[.K7])/(101.3-(2.67123*[.L7]))" office:value-type="float" office:value="0" calcext:value-type="float">
            <text:p>0.00</text:p>
          </table:table-cell>
          <table:table-cell table:style-name="ce47" table:formula="of:=IF([.$O7]&lt;&gt;0; [.M7]/[.$O7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47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88.8888888888889" calcext:value-type="float">
            <text:p>8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05" calcext:value-type="date">
            <text:p>22-12-05</text:p>
          </table:table-cell>
          <table:table-cell table:style-name="ce43" office:value-type="float" office:value="7" calcext:value-type="float">
            <text:p>7</text:p>
          </table:table-cell>
          <table:table-cell table:style-name="ce44" table:number-columns-repeated="2"/>
          <table:table-cell table:style-name="ce46" table:formula="of:=(100*[.C8])/(101.3-(2.67123*[.D8]))" office:value-type="float" office:value="0" calcext:value-type="float">
            <text:p>0.00</text:p>
          </table:table-cell>
          <table:table-cell table:style-name="ce46" table:formula="of:=IF([.$O8]&lt;&gt;0; [.E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8])/(101.3-(2.67123*[.H8]))" office:value-type="float" office:value="0" calcext:value-type="float">
            <text:p>0.00</text:p>
          </table:table-cell>
          <table:table-cell table:style-name="ce46" table:formula="of:=IF([.$O8]&lt;&gt;0; [.I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8])/(101.3-(2.67123*[.L8]))" office:value-type="float" office:value="0" calcext:value-type="float">
            <text:p>0.00</text:p>
          </table:table-cell>
          <table:table-cell table:style-name="ce46" table:formula="of:=IF([.$O8]&lt;&gt;0; [.M8]/[.$O8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46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76.1904761904762" calcext:value-type="float">
            <text:p>76.1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12" calcext:value-type="date">
            <text:p>22-12-12</text:p>
          </table:table-cell>
          <table:table-cell table:style-name="ce38" office:value-type="float" office:value="8" calcext:value-type="float">
            <text:p>8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])/(101.3-(2.67123*[.D9]))" office:value-type="float" office:value="76.0427205976512" calcext:value-type="float">
            <text:p>76.04</text:p>
          </table:table-cell>
          <table:table-cell table:style-name="ce47" table:formula="of:=IF([.$O9]&lt;&gt;0; [.E9]/[.$O9]; 0)" office:value-type="float" office:value="0.731180005746646" calcext:value-type="float">
            <text:p>0.7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9])/(101.3-(2.67123*[.H9]))" office:value-type="float" office:value="140.68722478713" calcext:value-type="float">
            <text:p>140.69</text:p>
          </table:table-cell>
          <table:table-cell table:style-name="ce47" table:formula="of:=IF([.$O9]&lt;&gt;0; [.I9]/[.$O9]; 0)" office:value-type="float" office:value="1.35276177679933" calcext:value-type="float">
            <text:p>1.35</text:p>
          </table:table-cell>
          <table:table-cell table:style-name="ce44" table:number-columns-repeated="2"/>
          <table:table-cell table:style-name="ce47" table:formula="of:=(100*[.K9])/(101.3-(2.67123*[.L9]))" office:value-type="float" office:value="0" calcext:value-type="float">
            <text:p>0.00</text:p>
          </table:table-cell>
          <table:table-cell table:style-name="ce47" table:formula="of:=IF([.$O9]&lt;&gt;0; [.M9]/[.$O9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47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19" calcext:value-type="date">
            <text:p>22-12-19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])/(101.3-(2.67123*[.D10]))" office:value-type="float" office:value="81.1122353041613" calcext:value-type="float">
            <text:p>81.11</text:p>
          </table:table-cell>
          <table:table-cell table:style-name="ce46" table:formula="of:=IF([.$O10]&lt;&gt;0; [.E10]/[.$O10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])/(101.3-(2.67123*[.H10]))" office:value-type="float" office:value="141.946411782282" calcext:value-type="float">
            <text:p>141.95</text:p>
          </table:table-cell>
          <table:table-cell table:style-name="ce46" table:formula="of:=IF([.$O10]&lt;&gt;0; [.I10]/[.$O10]; 0)" office:value-type="float" office:value="1.35187058840269" calcext:value-type="float">
            <text:p>1.35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])/(101.3-(2.67123*[.L10]))" office:value-type="float" office:value="121.668352956242" calcext:value-type="float">
            <text:p>121.67</text:p>
          </table:table-cell>
          <table:table-cell table:style-name="ce46" table:formula="of:=IF([.$O10]&lt;&gt;0; [.M10]/[.$O10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0]); ISBLANK([.I10]); ISBLANK([.M10]); [.E10]=0; [.I10]=0; [.M10]=0); 0; [.E10]+[.I10]+[.M10])" office:value-type="float" office:value="344.727000042685" calcext:value-type="float">
            <text:p>344.73</text:p>
          </table:table-cell>
          <table:table-cell table:style-name="ce46" table:formula="of:=IF(OR(ISBLANK([.F10]); ISBLANK([.J10]); ISBLANK([.N10]); [.F10]=0; [.J10]=0; [.N10]=0); 0; [.F10]+[.J10]+[.N10])" office:value-type="float" office:value="3.28311428612081" calcext:value-type="float">
            <text:p>3.28</text:p>
          </table:table-cell>
          <table:table-cell table:formula="of:=(COUNTA([.$C$2:.C10]) / (ROW([.C10])-1) + COUNTA([.$G$2:.G10]) / (ROW([.G10])-1) + COUNTA([.$K$2:.K10]) / (ROW([.K10])-1)) / 3 * 100" office:value-type="float" office:value="77.7777777777778" calcext:value-type="float">
            <text:p>77.7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26" calcext:value-type="date">
            <text:p>22-12-2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])/(101.3-(2.67123*[.D11]))" office:value-type="float" office:value="81.1122353041613" calcext:value-type="float">
            <text:p>81.11</text:p>
          </table:table-cell>
          <table:table-cell table:style-name="ce47" table:formula="of:=IF([.$O11]&lt;&gt;0; [.E11]/[.$O11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1])/(101.3-(2.67123*[.H11]))" office:value-type="float" office:value="145.897862742209" calcext:value-type="float">
            <text:p>145.90</text:p>
          </table:table-cell>
          <table:table-cell table:style-name="ce47" table:formula="of:=IF([.$O11]&lt;&gt;0; [.I11]/[.$O11]; 0)" office:value-type="float" office:value="1.38950345468771" calcext:value-type="float">
            <text:p>1.3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1])/(101.3-(2.67123*[.L11]))" office:value-type="float" office:value="125.055310921893" calcext:value-type="float">
            <text:p>125.06</text:p>
          </table:table-cell>
          <table:table-cell table:style-name="ce47" table:formula="of:=IF([.$O11]&lt;&gt;0; [.M11]/[.$O11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1]); ISBLANK([.I11]); ISBLANK([.M11]); [.E11]=0; [.I11]=0; [.M11]=0); 0; [.E11]+[.I11]+[.M11])" office:value-type="float" office:value="352.065408968263" calcext:value-type="float">
            <text:p>352.07</text:p>
          </table:table-cell>
          <table:table-cell table:style-name="ce47" table:formula="of:=IF(OR(ISBLANK([.F11]); ISBLANK([.J11]); ISBLANK([.N11]); [.F11]=0; [.J11]=0; [.N11]=0); 0; [.F11]+[.J11]+[.N11])" office:value-type="float" office:value="3.35300389493584" calcext:value-type="float">
            <text:p>3.35</text:p>
          </table:table-cell>
          <table:table-cell table:formula="of:=(COUNTA([.$C$2:.C11]) / (ROW([.C11])-1) + COUNTA([.$G$2:.G11]) / (ROW([.G11])-1) + COUNTA([.$K$2:.K11]) / (ROW([.K11])-1)) / 3 * 100" office:value-type="float" office:value="80" calcext:value-type="float">
            <text:p>80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02" calcext:value-type="date">
            <text:p>23-01-02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2])/(101.3-(2.67123*[.D12]))" office:value-type="float" office:value="83.3702072812621" calcext:value-type="float">
            <text:p>83.37</text:p>
          </table:table-cell>
          <table:table-cell table:style-name="ce46" table:formula="of:=IF([.$O12]&lt;&gt;0; [.E12]/[.$O12]; 0)" office:value-type="float" office:value="0.794001974107258" calcext:value-type="float">
            <text:p>0.79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2])/(101.3-(2.67123*[.H12]))" office:value-type="float" office:value="143.463979726112" calcext:value-type="float">
            <text:p>143.46</text:p>
          </table:table-cell>
          <table:table-cell table:style-name="ce46" table:formula="of:=IF([.$O12]&lt;&gt;0; [.I12]/[.$O12]; 0)" office:value-type="float" office:value="1.36632361643916" calcext:value-type="float">
            <text:p>1.3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12])/(101.3-(2.67123*[.L12]))" office:value-type="float" office:value="125.055310921893" calcext:value-type="float">
            <text:p>125.06</text:p>
          </table:table-cell>
          <table:table-cell table:style-name="ce46" table:formula="of:=IF([.$O12]&lt;&gt;0; [.M12]/[.$O12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2]); ISBLANK([.I12]); ISBLANK([.M12]); [.E12]=0; [.I12]=0; [.M12]=0); 0; [.E12]+[.I12]+[.M12])" office:value-type="float" office:value="351.889497929267" calcext:value-type="float">
            <text:p>351.89</text:p>
          </table:table-cell>
          <table:table-cell table:style-name="ce46" table:formula="of:=IF(OR(ISBLANK([.F12]); ISBLANK([.J12]); ISBLANK([.N12]); [.F12]=0; [.J12]=0; [.N12]=0); 0; [.F12]+[.J12]+[.N12])" office:value-type="float" office:value="3.35132855170731" calcext:value-type="float">
            <text:p>3.35</text:p>
          </table:table-cell>
          <table:table-cell table:formula="of:=(COUNTA([.$C$2:.C12]) / (ROW([.C12])-1) + COUNTA([.$G$2:.G12]) / (ROW([.G12])-1) + COUNTA([.$K$2:.K12]) / (ROW([.K12])-1)) / 3 * 100" office:value-type="float" office:value="81.8181818181818" calcext:value-type="float">
            <text:p>81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09" calcext:value-type="date">
            <text:p>23-01-09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3])/(101.3-(2.67123*[.D13]))" office:value-type="float" office:value="81.1122353041613" calcext:value-type="float">
            <text:p>81.11</text:p>
          </table:table-cell>
          <table:table-cell table:style-name="ce47" table:formula="of:=IF([.$O13]&lt;&gt;0; [.E13]/[.$O13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5" calcext:value-type="float">
            <text:p>5</text:p>
          </table:table-cell>
          <table:table-cell table:style-name="ce47" table:formula="of:=(100*[.G13])/(101.3-(2.67123*[.H13]))" office:value-type="float" office:value="159.192484750213" calcext:value-type="float">
            <text:p>159.19</text:p>
          </table:table-cell>
          <table:table-cell table:style-name="ce47" table:formula="of:=IF([.$O13]&lt;&gt;0; [.I13]/[.$O13]; 0)" office:value-type="float" office:value="1.51611890238298" calcext:value-type="float">
            <text:p>1.5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13])/(101.3-(2.67123*[.L13]))" office:value-type="float" office:value="132.428288977949" calcext:value-type="float">
            <text:p>132.43</text:p>
          </table:table-cell>
          <table:table-cell table:style-name="ce47" table:formula="of:=IF([.$O13]&lt;&gt;0; [.M13]/[.$O13]; 0)" office:value-type="float" office:value="1.26122179978999" calcext:value-type="float">
            <text:p>1.26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3]); ISBLANK([.I13]); ISBLANK([.M13]); [.E13]=0; [.I13]=0; [.M13]=0); 0; [.E13]+[.I13]+[.M13])" office:value-type="float" office:value="372.733009032323" calcext:value-type="float">
            <text:p>372.73</text:p>
          </table:table-cell>
          <table:table-cell table:style-name="ce47" table:formula="of:=IF(OR(ISBLANK([.F13]); ISBLANK([.J13]); ISBLANK([.N13]); [.F13]=0; [.J13]=0; [.N13]=0); 0; [.F13]+[.J13]+[.N13])" office:value-type="float" office:value="3.54983818126022" calcext:value-type="float">
            <text:p>3.55</text:p>
          </table:table-cell>
          <table:table-cell table:formula="of:=(COUNTA([.$C$2:.C13]) / (ROW([.C13])-1) + COUNTA([.$G$2:.G13]) / (ROW([.G13])-1) + COUNTA([.$K$2:.K13]) / (ROW([.K1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16" calcext:value-type="date">
            <text:p>23-01-16</text:p>
          </table:table-cell>
          <table:table-cell table:style-name="ce43" office:value-type="float" office:value="13" calcext:value-type="float">
            <text:p>13</text:p>
          </table:table-cell>
          <table:table-cell table:style-name="ce44" table:number-columns-repeated="2"/>
          <table:table-cell table:style-name="ce46" table:formula="of:=(100*[.C14])/(101.3-(2.67123*[.D14]))" office:value-type="float" office:value="0" calcext:value-type="float">
            <text:p>0.00</text:p>
          </table:table-cell>
          <table:table-cell table:style-name="ce46" table:formula="of:=IF([.$O14]&lt;&gt;0; [.E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4])/(101.3-(2.67123*[.H14]))" office:value-type="float" office:value="0" calcext:value-type="float">
            <text:p>0.00</text:p>
          </table:table-cell>
          <table:table-cell table:style-name="ce46" table:formula="of:=IF([.$O14]&lt;&gt;0; [.I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4])/(101.3-(2.67123*[.L14]))" office:value-type="float" office:value="0" calcext:value-type="float">
            <text:p>0.00</text:p>
          </table:table-cell>
          <table:table-cell table:style-name="ce46" table:formula="of:=IF([.$O14]&lt;&gt;0; [.M14]/[.$O1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46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76.9230769230769" calcext:value-type="float">
            <text:p>76.9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23" calcext:value-type="date">
            <text:p>23-01-23</text:p>
          </table:table-cell>
          <table:table-cell table:style-name="ce38" office:value-type="float" office:value="14" calcext:value-type="float">
            <text:p>14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15])/(101.3-(2.67123*[.D15]))" office:value-type="float" office:value="83.3702072812621" calcext:value-type="float">
            <text:p>83.37</text:p>
          </table:table-cell>
          <table:table-cell table:style-name="ce47" table:formula="of:=IF([.$O15]&lt;&gt;0; [.E15]/[.$O15]; 0)" office:value-type="float" office:value="0.794001974107258" calcext:value-type="float">
            <text:p>0.7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5])/(101.3-(2.67123*[.H15]))" office:value-type="float" office:value="145.897862742209" calcext:value-type="float">
            <text:p>145.90</text:p>
          </table:table-cell>
          <table:table-cell table:style-name="ce47" table:formula="of:=IF([.$O15]&lt;&gt;0; [.I15]/[.$O15]; 0)" office:value-type="float" office:value="1.38950345468771" calcext:value-type="float">
            <text:p>1.3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15])/(101.3-(2.67123*[.L15]))" office:value-type="float" office:value="107.196865220631" calcext:value-type="float">
            <text:p>107.20</text:p>
          </table:table-cell>
          <table:table-cell table:style-name="ce47" table:formula="of:=IF([.$O15]&lt;&gt;0; [.M15]/[.$O15]; 0)" office:value-type="float" office:value="1.02092252591077" calcext:value-type="float">
            <text:p>1.02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5]); ISBLANK([.I15]); ISBLANK([.M15]); [.E15]=0; [.I15]=0; [.M15]=0); 0; [.E15]+[.I15]+[.M15])" office:value-type="float" office:value="336.464935244102" calcext:value-type="float">
            <text:p>336.46</text:p>
          </table:table-cell>
          <table:table-cell table:style-name="ce47" table:formula="of:=IF(OR(ISBLANK([.F15]); ISBLANK([.J15]); ISBLANK([.N15]); [.F15]=0; [.J15]=0; [.N15]=0); 0; [.F15]+[.J15]+[.N15])" office:value-type="float" office:value="3.20442795470573" calcext:value-type="float">
            <text:p>3.20</text:p>
          </table:table-cell>
          <table:table-cell table:formula="of:=(COUNTA([.$C$2:.C15]) / (ROW([.C15])-1) + COUNTA([.$G$2:.G15]) / (ROW([.G15])-1) + COUNTA([.$K$2:.K15]) / (ROW([.K15])-1)) / 3 * 100" office:value-type="float" office:value="78.5714285714286" calcext:value-type="float">
            <text:p>78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30" calcext:value-type="date">
            <text:p>23-01-30</text:p>
          </table:table-cell>
          <table:table-cell table:style-name="ce43" office:value-type="float" office:value="15" calcext:value-type="float">
            <text:p>1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6])/(101.3-(2.67123*[.D16]))" office:value-type="float" office:value="83.3702072812621" calcext:value-type="float">
            <text:p>83.37</text:p>
          </table:table-cell>
          <table:table-cell table:style-name="ce46" table:formula="of:=IF([.$O16]&lt;&gt;0; [.E16]/[.$O16]; 0)" office:value-type="float" office:value="0.794001974107258" calcext:value-type="float">
            <text:p>0.7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6])/(101.3-(2.67123*[.H16]))" office:value-type="float" office:value="132.428288977949" calcext:value-type="float">
            <text:p>132.43</text:p>
          </table:table-cell>
          <table:table-cell table:style-name="ce46" table:formula="of:=IF([.$O16]&lt;&gt;0; [.I16]/[.$O16]; 0)" office:value-type="float" office:value="1.261221799789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16])/(101.3-(2.67123*[.L16]))" office:value-type="float" office:value="113.708917678723" calcext:value-type="float">
            <text:p>113.71</text:p>
          </table:table-cell>
          <table:table-cell table:style-name="ce46" table:formula="of:=IF([.$O16]&lt;&gt;0; [.M16]/[.$O16]; 0)" office:value-type="float" office:value="1.0829420731307" calcext:value-type="float">
            <text:p>1.0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6]); ISBLANK([.I16]); ISBLANK([.M16]); [.E16]=0; [.I16]=0; [.M16]=0); 0; [.E16]+[.I16]+[.M16])" office:value-type="float" office:value="329.507413937935" calcext:value-type="float">
            <text:p>329.51</text:p>
          </table:table-cell>
          <table:table-cell table:style-name="ce46" table:formula="of:=IF(OR(ISBLANK([.F16]); ISBLANK([.J16]); ISBLANK([.N16]); [.F16]=0; [.J16]=0; [.N16]=0); 0; [.F16]+[.J16]+[.N16])" office:value-type="float" office:value="3.13816584702794" calcext:value-type="float">
            <text:p>3.14</text:p>
          </table:table-cell>
          <table:table-cell table:formula="of:=(COUNTA([.$C$2:.C16]) / (ROW([.C16])-1) + COUNTA([.$G$2:.G16]) / (ROW([.G16])-1) + COUNTA([.$K$2:.K16]) / (ROW([.K16])-1)) / 3 * 100" office:value-type="float" office:value="80" calcext:value-type="float">
            <text:p>80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06" calcext:value-type="date">
            <text:p>23-02-06</text:p>
          </table:table-cell>
          <table:table-cell table:style-name="ce38" office:value-type="float" office:value="16" calcext:value-type="float">
            <text:p>1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7])/(101.3-(2.67123*[.D17]))" office:value-type="float" office:value="86.1817500106713" calcext:value-type="float">
            <text:p>86.18</text:p>
          </table:table-cell>
          <table:table-cell table:style-name="ce47" table:formula="of:=IF([.$O17]&lt;&gt;0; [.E17]/[.$O17]; 0)" office:value-type="float" office:value="0.828670673179532" calcext:value-type="float">
            <text:p>0.8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7])/(101.3-(2.67123*[.H17]))" office:value-type="float" office:value="145.897862742209" calcext:value-type="float">
            <text:p>145.90</text:p>
          </table:table-cell>
          <table:table-cell table:style-name="ce47" table:formula="of:=IF([.$O17]&lt;&gt;0; [.I17]/[.$O17]; 0)" office:value-type="float" office:value="1.40286406482893" calcext:value-type="float">
            <text:p>1.40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7])/(101.3-(2.67123*[.L17]))" office:value-type="float" office:value="135.476586832051" calcext:value-type="float">
            <text:p>135.48</text:p>
          </table:table-cell>
          <table:table-cell table:style-name="ce47" table:formula="of:=IF([.$O17]&lt;&gt;0; [.M17]/[.$O17]; 0)" office:value-type="float" office:value="1.30265948876972" calcext:value-type="float">
            <text:p>1.3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17]); ISBLANK([.I17]); ISBLANK([.M17]); [.E17]=0; [.I17]=0; [.M17]=0); 0; [.E17]+[.I17]+[.M17])" office:value-type="float" office:value="367.556199584931" calcext:value-type="float">
            <text:p>367.56</text:p>
          </table:table-cell>
          <table:table-cell table:style-name="ce47" table:formula="of:=IF(OR(ISBLANK([.F17]); ISBLANK([.J17]); ISBLANK([.N17]); [.F17]=0; [.J17]=0; [.N17]=0); 0; [.F17]+[.J17]+[.N17])" office:value-type="float" office:value="3.53419422677819" calcext:value-type="float">
            <text:p>3.53</text:p>
          </table:table-cell>
          <table:table-cell table:formula="of:=(COUNTA([.$C$2:.C17]) / (ROW([.C17])-1) + COUNTA([.$G$2:.G17]) / (ROW([.G17])-1) + COUNTA([.$K$2:.K17]) / (ROW([.K17])-1)) / 3 * 100" office:value-type="float" office:value="81.25" calcext:value-type="float">
            <text:p>81.2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13" calcext:value-type="date">
            <text:p>23-02-13</text:p>
          </table:table-cell>
          <table:table-cell table:style-name="ce43" office:value-type="float" office:value="17" calcext:value-type="float">
            <text:p>17</text:p>
          </table:table-cell>
          <table:table-cell table:style-name="ce44" table:number-columns-repeated="2"/>
          <table:table-cell table:style-name="ce46" table:formula="of:=(100*[.C18])/(101.3-(2.67123*[.D18]))" office:value-type="float" office:value="0" calcext:value-type="float">
            <text:p>0.00</text:p>
          </table:table-cell>
          <table:table-cell table:style-name="ce46" table:formula="of:=IF([.$O18]&lt;&gt;0; [.E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8])/(101.3-(2.67123*[.H18]))" office:value-type="float" office:value="0" calcext:value-type="float">
            <text:p>0.00</text:p>
          </table:table-cell>
          <table:table-cell table:style-name="ce46" table:formula="of:=IF([.$O18]&lt;&gt;0; [.I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8])/(101.3-(2.67123*[.L18]))" office:value-type="float" office:value="0" calcext:value-type="float">
            <text:p>0.00</text:p>
          </table:table-cell>
          <table:table-cell table:style-name="ce46" table:formula="of:=IF([.$O18]&lt;&gt;0; [.M18]/[.$O1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46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76.4705882352941" calcext:value-type="float">
            <text:p>76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20" calcext:value-type="date">
            <text:p>23-02-20</text:p>
          </table:table-cell>
          <table:table-cell table:style-name="ce38" office:value-type="float" office:value="18" calcext:value-type="float">
            <text:p>1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19])/(101.3-(2.67123*[.D19]))" office:value-type="float" office:value="85.7574921765048" calcext:value-type="float">
            <text:p>85.76</text:p>
          </table:table-cell>
          <table:table-cell table:style-name="ce47" table:formula="of:=IF([.$O19]&lt;&gt;0; [.E19]/[.$O19]; 0)" office:value-type="float" office:value="0.816738020728617" calcext:value-type="float">
            <text:p>0.8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9])/(101.3-(2.67123*[.H19]))" office:value-type="float" office:value="152.085441195302" calcext:value-type="float">
            <text:p>152.09</text:p>
          </table:table-cell>
          <table:table-cell table:style-name="ce47" table:formula="of:=IF([.$O19]&lt;&gt;0; [.I19]/[.$O19]; 0)" office:value-type="float" office:value="1.44843277328859" calcext:value-type="float">
            <text:p>1.45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9])/(101.3-(2.67123*[.L19]))" office:value-type="float" office:value="136.876897075772" calcext:value-type="float">
            <text:p>136.88</text:p>
          </table:table-cell>
          <table:table-cell table:style-name="ce47" table:formula="of:=IF([.$O19]&lt;&gt;0; [.M19]/[.$O19]; 0)" office:value-type="float" office:value="1.30358949595973" calcext:value-type="float">
            <text:p>1.3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9]); ISBLANK([.I19]); ISBLANK([.M19]); [.E19]=0; [.I19]=0; [.M19]=0); 0; [.E19]+[.I19]+[.M19])" office:value-type="float" office:value="374.719830447579" calcext:value-type="float">
            <text:p>374.72</text:p>
          </table:table-cell>
          <table:table-cell table:style-name="ce47" table:formula="of:=IF(OR(ISBLANK([.F19]); ISBLANK([.J19]); ISBLANK([.N19]); [.F19]=0; [.J19]=0; [.N19]=0); 0; [.F19]+[.J19]+[.N19])" office:value-type="float" office:value="3.56876028997694" calcext:value-type="float">
            <text:p>3.57</text:p>
          </table:table-cell>
          <table:table-cell table:formula="of:=(COUNTA([.$C$2:.C19]) / (ROW([.C19])-1) + COUNTA([.$G$2:.G19]) / (ROW([.G19])-1) + COUNTA([.$K$2:.K19]) / (ROW([.K19])-1)) / 3 * 100" office:value-type="float" office:value="77.7777777777778" calcext:value-type="float">
            <text:p>77.7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27" calcext:value-type="date">
            <text:p>23-02-27</text:p>
          </table:table-cell>
          <table:table-cell table:style-name="ce43" office:value-type="float" office:value="19" calcext:value-type="float">
            <text:p>19</text:p>
          </table:table-cell>
          <table:table-cell table:style-name="ce44" table:number-columns-repeated="2"/>
          <table:table-cell table:style-name="ce46" table:formula="of:=(100*[.C20])/(101.3-(2.67123*[.D20]))" office:value-type="float" office:value="0" calcext:value-type="float">
            <text:p>0.00</text:p>
          </table:table-cell>
          <table:table-cell table:style-name="ce46" table:formula="of:=IF([.$O20]&lt;&gt;0; [.E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0])/(101.3-(2.67123*[.H20]))" office:value-type="float" office:value="0" calcext:value-type="float">
            <text:p>0.00</text:p>
          </table:table-cell>
          <table:table-cell table:style-name="ce46" table:formula="of:=IF([.$O20]&lt;&gt;0; [.I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0])/(101.3-(2.67123*[.L20]))" office:value-type="float" office:value="0" calcext:value-type="float">
            <text:p>0.00</text:p>
          </table:table-cell>
          <table:table-cell table:style-name="ce46" table:formula="of:=IF([.$O20]&lt;&gt;0; [.M20]/[.$O20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46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73.6842105263158" calcext:value-type="float">
            <text:p>73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06" calcext:value-type="date">
            <text:p>23-03-06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21])/(101.3-(2.67123*[.D21]))" office:value-type="float" office:value="85.7574921765048" calcext:value-type="float">
            <text:p>85.76</text:p>
          </table:table-cell>
          <table:table-cell table:style-name="ce47" table:formula="of:=IF([.$O21]&lt;&gt;0; [.E21]/[.$O21]; 0)" office:value-type="float" office:value="0.824591270927931" calcext:value-type="float">
            <text:p>0.82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1])/(101.3-(2.67123*[.H21]))" office:value-type="float" office:value="141.946411782282" calcext:value-type="float">
            <text:p>141.95</text:p>
          </table:table-cell>
          <table:table-cell table:style-name="ce47" table:formula="of:=IF([.$O21]&lt;&gt;0; [.I21]/[.$O21]; 0)" office:value-type="float" office:value="1.3648693440604" calcext:value-type="float">
            <text:p>1.3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21])/(101.3-(2.67123*[.L21]))" office:value-type="float" office:value="140.68722478713" calcext:value-type="float">
            <text:p>140.69</text:p>
          </table:table-cell>
          <table:table-cell table:style-name="ce47" table:formula="of:=IF([.$O21]&lt;&gt;0; [.M21]/[.$O21]; 0)" office:value-type="float" office:value="1.35276177679933" calcext:value-type="float">
            <text:p>1.35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1]); ISBLANK([.I21]); ISBLANK([.M21]); [.E21]=0; [.I21]=0; [.M21]=0); 0; [.E21]+[.I21]+[.M21])" office:value-type="float" office:value="368.391128745917" calcext:value-type="float">
            <text:p>368.39</text:p>
          </table:table-cell>
          <table:table-cell table:style-name="ce47" table:formula="of:=IF(OR(ISBLANK([.F21]); ISBLANK([.J21]); ISBLANK([.N21]); [.F21]=0; [.J21]=0; [.N21]=0); 0; [.F21]+[.J21]+[.N21])" office:value-type="float" office:value="3.54222239178766" calcext:value-type="float">
            <text:p>3.54</text:p>
          </table:table-cell>
          <table:table-cell table:formula="of:=(COUNTA([.$C$2:.C21]) / (ROW([.C21])-1) + COUNTA([.$G$2:.G21]) / (ROW([.G21])-1) + COUNTA([.$K$2:.K21]) / (ROW([.K21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13" calcext:value-type="date">
            <text:p>23-03-13</text:p>
          </table:table-cell>
          <table:table-cell table:style-name="ce43" office:value-type="float" office:value="21" calcext:value-type="float">
            <text:p>21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22])/(101.3-(2.67123*[.D22]))" office:value-type="float" office:value="88.580845236341" calcext:value-type="float">
            <text:p>88.58</text:p>
          </table:table-cell>
          <table:table-cell table:style-name="ce46" table:formula="of:=IF([.$O22]&lt;&gt;0; [.E22]/[.$O22]; 0)" office:value-type="float" office:value="0.843627097488962" calcext:value-type="float">
            <text:p>0.84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2])/(101.3-(2.67123*[.H22]))" office:value-type="float" office:value="141.946411782282" calcext:value-type="float">
            <text:p>141.95</text:p>
          </table:table-cell>
          <table:table-cell table:style-name="ce46" table:formula="of:=IF([.$O22]&lt;&gt;0; [.I22]/[.$O22]; 0)" office:value-type="float" office:value="1.35187058840269" calcext:value-type="float">
            <text:p>1.35</text:p>
          </table:table-cell>
          <table:table-cell table:style-name="ce44" table:number-columns-repeated="2"/>
          <table:table-cell table:style-name="ce46" table:formula="of:=(100*[.K22])/(101.3-(2.67123*[.L22]))" office:value-type="float" office:value="0" calcext:value-type="float">
            <text:p>0.00</text:p>
          </table:table-cell>
          <table:table-cell table:style-name="ce46" table:formula="of:=IF([.$O22]&lt;&gt;0; [.M22]/[.$O22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46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74.6031746031746" calcext:value-type="float">
            <text:p>74.6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20" calcext:value-type="date">
            <text:p>23-03-20</text:p>
          </table:table-cell>
          <table:table-cell table:style-name="ce38" office:value-type="float" office:value="22" calcext:value-type="float">
            <text:p>22</text:p>
          </table:table-cell>
          <table:table-cell table:style-name="ce44" table:number-columns-repeated="2"/>
          <table:table-cell table:style-name="ce47" table:formula="of:=(100*[.C23])/(101.3-(2.67123*[.D23]))" office:value-type="float" office:value="0" calcext:value-type="float">
            <text:p>0.00</text:p>
          </table:table-cell>
          <table:table-cell table:style-name="ce47" table:formula="of:=IF([.$O23]&lt;&gt;0; [.E23]/[.$O23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3])/(101.3-(2.67123*[.H23]))" office:value-type="float" office:value="152.085441195302" calcext:value-type="float">
            <text:p>152.09</text:p>
          </table:table-cell>
          <table:table-cell table:style-name="ce47" table:formula="of:=IF([.$O23]&lt;&gt;0; [.I23]/[.$O23]; 0)" office:value-type="float" office:value="1.46236001149329" calcext:value-type="float">
            <text:p>1.4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23])/(101.3-(2.67123*[.L23]))" office:value-type="float" office:value="136.876897075772" calcext:value-type="float">
            <text:p>136.88</text:p>
          </table:table-cell>
          <table:table-cell table:style-name="ce47" table:formula="of:=IF([.$O23]&lt;&gt;0; [.M23]/[.$O23]; 0)" office:value-type="float" office:value="1.31612401034396" calcext:value-type="float">
            <text:p>1.32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47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74.2424242424242" calcext:value-type="float">
            <text:p>74.2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27" calcext:value-type="date">
            <text:p>23-03-27</text:p>
          </table:table-cell>
          <table:table-cell table:style-name="ce43" office:value-type="float" office:value="23" calcext:value-type="float">
            <text:p>23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4])/(101.3-(2.67123*[.D24]))" office:value-type="float" office:value="91.2512647171814" calcext:value-type="float">
            <text:p>91.25</text:p>
          </table:table-cell>
          <table:table-cell table:style-name="ce46" table:formula="of:=IF([.$O24]&lt;&gt;0; [.E24]/[.$O24]; 0)" office:value-type="float" office:value="0.885934608904674" calcext:value-type="float">
            <text:p>0.89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4])/(101.3-(2.67123*[.H24]))" office:value-type="float" office:value="157.154955901812" calcext:value-type="float">
            <text:p>157.15</text:p>
          </table:table-cell>
          <table:table-cell table:style-name="ce46" table:formula="of:=IF([.$O24]&lt;&gt;0; [.I24]/[.$O24]; 0)" office:value-type="float" office:value="1.52577627089138" calcext:value-type="float">
            <text:p>1.5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24])/(101.3-(2.67123*[.L24]))" office:value-type="float" office:value="136.876897075772" calcext:value-type="float">
            <text:p>136.88</text:p>
          </table:table-cell>
          <table:table-cell table:style-name="ce46" table:formula="of:=IF([.$O24]&lt;&gt;0; [.M24]/[.$O24]; 0)" office:value-type="float" office:value="1.32890191335701" calcext:value-type="float">
            <text:p>1.33</text:p>
          </table:table-cell>
          <table:table-cell table:style-name="ce44" office:value-type="float" office:value="103" calcext:value-type="float">
            <text:p>103</text:p>
          </table:table-cell>
          <table:table-cell table:style-name="ce46" table:formula="of:=IF(OR(ISBLANK([.E24]); ISBLANK([.I24]); ISBLANK([.M24]); [.E24]=0; [.I24]=0; [.M24]=0); 0; [.E24]+[.I24]+[.M24])" office:value-type="float" office:value="385.283117694766" calcext:value-type="float">
            <text:p>385.28</text:p>
          </table:table-cell>
          <table:table-cell table:style-name="ce46" table:formula="of:=IF(OR(ISBLANK([.F24]); ISBLANK([.J24]); ISBLANK([.N24]); [.F24]=0; [.J24]=0; [.N24]=0); 0; [.F24]+[.J24]+[.N24])" office:value-type="float" office:value="3.74061279315306" calcext:value-type="float">
            <text:p>3.74</text:p>
          </table:table-cell>
          <table:table-cell table:formula="of:=(COUNTA([.$C$2:.C24]) / (ROW([.C24])-1) + COUNTA([.$G$2:.G24]) / (ROW([.G24])-1) + COUNTA([.$K$2:.K24]) / (ROW([.K24])-1)) / 3 * 100" office:value-type="float" office:value="75.3623188405797" calcext:value-type="float">
            <text:p>75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03" calcext:value-type="date">
            <text:p>23-04-03</text:p>
          </table:table-cell>
          <table:table-cell table:style-name="ce38" office:value-type="float" office:value="24" calcext:value-type="float">
            <text:p>2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5])/(101.3-(2.67123*[.D25]))" office:value-type="float" office:value="86.1817500106713" calcext:value-type="float">
            <text:p>86.18</text:p>
          </table:table-cell>
          <table:table-cell table:style-name="ce47" table:formula="of:=IF([.$O25]&lt;&gt;0; [.E25]/[.$O25]; 0)" office:value-type="float" office:value="0.828670673179532" calcext:value-type="float">
            <text:p>0.8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25])/(101.3-(2.67123*[.H25]))" office:value-type="float" office:value="156.319138652366" calcext:value-type="float">
            <text:p>156.32</text:p>
          </table:table-cell>
          <table:table-cell table:style-name="ce47" table:formula="of:=IF([.$O25]&lt;&gt;0; [.I25]/[.$O25]; 0)" office:value-type="float" office:value="1.50306864088813" calcext:value-type="float">
            <text:p>1.50</text:p>
          </table:table-cell>
          <table:table-cell table:style-name="ce44" table:number-columns-repeated="2"/>
          <table:table-cell table:style-name="ce47" table:formula="of:=(100*[.K25])/(101.3-(2.67123*[.L25]))" office:value-type="float" office:value="0" calcext:value-type="float">
            <text:p>0.00</text:p>
          </table:table-cell>
          <table:table-cell table:style-name="ce47" table:formula="of:=IF([.$O25]&lt;&gt;0; [.M25]/[.$O25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47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10" calcext:value-type="date">
            <text:p>23-04-10</text:p>
          </table:table-cell>
          <table:table-cell table:style-name="ce43" office:value-type="float" office:value="25" calcext:value-type="float">
            <text:p>25</text:p>
          </table:table-cell>
          <table:table-cell table:style-name="ce44" table:number-columns-repeated="2"/>
          <table:table-cell table:style-name="ce46" table:formula="of:=(100*[.C26])/(101.3-(2.67123*[.D26]))" office:value-type="float" office:value="0" calcext:value-type="float">
            <text:p>0.00</text:p>
          </table:table-cell>
          <table:table-cell table:style-name="ce46" table:formula="of:=IF([.$O26]&lt;&gt;0; [.E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6])/(101.3-(2.67123*[.H26]))" office:value-type="float" office:value="0" calcext:value-type="float">
            <text:p>0.00</text:p>
          </table:table-cell>
          <table:table-cell table:style-name="ce46" table:formula="of:=IF([.$O26]&lt;&gt;0; [.I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6])/(101.3-(2.67123*[.L26]))" office:value-type="float" office:value="0" calcext:value-type="float">
            <text:p>0.00</text:p>
          </table:table-cell>
          <table:table-cell table:style-name="ce46" table:formula="of:=IF([.$O26]&lt;&gt;0; [.M26]/[.$O2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46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72" calcext:value-type="float">
            <text:p>72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17" calcext:value-type="date">
            <text:p>23-04-17</text:p>
          </table:table-cell>
          <table:table-cell table:style-name="ce38" office:value-type="float" office:value="26" calcext:value-type="float">
            <text:p>2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7])/(101.3-(2.67123*[.D27]))" office:value-type="float" office:value="86.1817500106713" calcext:value-type="float">
            <text:p>86.18</text:p>
          </table:table-cell>
          <table:table-cell table:style-name="ce47" table:formula="of:=IF([.$O27]&lt;&gt;0; [.E27]/[.$O27]; 0)" office:value-type="float" office:value="0.813035377459163" calcext:value-type="float">
            <text:p>0.81</text:p>
          </table:table-cell>
          <table:table-cell table:style-name="ce44" table:number-columns-repeated="2"/>
          <table:table-cell table:style-name="ce47" table:formula="of:=(100*[.G27])/(101.3-(2.67123*[.H27]))" office:value-type="float" office:value="0" calcext:value-type="float">
            <text:p>0.00</text:p>
          </table:table-cell>
          <table:table-cell table:style-name="ce47" table:formula="of:=IF([.$O27]&lt;&gt;0; [.I27]/[.$O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7])/(101.3-(2.67123*[.L27]))" office:value-type="float" office:value="0" calcext:value-type="float">
            <text:p>0.00</text:p>
          </table:table-cell>
          <table:table-cell table:style-name="ce47" table:formula="of:=IF([.$O27]&lt;&gt;0; [.M27]/[.$O2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47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70.5128205128205" calcext:value-type="float">
            <text:p>70.5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24" calcext:value-type="date">
            <text:p>23-04-24</text:p>
          </table:table-cell>
          <table:table-cell table:style-name="ce43" office:value-type="float" office:value="27" calcext:value-type="float">
            <text:p>27</text:p>
          </table:table-cell>
          <table:table-cell table:style-name="ce44" table:number-columns-repeated="2"/>
          <table:table-cell table:style-name="ce46" table:formula="of:=(100*[.C28])/(101.3-(2.67123*[.D28]))" office:value-type="float" office:value="0" calcext:value-type="float">
            <text:p>0.00</text:p>
          </table:table-cell>
          <table:table-cell table:style-name="ce46" table:formula="of:=IF([.$O28]&lt;&gt;0; [.E28]/[.$O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8])/(101.3-(2.67123*[.H28]))" office:value-type="float" office:value="0" calcext:value-type="float">
            <text:p>0.00</text:p>
          </table:table-cell>
          <table:table-cell table:style-name="ce46" table:formula="of:=IF([.$O28]&lt;&gt;0; [.I28]/[.$O28]; 0)" office:value-type="float" office:value="0" calcext:value-type="float">
            <text:p>0.0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K28])/(101.3-(2.67123*[.L28]))" office:value-type="float" office:value="93.8167491511343" calcext:value-type="float">
            <text:p>93.82</text:p>
          </table:table-cell>
          <table:table-cell table:style-name="ce46" table:formula="of:=IF([.$O28]&lt;&gt;0; [.M28]/[.$O28]; 0)" office:value-type="float" office:value="0.885063671237116" calcext:value-type="float">
            <text:p>0.8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46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69.1358024691358" calcext:value-type="float">
            <text:p>69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01" calcext:value-type="date">
            <text:p>23-05-01</text:p>
          </table:table-cell>
          <table:table-cell table:style-name="ce38" office:value-type="float" office:value="28" calcext:value-type="float">
            <text:p>28</text:p>
          </table:table-cell>
          <table:table-cell table:style-name="ce44" table:number-columns-repeated="2"/>
          <table:table-cell table:style-name="ce47" table:formula="of:=(100*[.C29])/(101.3-(2.67123*[.D29]))" office:value-type="float" office:value="0" calcext:value-type="float">
            <text:p>0.00</text:p>
          </table:table-cell>
          <table:table-cell table:style-name="ce47" table:formula="of:=IF([.$O29]&lt;&gt;0; [.E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29])/(101.3-(2.67123*[.H29]))" office:value-type="float" office:value="0" calcext:value-type="float">
            <text:p>0.00</text:p>
          </table:table-cell>
          <table:table-cell table:style-name="ce47" table:formula="of:=IF([.$O29]&lt;&gt;0; [.I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9])/(101.3-(2.67123*[.L29]))" office:value-type="float" office:value="0" calcext:value-type="float">
            <text:p>0.00</text:p>
          </table:table-cell>
          <table:table-cell table:style-name="ce47" table:formula="of:=IF([.$O29]&lt;&gt;0; [.M29]/[.$O2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47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08" calcext:value-type="date">
            <text:p>23-05-08</text:p>
          </table:table-cell>
          <table:table-cell table:style-name="ce43" office:value-type="float" office:value="29" calcext:value-type="float">
            <text:p>29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0])/(101.3-(2.67123*[.D30]))" office:value-type="float" office:value="79.5962423751064" calcext:value-type="float">
            <text:p>79.60</text:p>
          </table:table-cell>
          <table:table-cell table:style-name="ce46" table:formula="of:=IF([.$O30]&lt;&gt;0; [.E30]/[.$O30]; 0)" office:value-type="float" office:value="0.750907946934966" calcext:value-type="float">
            <text:p>0.7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G30])/(101.3-(2.67123*[.H30]))" office:value-type="float" office:value="134.070362807809" calcext:value-type="float">
            <text:p>134.07</text:p>
          </table:table-cell>
          <table:table-cell table:style-name="ce46" table:formula="of:=IF([.$O30]&lt;&gt;0; [.I30]/[.$O30]; 0)" office:value-type="float" office:value="1.26481474346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8" calcext:value-type="float">
            <text:p>8</text:p>
          </table:table-cell>
          <table:table-cell table:style-name="ce46" table:formula="of:=(100*[.K30])/(101.3-(2.67123*[.L30]))" office:value-type="float" office:value="125.109220349365" calcext:value-type="float">
            <text:p>125.11</text:p>
          </table:table-cell>
          <table:table-cell table:style-name="ce46" table:formula="of:=IF([.$O30]&lt;&gt;0; [.M30]/[.$O30]; 0)" office:value-type="float" office:value="1.18027566367325" calcext:value-type="float">
            <text:p>1.1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30]); ISBLANK([.I30]); ISBLANK([.M30]); [.E30]=0; [.I30]=0; [.M30]=0); 0; [.E30]+[.I30]+[.M30])" office:value-type="float" office:value="338.77582553228" calcext:value-type="float">
            <text:p>338.78</text:p>
          </table:table-cell>
          <table:table-cell table:style-name="ce46" table:formula="of:=IF(OR(ISBLANK([.F30]); ISBLANK([.J30]); ISBLANK([.N30]); [.F30]=0; [.J30]=0; [.N30]=0); 0; [.F30]+[.J30]+[.N30])" office:value-type="float" office:value="3.19599835407812" calcext:value-type="float">
            <text:p>3.20</text:p>
          </table:table-cell>
          <table:table-cell table:formula="of:=(COUNTA([.$C$2:.C30]) / (ROW([.C30])-1) + COUNTA([.$G$2:.G30]) / (ROW([.G30])-1) + COUNTA([.$K$2:.K30]) / (ROW([.K30])-1)) / 3 * 100" office:value-type="float" office:value="67.816091954023" calcext:value-type="float">
            <text:p>67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15" calcext:value-type="date">
            <text:p>23-05-15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31])/(101.3-(2.67123*[.D31]))" office:value-type="float" office:value="88.580845236341" calcext:value-type="float">
            <text:p>88.58</text:p>
          </table:table-cell>
          <table:table-cell table:style-name="ce47" table:formula="of:=IF([.$O31]&lt;&gt;0; [.E31]/[.$O31]; 0)" office:value-type="float" office:value="0.835668351286236" calcext:value-type="float">
            <text:p>0.84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0" calcext:value-type="float">
            <text:p>10</text:p>
          </table:table-cell>
          <table:table-cell table:style-name="ce47" table:formula="of:=(100*[.G31])/(101.3-(2.67123*[.H31]))" office:value-type="float" office:value="140.773880948199" calcext:value-type="float">
            <text:p>140.77</text:p>
          </table:table-cell>
          <table:table-cell table:style-name="ce47" table:formula="of:=IF([.$O31]&lt;&gt;0; [.I31]/[.$O31]; 0)" office:value-type="float" office:value="1.32805548064339" calcext:value-type="float">
            <text:p>1.3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1" calcext:value-type="float">
            <text:p>11</text:p>
          </table:table-cell>
          <table:table-cell table:style-name="ce47" table:formula="of:=(100*[.K31])/(101.3-(2.67123*[.L31]))" office:value-type="float" office:value="146.002716762933" calcext:value-type="float">
            <text:p>146.00</text:p>
          </table:table-cell>
          <table:table-cell table:style-name="ce47" table:formula="of:=IF([.$O31]&lt;&gt;0; [.M31]/[.$O31]; 0)" office:value-type="float" office:value="1.37738412040503" calcext:value-type="float">
            <text:p>1.38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1]); ISBLANK([.I31]); ISBLANK([.M31]); [.E31]=0; [.I31]=0; [.M31]=0); 0; [.E31]+[.I31]+[.M31])" office:value-type="float" office:value="375.357442947474" calcext:value-type="float">
            <text:p>375.36</text:p>
          </table:table-cell>
          <table:table-cell table:style-name="ce47" table:formula="of:=IF(OR(ISBLANK([.F31]); ISBLANK([.J31]); ISBLANK([.N31]); [.F31]=0; [.J31]=0; [.N31]=0); 0; [.F31]+[.J31]+[.N31])" office:value-type="float" office:value="3.54110795233465" calcext:value-type="float">
            <text:p>3.54</text:p>
          </table:table-cell>
          <table:table-cell table:formula="of:=(COUNTA([.$C$2:.C31]) / (ROW([.C31])-1) + COUNTA([.$G$2:.G31]) / (ROW([.G31])-1) + COUNTA([.$K$2:.K31]) / (ROW([.K31])-1)) / 3 * 100" office:value-type="float" office:value="68.8888888888889" calcext:value-type="float">
            <text:p>6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22" calcext:value-type="date">
            <text:p>23-05-22</text:p>
          </table:table-cell>
          <table:table-cell table:style-name="ce43" office:value-type="float" office:value="31" calcext:value-type="float">
            <text:p>3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32])/(101.3-(2.67123*[.D32]))" office:value-type="float" office:value="88.2855259852996" calcext:value-type="float">
            <text:p>88.29</text:p>
          </table:table-cell>
          <table:table-cell table:style-name="ce46" table:formula="of:=IF([.$O32]&lt;&gt;0; [.E32]/[.$O32]; 0)" office:value-type="float" office:value="0.84081453319333" calcext:value-type="float">
            <text:p>0.8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32])/(101.3-(2.67123*[.H32]))" office:value-type="float" office:value="148.981825100193" calcext:value-type="float">
            <text:p>148.98</text:p>
          </table:table-cell>
          <table:table-cell table:style-name="ce46" table:formula="of:=IF([.$O32]&lt;&gt;0; [.I32]/[.$O32]; 0)" office:value-type="float" office:value="1.41887452476374" calcext:value-type="float">
            <text:p>1.42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32])/(101.3-(2.67123*[.L32]))" office:value-type="float" office:value="144.715768047852" calcext:value-type="float">
            <text:p>144.72</text:p>
          </table:table-cell>
          <table:table-cell table:style-name="ce46" table:formula="of:=IF([.$O32]&lt;&gt;0; [.M32]/[.$O32]; 0)" office:value-type="float" office:value="1.37824540997954" calcext:value-type="float">
            <text:p>1.3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2]); ISBLANK([.I32]); ISBLANK([.M32]); [.E32]=0; [.I32]=0; [.M32]=0); 0; [.E32]+[.I32]+[.M32])" office:value-type="float" office:value="381.983119133344" calcext:value-type="float">
            <text:p>381.98</text:p>
          </table:table-cell>
          <table:table-cell table:style-name="ce46" table:formula="of:=IF(OR(ISBLANK([.F32]); ISBLANK([.J32]); ISBLANK([.N32]); [.F32]=0; [.J32]=0; [.N32]=0); 0; [.F32]+[.J32]+[.N32])" office:value-type="float" office:value="3.63793446793662" calcext:value-type="float">
            <text:p>3.64</text:p>
          </table:table-cell>
          <table:table-cell table:formula="of:=(COUNTA([.$C$2:.C32]) / (ROW([.C32])-1) + COUNTA([.$G$2:.G32]) / (ROW([.G32])-1) + COUNTA([.$K$2:.K32]) / (ROW([.K32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29" calcext:value-type="date">
            <text:p>23-05-29</text:p>
          </table:table-cell>
          <table:table-cell table:style-name="ce38" office:value-type="float" office:value="32" calcext:value-type="float">
            <text:p>3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3])/(101.3-(2.67123*[.D33]))" office:value-type="float" office:value="93.8167491511343" calcext:value-type="float">
            <text:p>93.82</text:p>
          </table:table-cell>
          <table:table-cell table:style-name="ce47" table:formula="of:=IF([.$O33]&lt;&gt;0; [.E33]/[.$O33]; 0)" office:value-type="float" office:value="0.902084126453215" calcext:value-type="float">
            <text:p>0.90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G33])/(101.3-(2.67123*[.H33]))" office:value-type="float" office:value="158.315764192539" calcext:value-type="float">
            <text:p>158.32</text:p>
          </table:table-cell>
          <table:table-cell table:style-name="ce47" table:formula="of:=IF([.$O33]&lt;&gt;0; [.I33]/[.$O33]; 0)" office:value-type="float" office:value="1.5222669633898" calcext:value-type="float">
            <text:p>1.52</text:p>
          </table:table-cell>
          <table:table-cell table:style-name="ce44" table:number-columns-repeated="2"/>
          <table:table-cell table:style-name="ce47" table:formula="of:=(100*[.K33])/(101.3-(2.67123*[.L33]))" office:value-type="float" office:value="0" calcext:value-type="float">
            <text:p>0.00</text:p>
          </table:table-cell>
          <table:table-cell table:style-name="ce47" table:formula="of:=IF([.$O33]&lt;&gt;0; [.M33]/[.$O33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47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69.7916666666667" calcext:value-type="float">
            <text:p>69.7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05" calcext:value-type="date">
            <text:p>23-06-05</text:p>
          </table:table-cell>
          <table:table-cell table:style-name="ce43" office:value-type="float" office:value="33" calcext:value-type="float">
            <text:p>33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4])/(101.3-(2.67123*[.D34]))" office:value-type="float" office:value="90.9671341429787" calcext:value-type="float">
            <text:p>90.97</text:p>
          </table:table-cell>
          <table:table-cell table:style-name="ce46" table:formula="of:=IF([.$O34]&lt;&gt;0; [.E34]/[.$O34]; 0)" office:value-type="float" office:value="0.866353658504559" calcext:value-type="float">
            <text:p>0.87</text:p>
          </table:table-cell>
          <table:table-cell table:style-name="ce44" table:number-columns-repeated="2"/>
          <table:table-cell table:style-name="ce46" table:formula="of:=(100*[.G34])/(101.3-(2.67123*[.H34]))" office:value-type="float" office:value="0" calcext:value-type="float">
            <text:p>0.00</text:p>
          </table:table-cell>
          <table:table-cell table:style-name="ce46" table:formula="of:=IF([.$O34]&lt;&gt;0; [.I34]/[.$O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4])/(101.3-(2.67123*[.L34]))" office:value-type="float" office:value="0" calcext:value-type="float">
            <text:p>0.00</text:p>
          </table:table-cell>
          <table:table-cell table:style-name="ce46" table:formula="of:=IF([.$O34]&lt;&gt;0; [.M34]/[.$O3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46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68.6868686868687" calcext:value-type="float">
            <text:p>68.6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12" calcext:value-type="date">
            <text:p>23-06-12</text:p>
          </table:table-cell>
          <table:table-cell table:style-name="ce38" office:value-type="float" office:value="34" calcext:value-type="float">
            <text:p>34</text:p>
          </table:table-cell>
          <table:table-cell table:style-name="ce44" table:number-columns-repeated="2"/>
          <table:table-cell table:style-name="ce47" table:formula="of:=(100*[.C35])/(101.3-(2.67123*[.D35]))" office:value-type="float" office:value="0" calcext:value-type="float">
            <text:p>0.00</text:p>
          </table:table-cell>
          <table:table-cell table:style-name="ce47" table:formula="of:=IF([.$O35]&lt;&gt;0; [.E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35])/(101.3-(2.67123*[.H35]))" office:value-type="float" office:value="0" calcext:value-type="float">
            <text:p>0.00</text:p>
          </table:table-cell>
          <table:table-cell table:style-name="ce47" table:formula="of:=IF([.$O35]&lt;&gt;0; [.I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35])/(101.3-(2.67123*[.L35]))" office:value-type="float" office:value="0" calcext:value-type="float">
            <text:p>0.00</text:p>
          </table:table-cell>
          <table:table-cell table:style-name="ce47" table:formula="of:=IF([.$O35]&lt;&gt;0; [.M35]/[.$O35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47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19" calcext:value-type="date">
            <text:p>23-06-19</text:p>
          </table:table-cell>
          <table:table-cell table:style-name="ce43" office:value-type="float" office:value="35" calcext:value-type="float">
            <text:p>35</text:p>
          </table:table-cell>
          <table:table-cell table:style-name="ce44" table:number-columns-repeated="2"/>
          <table:table-cell table:style-name="ce46" table:formula="of:=(100*[.C36])/(101.3-(2.67123*[.D36]))" office:value-type="float" office:value="0" calcext:value-type="float">
            <text:p>0.00</text:p>
          </table:table-cell>
          <table:table-cell table:style-name="ce46" table:formula="of:=IF([.$O36]&lt;&gt;0; [.E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6])/(101.3-(2.67123*[.H36]))" office:value-type="float" office:value="0" calcext:value-type="float">
            <text:p>0.00</text:p>
          </table:table-cell>
          <table:table-cell table:style-name="ce46" table:formula="of:=IF([.$O36]&lt;&gt;0; [.I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6])/(101.3-(2.67123*[.L36]))" office:value-type="float" office:value="0" calcext:value-type="float">
            <text:p>0.00</text:p>
          </table:table-cell>
          <table:table-cell table:style-name="ce46" table:formula="of:=IF([.$O36]&lt;&gt;0; [.M36]/[.$O3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46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64.7619047619048" calcext:value-type="float">
            <text:p>64.7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26" calcext:value-type="date">
            <text:p>23-06-26</text:p>
          </table:table-cell>
          <table:table-cell table:style-name="ce38" office:value-type="float" office:value="36" calcext:value-type="float">
            <text:p>36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7])/(101.3-(2.67123*[.D37]))" office:value-type="float" office:value="93.8167491511343" calcext:value-type="float">
            <text:p>93.82</text:p>
          </table:table-cell>
          <table:table-cell table:style-name="ce47" table:formula="of:=IF([.$O37]&lt;&gt;0; [.E37]/[.$O37]; 0)" office:value-type="float" office:value="0.893492849058422" calcext:value-type="float">
            <text:p>0.8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G37])/(101.3-(2.67123*[.H37]))" office:value-type="float" office:value="148.981825100193" calcext:value-type="float">
            <text:p>148.98</text:p>
          </table:table-cell>
          <table:table-cell table:style-name="ce47" table:formula="of:=IF([.$O37]&lt;&gt;0; [.I37]/[.$O37]; 0)" office:value-type="float" office:value="1.41887452476374" calcext:value-type="float">
            <text:p>1.42</text:p>
          </table:table-cell>
          <table:table-cell table:style-name="ce44" table:number-columns-repeated="2"/>
          <table:table-cell table:style-name="ce47" table:formula="of:=(100*[.K37])/(101.3-(2.67123*[.L37]))" office:value-type="float" office:value="0" calcext:value-type="float">
            <text:p>0.00</text:p>
          </table:table-cell>
          <table:table-cell table:style-name="ce47" table:formula="of:=IF([.$O37]&lt;&gt;0; [.M37]/[.$O37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47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03" calcext:value-type="date">
            <text:p>23-07-03</text:p>
          </table:table-cell>
          <table:table-cell table:style-name="ce43" office:value-type="float" office:value="37" calcext:value-type="float">
            <text:p>37</text:p>
          </table:table-cell>
          <table:table-cell table:style-name="ce44" table:number-columns-repeated="2"/>
          <table:table-cell table:style-name="ce46" table:formula="of:=(100*[.C38])/(101.3-(2.67123*[.D38]))" office:value-type="float" office:value="0" calcext:value-type="float">
            <text:p>0.00</text:p>
          </table:table-cell>
          <table:table-cell table:style-name="ce46" table:formula="of:=IF([.$O38]&lt;&gt;0; [.E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8])/(101.3-(2.67123*[.H38]))" office:value-type="float" office:value="0" calcext:value-type="float">
            <text:p>0.00</text:p>
          </table:table-cell>
          <table:table-cell table:style-name="ce46" table:formula="of:=IF([.$O38]&lt;&gt;0; [.I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8])/(101.3-(2.67123*[.L38]))" office:value-type="float" office:value="0" calcext:value-type="float">
            <text:p>0.00</text:p>
          </table:table-cell>
          <table:table-cell table:style-name="ce46" table:formula="of:=IF([.$O38]&lt;&gt;0; [.M38]/[.$O3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46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63.0630630630631" calcext:value-type="float">
            <text:p>63.0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10" calcext:value-type="date">
            <text:p>23-07-10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C39])/(101.3-(2.67123*[.D39]))" office:value-type="float" office:value="100.087376279492" calcext:value-type="float">
            <text:p>100.09</text:p>
          </table:table-cell>
          <table:table-cell table:style-name="ce47" table:formula="of:=IF([.$O39]&lt;&gt;0; [.E39]/[.$O39]; 0)" office:value-type="float" office:value="0.944220530938604" calcext:value-type="float">
            <text:p>0.9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G39])/(101.3-(2.67123*[.H39]))" office:value-type="float" office:value="168.897447471643" calcext:value-type="float">
            <text:p>168.90</text:p>
          </table:table-cell>
          <table:table-cell table:style-name="ce47" table:formula="of:=IF([.$O39]&lt;&gt;0; [.I39]/[.$O39]; 0)" office:value-type="float" office:value="1.5933721459589" calcext:value-type="float">
            <text:p>1.5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39])/(101.3-(2.67123*[.L39]))" office:value-type="float" office:value="140.68722478713" calcext:value-type="float">
            <text:p>140.69</text:p>
          </table:table-cell>
          <table:table-cell table:style-name="ce47" table:formula="of:=IF([.$O39]&lt;&gt;0; [.M39]/[.$O39]; 0)" office:value-type="float" office:value="1.32723796968991" calcext:value-type="float">
            <text:p>1.33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9]); ISBLANK([.I39]); ISBLANK([.M39]); [.E39]=0; [.I39]=0; [.M39]=0); 0; [.E39]+[.I39]+[.M39])" office:value-type="float" office:value="409.672048538265" calcext:value-type="float">
            <text:p>409.67</text:p>
          </table:table-cell>
          <table:table-cell table:style-name="ce47" table:formula="of:=IF(OR(ISBLANK([.F39]); ISBLANK([.J39]); ISBLANK([.N39]); [.F39]=0; [.J39]=0; [.N39]=0); 0; [.F39]+[.J39]+[.N39])" office:value-type="float" office:value="3.86483064658741" calcext:value-type="float">
            <text:p>3.86</text:p>
          </table:table-cell>
          <table:table-cell table:formula="of:=(COUNTA([.$C$2:.C39]) / (ROW([.C39])-1) + COUNTA([.$G$2:.G39]) / (ROW([.G39])-1) + COUNTA([.$K$2:.K39]) / (ROW([.K39])-1)) / 3 * 100" office:value-type="float" office:value="64.0350877192983" calcext:value-type="float">
            <text:p>64.0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17" calcext:value-type="date">
            <text:p>23-07-17</text:p>
          </table:table-cell>
          <table:table-cell table:style-name="ce43" office:value-type="float" office:value="39" calcext:value-type="float">
            <text:p>3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40])/(101.3-(2.67123*[.D40]))" office:value-type="float" office:value="99.321216733462" calcext:value-type="float">
            <text:p>99.32</text:p>
          </table:table-cell>
          <table:table-cell table:style-name="ce46" table:formula="of:=IF([.$O40]&lt;&gt;0; [.E40]/[.$O40]; 0)" office:value-type="float" office:value="0.936992610693038" calcext:value-type="float">
            <text:p>0.94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0])/(101.3-(2.67123*[.H40]))" office:value-type="float" office:value="162.224470608323" calcext:value-type="float">
            <text:p>162.22</text:p>
          </table:table-cell>
          <table:table-cell table:style-name="ce46" table:formula="of:=IF([.$O40]&lt;&gt;0; [.I40]/[.$O40]; 0)" office:value-type="float" office:value="1.53041953404078" calcext:value-type="float">
            <text:p>1.5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0])/(101.3-(2.67123*[.L40]))" office:value-type="float" office:value="141.946411782282" calcext:value-type="float">
            <text:p>141.95</text:p>
          </table:table-cell>
          <table:table-cell table:style-name="ce46" table:formula="of:=IF([.$O40]&lt;&gt;0; [.M40]/[.$O40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40]); ISBLANK([.I40]); ISBLANK([.M40]); [.E40]=0; [.I40]=0; [.M40]=0); 0; [.E40]+[.I40]+[.M40])" office:value-type="float" office:value="403.492099124067" calcext:value-type="float">
            <text:p>403.49</text:p>
          </table:table-cell>
          <table:table-cell table:style-name="ce46" table:formula="of:=IF(OR(ISBLANK([.F40]); ISBLANK([.J40]); ISBLANK([.N40]); [.F40]=0; [.J40]=0; [.N40]=0); 0; [.F40]+[.J40]+[.N40])" office:value-type="float" office:value="3.8065292370195" calcext:value-type="float">
            <text:p>3.81</text:p>
          </table:table-cell>
          <table:table-cell table:formula="of:=(COUNTA([.$C$2:.C40]) / (ROW([.C40])-1) + COUNTA([.$G$2:.G40]) / (ROW([.G40])-1) + COUNTA([.$K$2:.K40]) / (ROW([.K40])-1)) / 3 * 100" office:value-type="float" office:value="64.957264957265" calcext:value-type="float">
            <text:p>64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24" calcext:value-type="date">
            <text:p>23-07-24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1])/(101.3-(2.67123*[.D41]))" office:value-type="float" office:value="101.837021959599" calcext:value-type="float">
            <text:p>101.84</text:p>
          </table:table-cell>
          <table:table-cell table:style-name="ce47" table:formula="of:=IF([.$O41]&lt;&gt;0; [.E41]/[.$O41]; 0)" office:value-type="float" office:value="0.960726622260368" calcext:value-type="float">
            <text:p>0.9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41])/(101.3-(2.67123*[.H41]))" office:value-type="float" office:value="166.740414562524" calcext:value-type="float">
            <text:p>166.74</text:p>
          </table:table-cell>
          <table:table-cell table:style-name="ce47" table:formula="of:=IF([.$O41]&lt;&gt;0; [.I41]/[.$O41]; 0)" office:value-type="float" office:value="1.57302277889174" calcext:value-type="float">
            <text:p>1.5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41])/(101.3-(2.67123*[.L41]))" office:value-type="float" office:value="141.946411782282" calcext:value-type="float">
            <text:p>141.95</text:p>
          </table:table-cell>
          <table:table-cell table:style-name="ce47" table:formula="of:=IF([.$O41]&lt;&gt;0; [.M41]/[.$O41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41]); ISBLANK([.I41]); ISBLANK([.M41]); [.E41]=0; [.I41]=0; [.M41]=0); 0; [.E41]+[.I41]+[.M41])" office:value-type="float" office:value="410.523848304406" calcext:value-type="float">
            <text:p>410.52</text:p>
          </table:table-cell>
          <table:table-cell table:style-name="ce47" table:formula="of:=IF(OR(ISBLANK([.F41]); ISBLANK([.J41]); ISBLANK([.N41]); [.F41]=0; [.J41]=0; [.N41]=0); 0; [.F41]+[.J41]+[.N41])" office:value-type="float" office:value="3.87286649343778" calcext:value-type="float">
            <text:p>3.87</text:p>
          </table:table-cell>
          <table:table-cell table:formula="of:=(COUNTA([.$C$2:.C41]) / (ROW([.C41])-1) + COUNTA([.$G$2:.G41]) / (ROW([.G41])-1) + COUNTA([.$K$2:.K41]) / (ROW([.K41])-1)) / 3 * 100" office:value-type="float" office:value="65.8333333333333" calcext:value-type="float">
            <text:p>65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31" calcext:value-type="date">
            <text:p>23-07-31</text:p>
          </table:table-cell>
          <table:table-cell table:style-name="ce43" office:value-type="float" office:value="41" calcext:value-type="float">
            <text:p>4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2])/(101.3-(2.67123*[.D42]))" office:value-type="float" office:value="99.0021211464988" calcext:value-type="float">
            <text:p>99.00</text:p>
          </table:table-cell>
          <table:table-cell table:style-name="ce46" table:formula="of:=IF([.$O42]&lt;&gt;0; [.E42]/[.$O42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42])/(101.3-(2.67123*[.H42]))" office:value-type="float" office:value="156.319138652366" calcext:value-type="float">
            <text:p>156.32</text:p>
          </table:table-cell>
          <table:table-cell table:style-name="ce46" table:formula="of:=IF([.$O42]&lt;&gt;0; [.I42]/[.$O42]; 0)" office:value-type="float" office:value="1.46092652946136" calcext:value-type="float">
            <text:p>1.46</text:p>
          </table:table-cell>
          <table:table-cell table:style-name="ce44" table:number-columns-repeated="2"/>
          <table:table-cell table:style-name="ce46" table:formula="of:=(100*[.K42])/(101.3-(2.67123*[.L42]))" office:value-type="float" office:value="0" calcext:value-type="float">
            <text:p>0.00</text:p>
          </table:table-cell>
          <table:table-cell table:style-name="ce46" table:formula="of:=IF([.$O42]&lt;&gt;0; [.M42]/[.$O4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46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65.8536585365854" calcext:value-type="float">
            <text:p>65.8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07" calcext:value-type="date">
            <text:p>23-08-07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43])/(101.3-(2.67123*[.D43]))" office:value-type="float" office:value="99.321216733462" calcext:value-type="float">
            <text:p>99.32</text:p>
          </table:table-cell>
          <table:table-cell table:style-name="ce47" table:formula="of:=IF([.$O43]&lt;&gt;0; [.E43]/[.$O43]; 0)" office:value-type="float" office:value="0.928235670406187" calcext:value-type="float">
            <text:p>0.9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43])/(101.3-(2.67123*[.H43]))" office:value-type="float" office:value="150.075611308883" calcext:value-type="float">
            <text:p>150.08</text:p>
          </table:table-cell>
          <table:table-cell table:style-name="ce47" table:formula="of:=IF([.$O43]&lt;&gt;0; [.I43]/[.$O43]; 0)" office:value-type="float" office:value="1.40257580662507" calcext:value-type="float">
            <text:p>1.40</text:p>
          </table:table-cell>
          <table:table-cell table:style-name="ce44" table:number-columns-repeated="2"/>
          <table:table-cell table:style-name="ce47" table:formula="of:=(100*[.K43])/(101.3-(2.67123*[.L43]))" office:value-type="float" office:value="0" calcext:value-type="float">
            <text:p>0.00</text:p>
          </table:table-cell>
          <table:table-cell table:style-name="ce47" table:formula="of:=IF([.$O43]&lt;&gt;0; [.M43]/[.$O4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47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65.8730158730159" calcext:value-type="float">
            <text:p>65.8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14" calcext:value-type="date">
            <text:p>23-08-14</text:p>
          </table:table-cell>
          <table:table-cell table:style-name="ce43" office:value-type="float" office:value="43" calcext:value-type="float">
            <text:p>43</text:p>
          </table:table-cell>
          <table:table-cell table:style-name="ce44" table:number-columns-repeated="2"/>
          <table:table-cell table:style-name="ce46" table:formula="of:=(100*[.C44])/(101.3-(2.67123*[.D44]))" office:value-type="float" office:value="0" calcext:value-type="float">
            <text:p>0.00</text:p>
          </table:table-cell>
          <table:table-cell table:style-name="ce46" table:formula="of:=IF([.$O44]&lt;&gt;0; [.E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44])/(101.3-(2.67123*[.H44]))" office:value-type="float" office:value="0" calcext:value-type="float">
            <text:p>0.00</text:p>
          </table:table-cell>
          <table:table-cell table:style-name="ce46" table:formula="of:=IF([.$O44]&lt;&gt;0; [.I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44])/(101.3-(2.67123*[.L44]))" office:value-type="float" office:value="0" calcext:value-type="float">
            <text:p>0.00</text:p>
          </table:table-cell>
          <table:table-cell table:style-name="ce46" table:formula="of:=IF([.$O44]&lt;&gt;0; [.M44]/[.$O4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46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64.3410852713178" calcext:value-type="float">
            <text:p>64.3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21" calcext:value-type="date">
            <text:p>23-08-21</text:p>
          </table:table-cell>
          <table:table-cell table:style-name="ce38" office:value-type="float" office:value="44" calcext:value-type="float">
            <text:p>4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45])/(101.3-(2.67123*[.D45]))" office:value-type="float" office:value="99.0021211464988" calcext:value-type="float">
            <text:p>99.00</text:p>
          </table:table-cell>
          <table:table-cell table:style-name="ce47" table:formula="of:=IF([.$O45]&lt;&gt;0; [.E45]/[.$O45]; 0)" office:value-type="float" office:value="0.925253468658867" calcext:value-type="float">
            <text:p>0.93</text:p>
          </table:table-cell>
          <table:table-cell table:style-name="ce44" table:number-columns-repeated="2"/>
          <table:table-cell table:style-name="ce47" table:formula="of:=(100*[.G45])/(101.3-(2.67123*[.H45]))" office:value-type="float" office:value="0" calcext:value-type="float">
            <text:p>0.00</text:p>
          </table:table-cell>
          <table:table-cell table:style-name="ce47" table:formula="of:=IF([.$O45]&lt;&gt;0; [.I45]/[.$O4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5])/(101.3-(2.67123*[.L45]))" office:value-type="float" office:value="0" calcext:value-type="float">
            <text:p>0.00</text:p>
          </table:table-cell>
          <table:table-cell table:style-name="ce47" table:formula="of:=IF([.$O45]&lt;&gt;0; [.M45]/[.$O45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47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63.6363636363636" calcext:value-type="float">
            <text:p>63.6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28" calcext:value-type="date">
            <text:p>23-08-28</text:p>
          </table:table-cell>
          <table:table-cell table:style-name="ce43" office:value-type="float" office:value="45" calcext:value-type="float">
            <text:p>45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6])/(101.3-(2.67123*[.D46]))" office:value-type="float" office:value="99.0021211464988" calcext:value-type="float">
            <text:p>99.00</text:p>
          </table:table-cell>
          <table:table-cell table:style-name="ce46" table:formula="of:=IF([.$O46]&lt;&gt;0; [.E46]/[.$O46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46])/(101.3-(2.67123*[.H46]))" office:value-type="float" office:value="160.795297830946" calcext:value-type="float">
            <text:p>160.80</text:p>
          </table:table-cell>
          <table:table-cell table:style-name="ce46" table:formula="of:=IF([.$O46]&lt;&gt;0; [.I46]/[.$O46]; 0)" office:value-type="float" office:value="1.50275979281258" calcext:value-type="float">
            <text:p>1.50</text:p>
          </table:table-cell>
          <table:table-cell table:style-name="ce44" office:value-type="float" office:value="141.25" calcext:value-type="float">
            <text:p>141.2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6])/(101.3-(2.67123*[.L46]))" office:value-type="float" office:value="151.415572124141" calcext:value-type="float">
            <text:p>151.42</text:p>
          </table:table-cell>
          <table:table-cell table:style-name="ce46" table:formula="of:=IF([.$O46]&lt;&gt;0; [.M46]/[.$O46]; 0)" office:value-type="float" office:value="1.41509880489851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6]); ISBLANK([.I46]); ISBLANK([.M46]); [.E46]=0; [.I46]=0; [.M46]=0); 0; [.E46]+[.I46]+[.M46])" office:value-type="float" office:value="411.212991101587" calcext:value-type="float">
            <text:p>411.21</text:p>
          </table:table-cell>
          <table:table-cell table:style-name="ce46" table:formula="of:=IF(OR(ISBLANK([.F46]); ISBLANK([.J46]); ISBLANK([.N46]); [.F46]=0; [.J46]=0; [.N46]=0); 0; [.F46]+[.J46]+[.N46])" office:value-type="float" office:value="3.84311206636996" calcext:value-type="float">
            <text:p>3.84</text:p>
          </table:table-cell>
          <table:table-cell table:formula="of:=(COUNTA([.$C$2:.C46]) / (ROW([.C46])-1) + COUNTA([.$G$2:.G46]) / (ROW([.G46])-1) + COUNTA([.$K$2:.K46]) / (ROW([.K46])-1)) / 3 * 100" office:value-type="float" office:value="64.4444444444444" calcext:value-type="float">
            <text:p>64.4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04" calcext:value-type="date">
            <text:p>23-09-04</text:p>
          </table:table-cell>
          <table:table-cell table:style-name="ce38" office:value-type="float" office:value="46" calcext:value-type="float">
            <text:p>4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7])/(101.3-(2.67123*[.D47]))" office:value-type="float" office:value="101.837021959599" calcext:value-type="float">
            <text:p>101.84</text:p>
          </table:table-cell>
          <table:table-cell table:style-name="ce47" table:formula="of:=IF([.$O47]&lt;&gt;0; [.E47]/[.$O47]; 0)" office:value-type="float" office:value="0.951747868781299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47])/(101.3-(2.67123*[.H47]))" office:value-type="float" office:value="152.085441195302" calcext:value-type="float">
            <text:p>152.09</text:p>
          </table:table-cell>
          <table:table-cell table:style-name="ce47" table:formula="of:=IF([.$O47]&lt;&gt;0; [.I47]/[.$O47]; 0)" office:value-type="float" office:value="1.4213592635075" calcext:value-type="float">
            <text:p>1.42</text:p>
          </table:table-cell>
          <table:table-cell table:style-name="ce44" table:number-columns-repeated="2"/>
          <table:table-cell table:style-name="ce47" table:formula="of:=(100*[.K47])/(101.3-(2.67123*[.L47]))" office:value-type="float" office:value="0" calcext:value-type="float">
            <text:p>0.00</text:p>
          </table:table-cell>
          <table:table-cell table:style-name="ce47" table:formula="of:=IF([.$O47]&lt;&gt;0; [.M47]/[.$O4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47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64.4927536231884" calcext:value-type="float">
            <text:p>64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11" calcext:value-type="date">
            <text:p>23-09-11</text:p>
          </table:table-cell>
          <table:table-cell table:style-name="ce43" office:value-type="float" office:value="47" calcext:value-type="float">
            <text:p>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8])/(101.3-(2.67123*[.D48]))" office:value-type="float" office:value="96.4771786985679" calcext:value-type="float">
            <text:p>96.48</text:p>
          </table:table-cell>
          <table:table-cell table:style-name="ce46" table:formula="of:=IF([.$O48]&lt;&gt;0; [.E48]/[.$O48]; 0)" office:value-type="float" office:value="0.90165587568755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8])/(101.3-(2.67123*[.H48]))" office:value-type="float" office:value="162.224470608323" calcext:value-type="float">
            <text:p>162.22</text:p>
          </table:table-cell>
          <table:table-cell table:style-name="ce46" table:formula="of:=IF([.$O48]&lt;&gt;0; [.I48]/[.$O48]; 0)" office:value-type="float" office:value="1.51611654774134" calcext:value-type="float">
            <text:p>1.5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8])/(101.3-(2.67123*[.L48]))" office:value-type="float" office:value="152.085441195302" calcext:value-type="float">
            <text:p>152.09</text:p>
          </table:table-cell>
          <table:table-cell table:style-name="ce46" table:formula="of:=IF([.$O48]&lt;&gt;0; [.M48]/[.$O48]; 0)" office:value-type="float" office:value="1.4213592635075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8]); ISBLANK([.I48]); ISBLANK([.M48]); [.E48]=0; [.I48]=0; [.M48]=0); 0; [.E48]+[.I48]+[.M48])" office:value-type="float" office:value="410.787090502193" calcext:value-type="float">
            <text:p>410.79</text:p>
          </table:table-cell>
          <table:table-cell table:style-name="ce46" table:formula="of:=IF(OR(ISBLANK([.F48]); ISBLANK([.J48]); ISBLANK([.N48]); [.F48]=0; [.J48]=0; [.N48]=0); 0; [.F48]+[.J48]+[.N48])" office:value-type="float" office:value="3.83913168693638" calcext:value-type="float">
            <text:p>3.84</text:p>
          </table:table-cell>
          <table:table-cell table:formula="of:=(COUNTA([.$C$2:.C48]) / (ROW([.C48])-1) + COUNTA([.$G$2:.G48]) / (ROW([.G48])-1) + COUNTA([.$K$2:.K48]) / (ROW([.K48])-1)) / 3 * 100" office:value-type="float" office:value="65.2482269503546" calcext:value-type="float">
            <text:p>65.2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18" calcext:value-type="date">
            <text:p>23-09-18</text:p>
          </table:table-cell>
          <table:table-cell table:style-name="ce38" office:value-type="float" office:value="48" calcext:value-type="float">
            <text:p>48</text:p>
          </table:table-cell>
          <table:table-cell table:style-name="ce44" table:number-columns-repeated="2"/>
          <table:table-cell table:style-name="ce47" table:formula="of:=(100*[.C49])/(101.3-(2.67123*[.D49]))" office:value-type="float" office:value="0" calcext:value-type="float">
            <text:p>0.00</text:p>
          </table:table-cell>
          <table:table-cell table:style-name="ce47" table:formula="of:=IF([.$O49]&lt;&gt;0; [.E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49])/(101.3-(2.67123*[.H49]))" office:value-type="float" office:value="0" calcext:value-type="float">
            <text:p>0.00</text:p>
          </table:table-cell>
          <table:table-cell table:style-name="ce47" table:formula="of:=IF([.$O49]&lt;&gt;0; [.I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9])/(101.3-(2.67123*[.L49]))" office:value-type="float" office:value="0" calcext:value-type="float">
            <text:p>0.00</text:p>
          </table:table-cell>
          <table:table-cell table:style-name="ce47" table:formula="of:=IF([.$O49]&lt;&gt;0; [.M49]/[.$O49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47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63.8888888888889" calcext:value-type="float">
            <text:p>63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25" calcext:value-type="date">
            <text:p>23-09-25</text:p>
          </table:table-cell>
          <table:table-cell table:style-name="ce43" office:value-type="float" office:value="49" calcext:value-type="float">
            <text:p>49</text:p>
          </table:table-cell>
          <table:table-cell table:style-name="ce44" table:number-columns-repeated="2"/>
          <table:table-cell table:style-name="ce46" table:formula="of:=(100*[.C50])/(101.3-(2.67123*[.D50]))" office:value-type="float" office:value="0" calcext:value-type="float">
            <text:p>0.00</text:p>
          </table:table-cell>
          <table:table-cell table:style-name="ce46" table:formula="of:=IF([.$O50]&lt;&gt;0; [.E50]/[.$O5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50])/(101.3-(2.67123*[.H50]))" office:value-type="float" office:value="0" calcext:value-type="float">
            <text:p>0.00</text:p>
          </table:table-cell>
          <table:table-cell table:style-name="ce46" table:formula="of:=IF([.$O50]&lt;&gt;0; [.I50]/[.$O50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50])/(101.3-(2.67123*[.L50]))" office:value-type="float" office:value="156.319138652366" calcext:value-type="float">
            <text:p>156.32</text:p>
          </table:table-cell>
          <table:table-cell table:style-name="ce46" table:formula="of:=IF([.$O50]&lt;&gt;0; [.M50]/[.$O50]; 0)" office:value-type="float" office:value="1.46092652946136" calcext:value-type="float">
            <text:p>1.46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46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63.265306122449" calcext:value-type="float">
            <text:p>63.2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02" calcext:value-type="date">
            <text:p>23-10-02</text:p>
          </table:table-cell>
          <table:table-cell table:style-name="ce38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51])/(101.3-(2.67123*[.D51]))" office:value-type="float" office:value="101.390294130202" calcext:value-type="float">
            <text:p>101.39</text:p>
          </table:table-cell>
          <table:table-cell table:style-name="ce47" table:formula="of:=IF([.$O51]&lt;&gt;0; [.E51]/[.$O51]; 0)" office:value-type="float" office:value="0.947572842338336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51])/(101.3-(2.67123*[.H51]))" office:value-type="float" office:value="160.795297830946" calcext:value-type="float">
            <text:p>160.80</text:p>
          </table:table-cell>
          <table:table-cell table:style-name="ce47" table:formula="of:=IF([.$O51]&lt;&gt;0; [.I51]/[.$O51]; 0)" office:value-type="float" office:value="1.50275979281258" calcext:value-type="float">
            <text:p>1.50</text:p>
          </table:table-cell>
          <table:table-cell table:style-name="ce44" table:number-columns-repeated="2"/>
          <table:table-cell table:style-name="ce47" table:formula="of:=(100*[.K51])/(101.3-(2.67123*[.L51]))" office:value-type="float" office:value="0" calcext:value-type="float">
            <text:p>0.00</text:p>
          </table:table-cell>
          <table:table-cell table:style-name="ce47" table:formula="of:=IF([.$O51]&lt;&gt;0; [.M51]/[.$O51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47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63.3333333333333" calcext:value-type="float">
            <text:p>6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09" calcext:value-type="date">
            <text:p>23-10-09</text:p>
          </table:table-cell>
          <table:table-cell table:style-name="ce43" office:value-type="float" office:value="51" calcext:value-type="float">
            <text:p>51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2])/(101.3-(2.67123*[.D52]))" office:value-type="float" office:value="96.4771786985679" calcext:value-type="float">
            <text:p>96.48</text:p>
          </table:table-cell>
          <table:table-cell table:style-name="ce46" table:formula="of:=IF([.$O52]&lt;&gt;0; [.E52]/[.$O52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52])/(101.3-(2.67123*[.H52]))" office:value-type="float" office:value="0" calcext:value-type="float">
            <text:p>0.00</text:p>
          </table:table-cell>
          <table:table-cell table:style-name="ce46" table:formula="of:=IF([.$O52]&lt;&gt;0; [.I52]/[.$O52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52])/(101.3-(2.67123*[.L52]))" office:value-type="float" office:value="162.224470608323" calcext:value-type="float">
            <text:p>162.22</text:p>
          </table:table-cell>
          <table:table-cell table:style-name="ce46" table:formula="of:=IF([.$O52]&lt;&gt;0; [.M52]/[.$O52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46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63.3986928104575" calcext:value-type="float">
            <text:p>63.4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16" calcext:value-type="date">
            <text:p>23-10-16</text:p>
          </table:table-cell>
          <table:table-cell table:style-name="ce38" office:value-type="float" office:value="52" calcext:value-type="float">
            <text:p>52</text:p>
          </table:table-cell>
          <table:table-cell table:style-name="ce44" table:number-columns-repeated="2"/>
          <table:table-cell table:style-name="ce47" table:formula="of:=(100*[.C53])/(101.3-(2.67123*[.D53]))" office:value-type="float" office:value="0" calcext:value-type="float">
            <text:p>0.00</text:p>
          </table:table-cell>
          <table:table-cell table:style-name="ce47" table:formula="of:=IF([.$O53]&lt;&gt;0; [.E53]/[.$O53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3])/(101.3-(2.67123*[.H53]))" office:value-type="float" office:value="162.224470608323" calcext:value-type="float">
            <text:p>162.22</text:p>
          </table:table-cell>
          <table:table-cell table:style-name="ce47" table:formula="of:=IF([.$O53]&lt;&gt;0; [.I53]/[.$O53]; 0)" office:value-type="float" office:value="1.51611654774134" calcext:value-type="float">
            <text:p>1.52</text:p>
          </table:table-cell>
          <table:table-cell table:style-name="ce44" table:number-columns-repeated="2"/>
          <table:table-cell table:style-name="ce47" table:formula="of:=(100*[.K53])/(101.3-(2.67123*[.L53]))" office:value-type="float" office:value="0" calcext:value-type="float">
            <text:p>0.00</text:p>
          </table:table-cell>
          <table:table-cell table:style-name="ce47" table:formula="of:=IF([.$O53]&lt;&gt;0; [.M53]/[.$O5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47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62.8205128205128" calcext:value-type="float">
            <text:p>62.8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23" calcext:value-type="date">
            <text:p>23-10-23</text:p>
          </table:table-cell>
          <table:table-cell table:style-name="ce43" office:value-type="float" office:value="53" calcext:value-type="float">
            <text:p>5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4])/(101.3-(2.67123*[.D54]))" office:value-type="float" office:value="96.3207794236915" calcext:value-type="float">
            <text:p>96.32</text:p>
          </table:table-cell>
          <table:table-cell table:style-name="ce46" table:formula="of:=IF([.$O54]&lt;&gt;0; [.E54]/[.$O54]; 0)" office:value-type="float" office:value="0.900194200221416" calcext:value-type="float">
            <text:p>0.90</text:p>
          </table:table-cell>
          <table:table-cell table:style-name="ce44" table:number-columns-repeated="2"/>
          <table:table-cell table:style-name="ce46" table:formula="of:=(100*[.G54])/(101.3-(2.67123*[.H54]))" office:value-type="float" office:value="0" calcext:value-type="float">
            <text:p>0.00</text:p>
          </table:table-cell>
          <table:table-cell table:style-name="ce46" table:formula="of:=IF([.$O54]&lt;&gt;0; [.I54]/[.$O5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4])/(101.3-(2.67123*[.L54]))" office:value-type="float" office:value="0" calcext:value-type="float">
            <text:p>0.00</text:p>
          </table:table-cell>
          <table:table-cell table:style-name="ce46" table:formula="of:=IF([.$O54]&lt;&gt;0; [.M54]/[.$O5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46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62.2641509433962" calcext:value-type="float">
            <text:p>62.2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30" calcext:value-type="date">
            <text:p>23-10-30</text:p>
          </table:table-cell>
          <table:table-cell table:style-name="ce38" office:value-type="float" office:value="54" calcext:value-type="float">
            <text:p>54</text:p>
          </table:table-cell>
          <table:table-cell table:style-name="ce44" table:number-columns-repeated="2"/>
          <table:table-cell table:style-name="ce47" table:formula="of:=(100*[.C55])/(101.3-(2.67123*[.D55]))" office:value-type="float" office:value="0" calcext:value-type="float">
            <text:p>0.00</text:p>
          </table:table-cell>
          <table:table-cell table:style-name="ce47" table:formula="of:=IF([.$O55]&lt;&gt;0; [.E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55])/(101.3-(2.67123*[.H55]))" office:value-type="float" office:value="0" calcext:value-type="float">
            <text:p>0.00</text:p>
          </table:table-cell>
          <table:table-cell table:style-name="ce47" table:formula="of:=IF([.$O55]&lt;&gt;0; [.I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5])/(101.3-(2.67123*[.L55]))" office:value-type="float" office:value="0" calcext:value-type="float">
            <text:p>0.00</text:p>
          </table:table-cell>
          <table:table-cell table:style-name="ce47" table:formula="of:=IF([.$O55]&lt;&gt;0; [.M55]/[.$O55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47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61.1111111111111" calcext:value-type="float">
            <text:p>61.1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06" calcext:value-type="date">
            <text:p>23-11-06</text:p>
          </table:table-cell>
          <table:table-cell table:style-name="ce43" office:value-type="float" office:value="55" calcext:value-type="float">
            <text:p>5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6])/(101.3-(2.67123*[.D56]))" office:value-type="float" office:value="96.4771786985679" calcext:value-type="float">
            <text:p>96.48</text:p>
          </table:table-cell>
          <table:table-cell table:style-name="ce46" table:formula="of:=IF([.$O56]&lt;&gt;0; [.E56]/[.$O5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56])/(101.3-(2.67123*[.H56]))" office:value-type="float" office:value="172.363500021343" calcext:value-type="float">
            <text:p>172.36</text:p>
          </table:table-cell>
          <table:table-cell table:style-name="ce46" table:formula="of:=IF([.$O56]&lt;&gt;0; [.I56]/[.$O56]; 0)" office:value-type="float" office:value="1.58131651395728" calcext:value-type="float">
            <text:p>1.58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56])/(101.3-(2.67123*[.L56]))" office:value-type="float" office:value="171.51498435301" calcext:value-type="float">
            <text:p>171.51</text:p>
          </table:table-cell>
          <table:table-cell table:style-name="ce46" table:formula="of:=IF([.$O56]&lt;&gt;0; [.M56]/[.$O56]; 0)" office:value-type="float" office:value="1.57353196654138" calcext:value-type="float">
            <text:p>1.57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56]); ISBLANK([.I56]); ISBLANK([.M56]); [.E56]=0; [.I56]=0; [.M56]=0); 0; [.E56]+[.I56]+[.M56])" office:value-type="float" office:value="440.35566307292" calcext:value-type="float">
            <text:p>440.36</text:p>
          </table:table-cell>
          <table:table-cell table:style-name="ce46" table:formula="of:=IF(OR(ISBLANK([.F56]); ISBLANK([.J56]); ISBLANK([.N56]); [.F56]=0; [.J56]=0; [.N56]=0); 0; [.F56]+[.J56]+[.N56])" office:value-type="float" office:value="4.03996021167817" calcext:value-type="float">
            <text:p>4.04</text:p>
          </table:table-cell>
          <table:table-cell table:formula="of:=(COUNTA([.$C$2:.C56]) / (ROW([.C56])-1) + COUNTA([.$G$2:.G56]) / (ROW([.G56])-1) + COUNTA([.$K$2:.K56]) / (ROW([.K56])-1)) / 3 * 100" office:value-type="float" office:value="61.8181818181818" calcext:value-type="float">
            <text:p>61.82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3-11-13" calcext:value-type="date">
            <text:p>23-11-13</text:p>
          </table:table-cell>
          <table:table-cell table:style-name="ce38" office:value-type="float" office:value="56" calcext:value-type="float">
            <text:p>56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7])/(101.3-(2.67123*[.D57]))" office:value-type="float" office:value="93.7914831914199" calcext:value-type="float">
            <text:p>93.79</text:p>
          </table:table-cell>
          <table:table-cell table:style-name="ce47" table:formula="of:=IF([.$O57]&lt;&gt;0; [.E57]/[.$O57]; 0)" office:value-type="float" office:value="0.860472322857063" calcext:value-type="float">
            <text:p>0.86</text:p>
          </table:table-cell>
          <table:table-cell table:style-name="ce44" table:number-columns-repeated="2"/>
          <table:table-cell table:style-name="ce47" table:formula="of:=(100*[.G57])/(101.3-(2.67123*[.H57]))" office:value-type="float" office:value="0" calcext:value-type="float">
            <text:p>0.00</text:p>
          </table:table-cell>
          <table:table-cell table:style-name="ce47" table:formula="of:=IF([.$O57]&lt;&gt;0; [.I57]/[.$O5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7])/(101.3-(2.67123*[.L57]))" office:value-type="float" office:value="0" calcext:value-type="float">
            <text:p>0.00</text:p>
          </table:table-cell>
          <table:table-cell table:style-name="ce47" table:formula="of:=IF([.$O57]&lt;&gt;0; [.M57]/[.$O57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47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61.3095238095238" calcext:value-type="float">
            <text:p>61.3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20" calcext:value-type="date">
            <text:p>23-11-20</text:p>
          </table:table-cell>
          <table:table-cell table:style-name="ce43" office:value-type="float" office:value="57" calcext:value-type="float">
            <text:p>57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8])/(101.3-(2.67123*[.D58]))" office:value-type="float" office:value="101.390294130202" calcext:value-type="float">
            <text:p>101.39</text:p>
          </table:table-cell>
          <table:table-cell table:style-name="ce46" table:formula="of:=IF([.$O58]&lt;&gt;0; [.E58]/[.$O58]; 0)" office:value-type="float" office:value="0.938799019724093" calcext:value-type="float">
            <text:p>0.94</text:p>
          </table:table-cell>
          <table:table-cell table:style-name="ce44" table:number-columns-repeated="2"/>
          <table:table-cell table:style-name="ce46" table:formula="of:=(100*[.G58])/(101.3-(2.67123*[.H58]))" office:value-type="float" office:value="0" calcext:value-type="float">
            <text:p>0.00</text:p>
          </table:table-cell>
          <table:table-cell table:style-name="ce46" table:formula="of:=IF([.$O58]&lt;&gt;0; [.I58]/[.$O5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8])/(101.3-(2.67123*[.L58]))" office:value-type="float" office:value="0" calcext:value-type="float">
            <text:p>0.00</text:p>
          </table:table-cell>
          <table:table-cell table:style-name="ce46" table:formula="of:=IF([.$O58]&lt;&gt;0; [.M58]/[.$O5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46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60.8187134502924" calcext:value-type="float">
            <text:p>60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1-27" calcext:value-type="date">
            <text:p>23-11-27</text:p>
          </table:table-cell>
          <table:table-cell table:style-name="ce38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59])/(101.3-(2.67123*[.D59]))" office:value-type="float" office:value="96.8506704306066" calcext:value-type="float">
            <text:p>96.85</text:p>
          </table:table-cell>
          <table:table-cell table:style-name="ce47" table:formula="of:=IF([.$O59]&lt;&gt;0; [.E59]/[.$O59]; 0)" office:value-type="float" office:value="0.89676546695006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9])/(101.3-(2.67123*[.H59]))" office:value-type="float" office:value="162.224470608323" calcext:value-type="float">
            <text:p>162.22</text:p>
          </table:table-cell>
          <table:table-cell table:style-name="ce47" table:formula="of:=IF([.$O59]&lt;&gt;0; [.I59]/[.$O59]; 0)" office:value-type="float" office:value="1.50207843155855" calcext:value-type="float">
            <text:p>1.5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9])/(101.3-(2.67123*[.L59]))" office:value-type="float" office:value="162.224470608323" calcext:value-type="float">
            <text:p>162.22</text:p>
          </table:table-cell>
          <table:table-cell table:style-name="ce47" table:formula="of:=IF([.$O59]&lt;&gt;0; [.M59]/[.$O59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9]); ISBLANK([.I59]); ISBLANK([.M59]); [.E59]=0; [.I59]=0; [.M59]=0); 0; [.E59]+[.I59]+[.M59])" office:value-type="float" office:value="421.299611647252" calcext:value-type="float">
            <text:p>421.30</text:p>
          </table:table-cell>
          <table:table-cell table:style-name="ce47" table:formula="of:=IF(OR(ISBLANK([.F59]); ISBLANK([.J59]); ISBLANK([.N59]); [.F59]=0; [.J59]=0; [.N59]=0); 0; [.F59]+[.J59]+[.N59])" office:value-type="float" office:value="3.90092233006715" calcext:value-type="float">
            <text:p>3.90</text:p>
          </table:table-cell>
          <table:table-cell table:formula="of:=(COUNTA([.$C$2:.C59]) / (ROW([.C59])-1) + COUNTA([.$G$2:.G59]) / (ROW([.G59])-1) + COUNTA([.$K$2:.K59]) / (ROW([.K59])-1)) / 3 * 100" office:value-type="float" office:value="61.4942528735632" calcext:value-type="float">
            <text:p>61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04" calcext:value-type="date">
            <text:p>23-12-04</text:p>
          </table:table-cell>
          <table:table-cell table:style-name="ce43" office:value-type="float" office:value="59" calcext:value-type="float">
            <text:p>5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0])/(101.3-(2.67123*[.D60]))" office:value-type="float" office:value="96.4771786985679" calcext:value-type="float">
            <text:p>96.48</text:p>
          </table:table-cell>
          <table:table-cell table:style-name="ce46" table:formula="of:=IF([.$O60]&lt;&gt;0; [.E60]/[.$O60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60])/(101.3-(2.67123*[.H60]))" office:value-type="float" office:value="0" calcext:value-type="float">
            <text:p>0.00</text:p>
          </table:table-cell>
          <table:table-cell table:style-name="ce46" table:formula="of:=IF([.$O60]&lt;&gt;0; [.I60]/[.$O6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60])/(101.3-(2.67123*[.L60]))" office:value-type="float" office:value="0" calcext:value-type="float">
            <text:p>0.00</text:p>
          </table:table-cell>
          <table:table-cell table:style-name="ce46" table:formula="of:=IF([.$O60]&lt;&gt;0; [.M60]/[.$O60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46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61.0169491525424" calcext:value-type="float">
            <text:p>61.0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11" calcext:value-type="date">
            <text:p>23-12-11</text:p>
          </table:table-cell>
          <table:table-cell table:style-name="ce38" office:value-type="float" office:value="60" calcext:value-type="float">
            <text:p>6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61])/(101.3-(2.67123*[.D61]))" office:value-type="float" office:value="102.903837332519" calcext:value-type="float">
            <text:p>102.90</text:p>
          </table:table-cell>
          <table:table-cell table:style-name="ce47" table:formula="of:=IF([.$O61]&lt;&gt;0; [.E61]/[.$O61]; 0)" office:value-type="float" office:value="0.95281330863444" calcext:value-type="float">
            <text:p>0.95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1])/(101.3-(2.67123*[.H61]))" office:value-type="float" office:value="162.224470608323" calcext:value-type="float">
            <text:p>162.22</text:p>
          </table:table-cell>
          <table:table-cell table:style-name="ce47" table:formula="of:=IF([.$O61]&lt;&gt;0; [.I61]/[.$O61]; 0)" office:value-type="float" office:value="1.50207843155854" calcext:value-type="float">
            <text:p>1.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61])/(101.3-(2.67123*[.L61]))" office:value-type="float" office:value="160.795297830946" calcext:value-type="float">
            <text:p>160.80</text:p>
          </table:table-cell>
          <table:table-cell table:style-name="ce47" table:formula="of:=IF([.$O61]&lt;&gt;0; [.M61]/[.$O61]; 0)" office:value-type="float" office:value="1.48884535028654" calcext:value-type="float">
            <text:p>1.4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61]); ISBLANK([.I61]); ISBLANK([.M61]); [.E61]=0; [.I61]=0; [.M61]=0); 0; [.E61]+[.I61]+[.M61])" office:value-type="float" office:value="425.923605771788" calcext:value-type="float">
            <text:p>425.92</text:p>
          </table:table-cell>
          <table:table-cell table:style-name="ce47" table:formula="of:=IF(OR(ISBLANK([.F61]); ISBLANK([.J61]); ISBLANK([.N61]); [.F61]=0; [.J61]=0; [.N61]=0); 0; [.F61]+[.J61]+[.N61])" office:value-type="float" office:value="3.94373709047952" calcext:value-type="float">
            <text:p>3.94</text:p>
          </table:table-cell>
          <table:table-cell table:formula="of:=(COUNTA([.$C$2:.C61]) / (ROW([.C61])-1) + COUNTA([.$G$2:.G61]) / (ROW([.G61])-1) + COUNTA([.$K$2:.K61]) / (ROW([.K61])-1)) / 3 * 100" office:value-type="float" office:value="61.6666666666667" calcext:value-type="float">
            <text:p>6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18" calcext:value-type="date">
            <text:p>23-12-18</text:p>
          </table:table-cell>
          <table:table-cell table:style-name="ce43" office:value-type="float" office:value="61" calcext:value-type="float">
            <text:p>6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2])/(101.3-(2.67123*[.D62]))" office:value-type="float" office:value="99.0021211464988" calcext:value-type="float">
            <text:p>99.00</text:p>
          </table:table-cell>
          <table:table-cell table:style-name="ce46" table:formula="of:=IF([.$O62]&lt;&gt;0; [.E62]/[.$O62]; 0)" office:value-type="float" office:value="0.91668630691202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2])/(101.3-(2.67123*[.H62]))" office:value-type="float" office:value="176.571051970599" calcext:value-type="float">
            <text:p>176.57</text:p>
          </table:table-cell>
          <table:table-cell table:style-name="ce46" table:formula="of:=IF([.$O62]&lt;&gt;0; [.I62]/[.$O62]; 0)" office:value-type="float" office:value="1.63491714787592" calcext:value-type="float">
            <text:p>1.6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62])/(101.3-(2.67123*[.L62]))" office:value-type="float" office:value="156.319138652366" calcext:value-type="float">
            <text:p>156.32</text:p>
          </table:table-cell>
          <table:table-cell table:style-name="ce46" table:formula="of:=IF([.$O62]&lt;&gt;0; [.M62]/[.$O62]; 0)" office:value-type="float" office:value="1.44739943196636" calcext:value-type="float">
            <text:p>1.4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2]); ISBLANK([.I62]); ISBLANK([.M62]); [.E62]=0; [.I62]=0; [.M62]=0); 0; [.E62]+[.I62]+[.M62])" office:value-type="float" office:value="431.892311769464" calcext:value-type="float">
            <text:p>431.89</text:p>
          </table:table-cell>
          <table:table-cell table:style-name="ce46" table:formula="of:=IF(OR(ISBLANK([.F62]); ISBLANK([.J62]); ISBLANK([.N62]); [.F62]=0; [.J62]=0; [.N62]=0); 0; [.F62]+[.J62]+[.N62])" office:value-type="float" office:value="3.9990028867543" calcext:value-type="float">
            <text:p>4.00</text:p>
          </table:table-cell>
          <table:table-cell table:formula="of:=(COUNTA([.$C$2:.C62]) / (ROW([.C62])-1) + COUNTA([.$G$2:.G62]) / (ROW([.G62])-1) + COUNTA([.$K$2:.K62]) / (ROW([.K62])-1)) / 3 * 100" office:value-type="float" office:value="62.2950819672131" calcext:value-type="float">
            <text:p>62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25" calcext:value-type="date">
            <text:p>23-12-25</text:p>
          </table:table-cell>
          <table:table-cell table:style-name="ce38" office:value-type="float" office:value="62" calcext:value-type="float">
            <text:p>6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3])/(101.3-(2.67123*[.D63]))" office:value-type="float" office:value="101.390294130202" calcext:value-type="float">
            <text:p>101.39</text:p>
          </table:table-cell>
          <table:table-cell table:style-name="ce47" table:formula="of:=IF([.$O63]&lt;&gt;0; [.E63]/[.$O63]; 0)" office:value-type="float" office:value="0.930186184680748" calcext:value-type="float">
            <text:p>0.93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3])/(101.3-(2.67123*[.H63]))" office:value-type="float" office:value="162.224470608323" calcext:value-type="float">
            <text:p>162.22</text:p>
          </table:table-cell>
          <table:table-cell table:style-name="ce47" table:formula="of:=IF([.$O63]&lt;&gt;0; [.I63]/[.$O63]; 0)" office:value-type="float" office:value="1.4882978954892" calcext:value-type="float">
            <text:p>1.4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3])/(101.3-(2.67123*[.L63]))" office:value-type="float" office:value="172.363500021343" calcext:value-type="float">
            <text:p>172.36</text:p>
          </table:table-cell>
          <table:table-cell table:style-name="ce47" table:formula="of:=IF([.$O63]&lt;&gt;0; [.M63]/[.$O63]; 0)" office:value-type="float" office:value="1.58131651395727" calcext:value-type="float">
            <text:p>1.58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63]); ISBLANK([.I63]); ISBLANK([.M63]); [.E63]=0; [.I63]=0; [.M63]=0); 0; [.E63]+[.I63]+[.M63])" office:value-type="float" office:value="435.978264759868" calcext:value-type="float">
            <text:p>435.98</text:p>
          </table:table-cell>
          <table:table-cell table:style-name="ce47" table:formula="of:=IF(OR(ISBLANK([.F63]); ISBLANK([.J63]); ISBLANK([.N63]); [.F63]=0; [.J63]=0; [.N63]=0); 0; [.F63]+[.J63]+[.N63])" office:value-type="float" office:value="3.99980059412722" calcext:value-type="float">
            <text:p>4.00</text:p>
          </table:table-cell>
          <table:table-cell table:formula="of:=(COUNTA([.$C$2:.C63]) / (ROW([.C63])-1) + COUNTA([.$G$2:.G63]) / (ROW([.G63])-1) + COUNTA([.$K$2:.K63]) / (ROW([.K63])-1)) / 3 * 100" office:value-type="float" office:value="62.9032258064516" calcext:value-type="float">
            <text:p>62.9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01" calcext:value-type="date">
            <text:p>24-01-01</text:p>
          </table:table-cell>
          <table:table-cell table:style-name="ce43" office:value-type="float" office:value="63" calcext:value-type="float">
            <text:p>6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4])/(101.3-(2.67123*[.D64]))" office:value-type="float" office:value="106.459808836712" calcext:value-type="float">
            <text:p>106.46</text:p>
          </table:table-cell>
          <table:table-cell table:style-name="ce46" table:formula="of:=IF([.$O64]&lt;&gt;0; [.E64]/[.$O64]; 0)" office:value-type="float" office:value="0.967816443970106" calcext:value-type="float">
            <text:p>0.9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64])/(101.3-(2.67123*[.H64]))" office:value-type="float" office:value="171.51498435301" calcext:value-type="float">
            <text:p>171.51</text:p>
          </table:table-cell>
          <table:table-cell table:style-name="ce46" table:formula="of:=IF([.$O64]&lt;&gt;0; [.I64]/[.$O64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64])/(101.3-(2.67123*[.L64]))" office:value-type="float" office:value="171.51498435301" calcext:value-type="float">
            <text:p>171.51</text:p>
          </table:table-cell>
          <table:table-cell table:style-name="ce46" table:formula="of:=IF([.$O64]&lt;&gt;0; [.M64]/[.$O64]; 0)" office:value-type="float" office:value="1.55922713048191" calcext:value-type="float">
            <text:p>1.56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64]); ISBLANK([.I64]); ISBLANK([.M64]); [.E64]=0; [.I64]=0; [.M64]=0); 0; [.E64]+[.I64]+[.M64])" office:value-type="float" office:value="449.489777542732" calcext:value-type="float">
            <text:p>449.49</text:p>
          </table:table-cell>
          <table:table-cell table:style-name="ce46" table:formula="of:=IF(OR(ISBLANK([.F64]); ISBLANK([.J64]); ISBLANK([.N64]); [.F64]=0; [.J64]=0; [.N64]=0); 0; [.F64]+[.J64]+[.N64])" office:value-type="float" office:value="4.08627070493392" calcext:value-type="float">
            <text:p>4.09</text:p>
          </table:table-cell>
          <table:table-cell table:formula="of:=(COUNTA([.$C$2:.C64]) / (ROW([.C64])-1) + COUNTA([.$G$2:.G64]) / (ROW([.G64])-1) + COUNTA([.$K$2:.K64]) / (ROW([.K64])-1)) / 3 * 100" office:value-type="float" office:value="63.4920634920635" calcext:value-type="float">
            <text:p>63.4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08" calcext:value-type="date">
            <text:p>24-01-08</text:p>
          </table:table-cell>
          <table:table-cell table:style-name="ce38" office:value-type="float" office:value="64" calcext:value-type="float">
            <text:p>6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5])/(101.3-(2.67123*[.D65]))" office:value-type="float" office:value="101.837021959599" calcext:value-type="float">
            <text:p>101.84</text:p>
          </table:table-cell>
          <table:table-cell table:style-name="ce47" table:formula="of:=IF([.$O65]&lt;&gt;0; [.E65]/[.$O65]; 0)" office:value-type="float" office:value="0.925791108723631" calcext:value-type="float">
            <text:p>0.93</text:p>
          </table:table-cell>
          <table:table-cell table:style-name="ce44" table:number-columns-repeated="2"/>
          <table:table-cell table:style-name="ce47" table:formula="of:=(100*[.G65])/(101.3-(2.67123*[.H65]))" office:value-type="float" office:value="0" calcext:value-type="float">
            <text:p>0.00</text:p>
          </table:table-cell>
          <table:table-cell table:style-name="ce47" table:formula="of:=IF([.$O65]&lt;&gt;0; [.I65]/[.$O65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65])/(101.3-(2.67123*[.L65]))" office:value-type="float" office:value="165.535361222437" calcext:value-type="float">
            <text:p>165.54</text:p>
          </table:table-cell>
          <table:table-cell table:style-name="ce47" table:formula="of:=IF([.$O65]&lt;&gt;0; [.M65]/[.$O65]; 0)" office:value-type="float" office:value="1.50486692020397" calcext:value-type="float">
            <text:p>1.5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47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63.5416666666667" calcext:value-type="float">
            <text:p>63.5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15" calcext:value-type="date">
            <text:p>24-01-15</text:p>
          </table:table-cell>
          <table:table-cell table:style-name="ce43" office:value-type="float" office:value="65" calcext:value-type="float">
            <text:p>6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6])/(101.3-(2.67123*[.D66]))" office:value-type="float" office:value="104.212759101578" calcext:value-type="float">
            <text:p>104.21</text:p>
          </table:table-cell>
          <table:table-cell table:style-name="ce46" table:formula="of:=IF([.$O66]&lt;&gt;0; [.E66]/[.$O66]; 0)" office:value-type="float" office:value="0.938853685599802" calcext:value-type="float">
            <text:p>0.94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6])/(101.3-(2.67123*[.H66]))" office:value-type="float" office:value="172.363500021343" calcext:value-type="float">
            <text:p>172.36</text:p>
          </table:table-cell>
          <table:table-cell table:style-name="ce46" table:formula="of:=IF([.$O66]&lt;&gt;0; [.I66]/[.$O66]; 0)" office:value-type="float" office:value="1.5528243245166" calcext:value-type="float">
            <text:p>1.5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K66])/(101.3-(2.67123*[.L66]))" office:value-type="float" office:value="182.08889734468" calcext:value-type="float">
            <text:p>182.09</text:p>
          </table:table-cell>
          <table:table-cell table:style-name="ce46" table:formula="of:=IF([.$O66]&lt;&gt;0; [.M66]/[.$O66]; 0)" office:value-type="float" office:value="1.64044051661874" calcext:value-type="float">
            <text:p>1.64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6]); ISBLANK([.I66]); ISBLANK([.M66]); [.E66]=0; [.I66]=0; [.M66]=0); 0; [.E66]+[.I66]+[.M66])" office:value-type="float" office:value="458.665156467601" calcext:value-type="float">
            <text:p>458.67</text:p>
          </table:table-cell>
          <table:table-cell table:style-name="ce46" table:formula="of:=IF(OR(ISBLANK([.F66]); ISBLANK([.J66]); ISBLANK([.N66]); [.F66]=0; [.J66]=0; [.N66]=0); 0; [.F66]+[.J66]+[.N66])" office:value-type="float" office:value="4.13211852673514" calcext:value-type="float">
            <text:p>4.13</text:p>
          </table:table-cell>
          <table:table-cell table:formula="of:=(COUNTA([.$C$2:.C66]) / (ROW([.C66])-1) + COUNTA([.$G$2:.G66]) / (ROW([.G66])-1) + COUNTA([.$K$2:.K66]) / (ROW([.K66])-1)) / 3 * 100" office:value-type="float" office:value="64.1025641025641" calcext:value-type="float">
            <text:p>64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22" calcext:value-type="date">
            <text:p>24-01-22</text:p>
          </table:table-cell>
          <table:table-cell table:style-name="ce38" office:value-type="float" office:value="66" calcext:value-type="float">
            <text:p>6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7])/(101.3-(2.67123*[.D67]))" office:value-type="float" office:value="101.837021959599" calcext:value-type="float">
            <text:p>101.84</text:p>
          </table:table-cell>
          <table:table-cell table:style-name="ce47" table:formula="of:=IF([.$O67]&lt;&gt;0; [.E67]/[.$O67]; 0)" office:value-type="float" office:value="0.91745064828467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67])/(101.3-(2.67123*[.H67]))" office:value-type="float" office:value="166.740414562524" calcext:value-type="float">
            <text:p>166.74</text:p>
          </table:table-cell>
          <table:table-cell table:style-name="ce47" table:formula="of:=IF([.$O67]&lt;&gt;0; [.I67]/[.$O67]; 0)" office:value-type="float" office:value="1.50216589695968" calcext:value-type="float">
            <text:p>1.5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7])/(101.3-(2.67123*[.L67]))" office:value-type="float" office:value="172.363500021343" calcext:value-type="float">
            <text:p>172.36</text:p>
          </table:table-cell>
          <table:table-cell table:style-name="ce47" table:formula="of:=IF([.$O67]&lt;&gt;0; [.M67]/[.$O67]; 0)" office:value-type="float" office:value="1.5528243245166" calcext:value-type="float">
            <text:p>1.55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7]); ISBLANK([.I67]); ISBLANK([.M67]); [.E67]=0; [.I67]=0; [.M67]=0); 0; [.E67]+[.I67]+[.M67])" office:value-type="float" office:value="440.940936543466" calcext:value-type="float">
            <text:p>440.94</text:p>
          </table:table-cell>
          <table:table-cell table:style-name="ce47" table:formula="of:=IF(OR(ISBLANK([.F67]); ISBLANK([.J67]); ISBLANK([.N67]); [.F67]=0; [.J67]=0; [.N67]=0); 0; [.F67]+[.J67]+[.N67])" office:value-type="float" office:value="3.97244086976095" calcext:value-type="float">
            <text:p>3.97</text:p>
          </table:table-cell>
          <table:table-cell table:formula="of:=(COUNTA([.$C$2:.C67]) / (ROW([.C67])-1) + COUNTA([.$G$2:.G67]) / (ROW([.G67])-1) + COUNTA([.$K$2:.K67]) / (ROW([.K67])-1)) / 3 * 100" office:value-type="float" office:value="64.6464646464647" calcext:value-type="float">
            <text:p>64.6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29" calcext:value-type="date">
            <text:p>24-01-29</text:p>
          </table:table-cell>
          <table:table-cell table:style-name="ce43" office:value-type="float" office:value="67" calcext:value-type="float">
            <text:p>67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8])/(101.3-(2.67123*[.D68]))" office:value-type="float" office:value="101.837021959599" calcext:value-type="float">
            <text:p>101.84</text:p>
          </table:table-cell>
          <table:table-cell table:style-name="ce46" table:formula="of:=IF([.$O68]&lt;&gt;0; [.E68]/[.$O68]; 0)" office:value-type="float" office:value="0.91745064828468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8])/(101.3-(2.67123*[.H68]))" office:value-type="float" office:value="176.571051970599" calcext:value-type="float">
            <text:p>176.57</text:p>
          </table:table-cell>
          <table:table-cell table:style-name="ce46" table:formula="of:=IF([.$O68]&lt;&gt;0; [.I68]/[.$O68]; 0)" office:value-type="float" office:value="1.59073019793333" calcext:value-type="float">
            <text:p>1.59</text:p>
          </table:table-cell>
          <table:table-cell table:style-name="ce44" table:number-columns-repeated="2"/>
          <table:table-cell table:style-name="ce46" table:formula="of:=(100*[.K68])/(101.3-(2.67123*[.L68]))" office:value-type="float" office:value="0" calcext:value-type="float">
            <text:p>0.00</text:p>
          </table:table-cell>
          <table:table-cell table:style-name="ce46" table:formula="of:=IF([.$O68]&lt;&gt;0; [.M68]/[.$O68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46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64.6766169154229" calcext:value-type="float">
            <text:p>64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05" calcext:value-type="date">
            <text:p>24-02-05</text:p>
          </table:table-cell>
          <table:table-cell table:style-name="ce38" office:value-type="float" office:value="68" calcext:value-type="float">
            <text:p>6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9])/(101.3-(2.67123*[.D69]))" office:value-type="float" office:value="101.390294130202" calcext:value-type="float">
            <text:p>101.39</text:p>
          </table:table-cell>
          <table:table-cell table:style-name="ce47" table:formula="of:=IF([.$O69]&lt;&gt;0; [.E69]/[.$O69]; 0)" office:value-type="float" office:value="0.913426073245059" calcext:value-type="float">
            <text:p>0.91</text:p>
          </table:table-cell>
          <table:table-cell table:style-name="ce44" table:number-columns-repeated="2"/>
          <table:table-cell table:style-name="ce47" table:formula="of:=(100*[.G69])/(101.3-(2.67123*[.H69]))" office:value-type="float" office:value="0" calcext:value-type="float">
            <text:p>0.00</text:p>
          </table:table-cell>
          <table:table-cell table:style-name="ce47" table:formula="of:=IF([.$O69]&lt;&gt;0; [.I69]/[.$O69]; 0)" office:value-type="float" office:value="0" calcext:value-type="float">
            <text:p>0.00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9])/(101.3-(2.67123*[.L69]))" office:value-type="float" office:value="177.433014727853" calcext:value-type="float">
            <text:p>177.43</text:p>
          </table:table-cell>
          <table:table-cell table:style-name="ce47" table:formula="of:=IF([.$O69]&lt;&gt;0; [.M69]/[.$O69]; 0)" office:value-type="float" office:value="1.59849562817885" calcext:value-type="float">
            <text:p>1.60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47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64.7058823529412" calcext:value-type="float">
            <text:p>64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12" calcext:value-type="date">
            <text:p>24-02-12</text:p>
          </table:table-cell>
          <table:table-cell table:style-name="ce43" office:value-type="float" office:value="69" calcext:value-type="float">
            <text:p>6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70])/(101.3-(2.67123*[.D70]))" office:value-type="float" office:value="101.390294130202" calcext:value-type="float">
            <text:p>101.39</text:p>
          </table:table-cell>
          <table:table-cell table:style-name="ce46" table:formula="of:=IF([.$O70]&lt;&gt;0; [.E70]/[.$O70]; 0)" office:value-type="float" office:value="0.913426073245059" calcext:value-type="float">
            <text:p>0.91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0])/(101.3-(2.67123*[.H70]))" office:value-type="float" office:value="162.224470608323" calcext:value-type="float">
            <text:p>162.22</text:p>
          </table:table-cell>
          <table:table-cell table:style-name="ce46" table:formula="of:=IF([.$O70]&lt;&gt;0; [.I70]/[.$O70]; 0)" office:value-type="float" office:value="1.46148171719209" calcext:value-type="float">
            <text:p>1.46</text:p>
          </table:table-cell>
          <table:table-cell table:style-name="ce44" office:value-type="float" office:value="140" calcext:value-type="float">
            <office:annotation draw:style-name="gr1" svg:width="1.1413in" svg:height="0.7083in" svg:x="11.2362in" svg:y="11.9276in" draw:caption-point-x="-0.2402in" draw:caption-point-y="0.5945in">
              <dc:creator>Unknown Author</dc:creator>
              <dc:date>2024-02-18T00:00:00</dc:date>
              <text:p>Uraz kolana (poza siłką)</text:p>
            </office:annotation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70])/(101.3-(2.67123*[.L70]))" office:value-type="float" office:value="150.075611308883" calcext:value-type="float">
            <text:p>150.08</text:p>
          </table:table-cell>
          <table:table-cell table:style-name="ce46" table:formula="of:=IF([.$O70]&lt;&gt;0; [.M70]/[.$O70]; 0)" office:value-type="float" office:value="1.35203253431426" calcext:value-type="float">
            <text:p>1.35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0]); ISBLANK([.I70]); ISBLANK([.M70]); [.E70]=0; [.I70]=0; [.M70]=0); 0; [.E70]+[.I70]+[.M70])" office:value-type="float" office:value="413.690376047408" calcext:value-type="float">
            <text:p>413.69</text:p>
          </table:table-cell>
          <table:table-cell table:style-name="ce46" table:formula="of:=IF(OR(ISBLANK([.F70]); ISBLANK([.J70]); ISBLANK([.N70]); [.F70]=0; [.J70]=0; [.N70]=0); 0; [.F70]+[.J70]+[.N70])" office:value-type="float" office:value="3.72694032475141" calcext:value-type="float">
            <text:p>3.73</text:p>
          </table:table-cell>
          <table:table-cell table:formula="of:=(COUNTA([.$C$2:.C70]) / (ROW([.C70])-1) + COUNTA([.$G$2:.G70]) / (ROW([.G70])-1) + COUNTA([.$K$2:.K70]) / (ROW([.K70])-1)) / 3 * 100" office:value-type="float" office:value="65.2173913043478" calcext:value-type="float">
            <text:p>65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19" calcext:value-type="date">
            <text:p>24-02-19</text:p>
          </table:table-cell>
          <table:table-cell table:style-name="ce38" office:value-type="float" office:value="70" calcext:value-type="float">
            <text:p>70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71])/(101.3-(2.67123*[.D71]))" office:value-type="float" office:value="99.321216733462" calcext:value-type="float">
            <text:p>99.32</text:p>
          </table:table-cell>
          <table:table-cell table:style-name="ce47" table:formula="of:=IF([.$O71]&lt;&gt;0; [.E71]/[.$O71]; 0)" office:value-type="float" office:value="0.902920152122382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71])/(101.3-(2.67123*[.H71]))" office:value-type="float" office:value="171.51498435301" calcext:value-type="float">
            <text:p>171.51</text:p>
          </table:table-cell>
          <table:table-cell table:style-name="ce47" table:formula="of:=IF([.$O71]&lt;&gt;0; [.I71]/[.$O71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office:annotation draw:style-name="gr1" svg:width="1.1413in" svg:height="0.7083in" svg:x="11.2362in" svg:y="12.1051in" draw:caption-point-x="-0.2402in" draw:caption-point-y="0.5945in">
              <dc:creator>Unknown Author</dc:creator>
              <dc:date>2024-02-23T00:00:00</dc:date>
              <text:p>Uraz maszyny xd</text:p>
            </office:annotation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1])/(101.3-(2.67123*[.L71]))" office:value-type="float" office:value="176.571051970599" calcext:value-type="float">
            <text:p>176.57</text:p>
          </table:table-cell>
          <table:table-cell table:style-name="ce47" table:formula="of:=IF([.$O71]&lt;&gt;0; [.M71]/[.$O71]; 0)" office:value-type="float" office:value="1.6051913815509" calcext:value-type="float">
            <text:p>1.61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1]); ISBLANK([.I71]); ISBLANK([.M71]); [.E71]=0; [.I71]=0; [.M71]=0); 0; [.E71]+[.I71]+[.M71])" office:value-type="float" office:value="447.407253057071" calcext:value-type="float">
            <text:p>447.41</text:p>
          </table:table-cell>
          <table:table-cell table:style-name="ce47" table:formula="of:=IF(OR(ISBLANK([.F71]); ISBLANK([.J71]); ISBLANK([.N71]); [.F71]=0; [.J71]=0; [.N71]=0); 0; [.F71]+[.J71]+[.N71])" office:value-type="float" office:value="4.06733866415519" calcext:value-type="float">
            <text:p>4.07</text:p>
          </table:table-cell>
          <table:table-cell table:formula="of:=(COUNTA([.$C$2:.C71]) / (ROW([.C71])-1) + COUNTA([.$G$2:.G71]) / (ROW([.G71])-1) + COUNTA([.$K$2:.K71]) / (ROW([.K71])-1)) / 3 * 100" office:value-type="float" office:value="65.7142857142857" calcext:value-type="float">
            <text:p>65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26" calcext:value-type="date">
            <text:p>24-02-26</text:p>
          </table:table-cell>
          <table:table-cell table:style-name="ce43" office:value-type="float" office:value="71" calcext:value-type="float">
            <text:p>71</text:p>
          </table:table-cell>
          <table:table-cell table:style-name="ce44" table:number-columns-repeated="2"/>
          <table:table-cell table:style-name="ce46" table:formula="of:=(100*[.C72])/(101.3-(2.67123*[.D72]))" office:value-type="float" office:value="0" calcext:value-type="float">
            <text:p>0.00</text:p>
          </table:table-cell>
          <table:table-cell table:style-name="ce46" table:formula="of:=IF([.$O72]&lt;&gt;0; [.E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72])/(101.3-(2.67123*[.H72]))" office:value-type="float" office:value="0" calcext:value-type="float">
            <text:p>0.00</text:p>
          </table:table-cell>
          <table:table-cell table:style-name="ce46" table:formula="of:=IF([.$O72]&lt;&gt;0; [.I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72])/(101.3-(2.67123*[.L72]))" office:value-type="float" office:value="0" calcext:value-type="float">
            <text:p>0.00</text:p>
          </table:table-cell>
          <table:table-cell table:style-name="ce46" table:formula="of:=IF([.$O72]&lt;&gt;0; [.M72]/[.$O72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46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64.7887323943662" calcext:value-type="float">
            <text:p>64.7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04" calcext:value-type="date">
            <text:p>24-03-04</text:p>
          </table:table-cell>
          <table:table-cell table:style-name="ce38" office:value-type="float" office:value="72" calcext:value-type="float">
            <text:p>7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3])/(101.3-(2.67123*[.D73]))" office:value-type="float" office:value="96.3207794236915" calcext:value-type="float">
            <text:p>96.32</text:p>
          </table:table-cell>
          <table:table-cell table:style-name="ce47" table:formula="of:=IF([.$O73]&lt;&gt;0; [.E73]/[.$O73]; 0)" office:value-type="float" office:value="0.875643449306286" calcext:value-type="float">
            <text:p>0.88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3])/(101.3-(2.67123*[.H73]))" office:value-type="float" office:value="172.363500021343" calcext:value-type="float">
            <text:p>172.36</text:p>
          </table:table-cell>
          <table:table-cell table:style-name="ce47" table:formula="of:=IF([.$O73]&lt;&gt;0; [.I73]/[.$O73]; 0)" office:value-type="float" office:value="1.56694090928493" calcext:value-type="float">
            <text:p>1.57</text:p>
          </table:table-cell>
          <table:table-cell table:style-name="ce44" table:number-columns-repeated="2"/>
          <table:table-cell table:style-name="ce47" table:formula="of:=(100*[.K73])/(101.3-(2.67123*[.L73]))" office:value-type="float" office:value="0" calcext:value-type="float">
            <text:p>0.00</text:p>
          </table:table-cell>
          <table:table-cell table:style-name="ce47" table:formula="of:=IF([.$O73]&lt;&gt;0; [.M73]/[.$O73]; 0)" office:value-type="float" office:value="0" calcext:value-type="float">
            <text:p>0.0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47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11" calcext:value-type="date">
            <text:p>24-03-11</text:p>
          </table:table-cell>
          <table:table-cell table:style-name="ce43" office:value-type="float" office:value="73" calcext:value-type="float">
            <text:p>7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74])/(101.3-(2.67123*[.D74]))" office:value-type="float" office:value="99.0021211464988" calcext:value-type="float">
            <text:p>99.00</text:p>
          </table:table-cell>
          <table:table-cell table:style-name="ce46" table:formula="of:=IF([.$O74]&lt;&gt;0; [.E74]/[.$O74]; 0)" office:value-type="float" office:value="0.900019283149989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4])/(101.3-(2.67123*[.H74]))" office:value-type="float" office:value="162.224470608323" calcext:value-type="float">
            <text:p>162.22</text:p>
          </table:table-cell>
          <table:table-cell table:style-name="ce46" table:formula="of:=IF([.$O74]&lt;&gt;0; [.I74]/[.$O74]; 0)" office:value-type="float" office:value="1.47476791462111" calcext:value-type="float">
            <text:p>1.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7" calcext:value-type="float">
            <text:p>7</text:p>
          </table:table-cell>
          <table:table-cell table:style-name="ce46" table:formula="of:=(100*[.K74])/(101.3-(2.67123*[.L74]))" office:value-type="float" office:value="108.957004234432" calcext:value-type="float">
            <text:p>108.96</text:p>
          </table:table-cell>
          <table:table-cell table:style-name="ce46" table:formula="of:=IF([.$O74]&lt;&gt;0; [.M74]/[.$O74]; 0)" office:value-type="float" office:value="0.990518220313022" calcext:value-type="float">
            <text:p>0.9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74]); ISBLANK([.I74]); ISBLANK([.M74]); [.E74]=0; [.I74]=0; [.M74]=0); 0; [.E74]+[.I74]+[.M74])" office:value-type="float" office:value="370.183595989254" calcext:value-type="float">
            <text:p>370.18</text:p>
          </table:table-cell>
          <table:table-cell table:style-name="ce46" table:formula="of:=IF(OR(ISBLANK([.F74]); ISBLANK([.J74]); ISBLANK([.N74]); [.F74]=0; [.J74]=0; [.N74]=0); 0; [.F74]+[.J74]+[.N74])" office:value-type="float" office:value="3.36530541808412" calcext:value-type="float">
            <text:p>3.37</text:p>
          </table:table-cell>
          <table:table-cell table:formula="of:=(COUNTA([.$C$2:.C74]) / (ROW([.C74])-1) + COUNTA([.$G$2:.G74]) / (ROW([.G74])-1) + COUNTA([.$K$2:.K74]) / (ROW([.K74])-1)) / 3 * 100" office:value-type="float" office:value="65.296803652968" calcext:value-type="float">
            <text:p>65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18" calcext:value-type="date">
            <text:p>24-03-18</text:p>
          </table:table-cell>
          <table:table-cell table:style-name="ce38" office:value-type="float" office:value="74" calcext:value-type="float">
            <text:p>7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5])/(101.3-(2.67123*[.D75]))" office:value-type="float" office:value="101.390294130202" calcext:value-type="float">
            <text:p>101.39</text:p>
          </table:table-cell>
          <table:table-cell table:style-name="ce47" table:formula="of:=IF([.$O75]&lt;&gt;0; [.E75]/[.$O75]; 0)" office:value-type="float" office:value="0.921729946638196" calcext:value-type="float">
            <text:p>0.92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5])/(101.3-(2.67123*[.H75]))" office:value-type="float" office:value="172.363500021343" calcext:value-type="float">
            <text:p>172.36</text:p>
          </table:table-cell>
          <table:table-cell table:style-name="ce47" table:formula="of:=IF([.$O75]&lt;&gt;0; [.I75]/[.$O75]; 0)" office:value-type="float" office:value="1.56694090928493" calcext:value-type="float">
            <text:p>1.5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K75])/(101.3-(2.67123*[.L75]))" office:value-type="float" office:value="140.725123726702" calcext:value-type="float">
            <text:p>140.73</text:p>
          </table:table-cell>
          <table:table-cell table:style-name="ce47" table:formula="of:=IF([.$O75]&lt;&gt;0; [.M75]/[.$O75]; 0)" office:value-type="float" office:value="1.27931930660638" calcext:value-type="float">
            <text:p>1.28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5]); ISBLANK([.I75]); ISBLANK([.M75]); [.E75]=0; [.I75]=0; [.M75]=0); 0; [.E75]+[.I75]+[.M75])" office:value-type="float" office:value="414.478917878247" calcext:value-type="float">
            <text:p>414.48</text:p>
          </table:table-cell>
          <table:table-cell table:style-name="ce47" table:formula="of:=IF(OR(ISBLANK([.F75]); ISBLANK([.J75]); ISBLANK([.N75]); [.F75]=0; [.J75]=0; [.N75]=0); 0; [.F75]+[.J75]+[.N75])" office:value-type="float" office:value="3.7679901625295" calcext:value-type="float">
            <text:p>3.77</text:p>
          </table:table-cell>
          <table:table-cell table:formula="of:=(COUNTA([.$C$2:.C75]) / (ROW([.C75])-1) + COUNTA([.$G$2:.G75]) / (ROW([.G75])-1) + COUNTA([.$K$2:.K75]) / (ROW([.K75])-1)) / 3 * 100" office:value-type="float" office:value="65.7657657657658" calcext:value-type="float">
            <text:p>65.7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25" calcext:value-type="date">
            <text:p>24-03-25</text:p>
          </table:table-cell>
          <table:table-cell table:style-name="ce43" office:value-type="float" office:value="75" calcext:value-type="float">
            <text:p>7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76])/(101.3-(2.67123*[.D76]))" office:value-type="float" office:value="96.4771786985679" calcext:value-type="float">
            <text:p>96.48</text:p>
          </table:table-cell>
          <table:table-cell table:style-name="ce46" table:formula="of:=IF([.$O76]&lt;&gt;0; [.E76]/[.$O7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6])/(101.3-(2.67123*[.H76]))" office:value-type="float" office:value="172.363500021343" calcext:value-type="float">
            <text:p>172.36</text:p>
          </table:table-cell>
          <table:table-cell table:style-name="ce46" table:formula="of:=IF([.$O76]&lt;&gt;0; [.I76]/[.$O76]; 0)" office:value-type="float" office:value="1.58131651395727" calcext:value-type="float">
            <text:p>1.5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K76])/(101.3-(2.67123*[.L76]))" office:value-type="float" office:value="134.070362807809" calcext:value-type="float">
            <text:p>134.07</text:p>
          </table:table-cell>
          <table:table-cell table:style-name="ce46" table:formula="of:=IF([.$O76]&lt;&gt;0; [.M76]/[.$O76]; 0)" office:value-type="float" office:value="1.23000332851201" calcext:value-type="float">
            <text:p>1.2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6]); ISBLANK([.I76]); ISBLANK([.M76]); [.E76]=0; [.I76]=0; [.M76]=0); 0; [.E76]+[.I76]+[.M76])" office:value-type="float" office:value="402.91104152772" calcext:value-type="float">
            <text:p>402.91</text:p>
          </table:table-cell>
          <table:table-cell table:style-name="ce46" table:formula="of:=IF(OR(ISBLANK([.F76]); ISBLANK([.J76]); ISBLANK([.N76]); [.F76]=0; [.J76]=0; [.N76]=0); 0; [.F76]+[.J76]+[.N76])" office:value-type="float" office:value="3.6964315736488" calcext:value-type="float">
            <text:p>3.70</text:p>
          </table:table-cell>
          <table:table-cell table:formula="of:=(COUNTA([.$C$2:.C76]) / (ROW([.C76])-1) + COUNTA([.$G$2:.G76]) / (ROW([.G76])-1) + COUNTA([.$K$2:.K76]) / (ROW([.K76])-1)) / 3 * 100" office:value-type="float" office:value="66.2222222222222" calcext:value-type="float">
            <text:p>66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01" calcext:value-type="date">
            <text:p>24-04-01</text:p>
          </table:table-cell>
          <table:table-cell table:style-name="ce38" office:value-type="float" office:value="76" calcext:value-type="float">
            <text:p>7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77])/(101.3-(2.67123*[.D77]))" office:value-type="float" office:value="99.0021211464988" calcext:value-type="float">
            <text:p>99.00</text:p>
          </table:table-cell>
          <table:table-cell table:style-name="ce47" table:formula="of:=IF([.$O77]&lt;&gt;0; [.E77]/[.$O77]; 0)" office:value-type="float" office:value="0.916686306912026" calcext:value-type="float">
            <text:p>0.92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7])/(101.3-(2.67123*[.H77]))" office:value-type="float" office:value="177.433014727853" calcext:value-type="float">
            <text:p>177.43</text:p>
          </table:table-cell>
          <table:table-cell table:style-name="ce47" table:formula="of:=IF([.$O77]&lt;&gt;0; [.I77]/[.$O77]; 0)" office:value-type="float" office:value="1.64289828451716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7])/(101.3-(2.67123*[.L77]))" office:value-type="float" office:value="172.156775671334" calcext:value-type="float">
            <text:p>172.16</text:p>
          </table:table-cell>
          <table:table-cell table:style-name="ce47" table:formula="of:=IF([.$O77]&lt;&gt;0; [.M77]/[.$O77]; 0)" office:value-type="float" office:value="1.59404421917902" calcext:value-type="float">
            <text:p>1.5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77]); ISBLANK([.I77]); ISBLANK([.M77]); [.E77]=0; [.I77]=0; [.M77]=0); 0; [.E77]+[.I77]+[.M77])" office:value-type="float" office:value="448.591911545686" calcext:value-type="float">
            <text:p>448.59</text:p>
          </table:table-cell>
          <table:table-cell table:style-name="ce47" table:formula="of:=IF(OR(ISBLANK([.F77]); ISBLANK([.J77]); ISBLANK([.N77]); [.F77]=0; [.J77]=0; [.N77]=0); 0; [.F77]+[.J77]+[.N77])" office:value-type="float" office:value="4.15362881060821" calcext:value-type="float">
            <text:p>4.15</text:p>
          </table:table-cell>
          <table:table-cell table:formula="of:=(COUNTA([.$C$2:.C77]) / (ROW([.C77])-1) + COUNTA([.$G$2:.G77]) / (ROW([.G77])-1) + COUNTA([.$K$2:.K77]) / (ROW([.K77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08" calcext:value-type="date">
            <text:p>24-04-08</text:p>
          </table:table-cell>
          <table:table-cell table:style-name="ce43" office:value-type="float" office:value="77" calcext:value-type="float">
            <text:p>7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78])/(101.3-(2.67123*[.D78]))" office:value-type="float" office:value="103.475115087638" calcext:value-type="float">
            <text:p>103.48</text:p>
          </table:table-cell>
          <table:table-cell table:style-name="ce46" table:formula="of:=IF([.$O78]&lt;&gt;0; [.E78]/[.$O78]; 0)" office:value-type="float" office:value="0.949312982455397" calcext:value-type="float">
            <text:p>0.9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78])/(101.3-(2.67123*[.H78]))" office:value-type="float" office:value="172.993180108619" calcext:value-type="float">
            <text:p>172.99</text:p>
          </table:table-cell>
          <table:table-cell table:style-name="ce46" table:formula="of:=IF([.$O78]&lt;&gt;0; [.I78]/[.$O78]; 0)" office:value-type="float" office:value="1.58709339549192" calcext:value-type="float">
            <text:p>1.59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78])/(101.3-(2.67123*[.L78]))" office:value-type="float" office:value="168.307888256135" calcext:value-type="float">
            <text:p>168.31</text:p>
          </table:table-cell>
          <table:table-cell table:style-name="ce46" table:formula="of:=IF([.$O78]&lt;&gt;0; [.M78]/[.$O78]; 0)" office:value-type="float" office:value="1.54410906657004" calcext:value-type="float">
            <text:p>1.54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8]); ISBLANK([.I78]); ISBLANK([.M78]); [.E78]=0; [.I78]=0; [.M78]=0); 0; [.E78]+[.I78]+[.M78])" office:value-type="float" office:value="444.776183452392" calcext:value-type="float">
            <text:p>444.78</text:p>
          </table:table-cell>
          <table:table-cell table:style-name="ce46" table:formula="of:=IF(OR(ISBLANK([.F78]); ISBLANK([.J78]); ISBLANK([.N78]); [.F78]=0; [.J78]=0; [.N78]=0); 0; [.F78]+[.J78]+[.N78])" office:value-type="float" office:value="4.08051544451736" calcext:value-type="float">
            <text:p>4.08</text:p>
          </table:table-cell>
          <table:table-cell table:formula="of:=(COUNTA([.$C$2:.C78]) / (ROW([.C78])-1) + COUNTA([.$G$2:.G78]) / (ROW([.G78])-1) + COUNTA([.$K$2:.K78]) / (ROW([.K78])-1)) / 3 * 100" office:value-type="float" office:value="67.0995670995671" calcext:value-type="float">
            <text:p>67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15" calcext:value-type="date">
            <text:p>24-04-15</text:p>
          </table:table-cell>
          <table:table-cell table:style-name="ce38" office:value-type="float" office:value="78" calcext:value-type="float">
            <text:p>7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9])/(101.3-(2.67123*[.D79]))" office:value-type="float" office:value="107.473711778014" calcext:value-type="float">
            <text:p>107.47</text:p>
          </table:table-cell>
          <table:table-cell table:style-name="ce47" table:formula="of:=IF([.$O79]&lt;&gt;0; [.E79]/[.$O79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9])/(101.3-(2.67123*[.H79]))" office:value-type="float" office:value="178.446917669155" calcext:value-type="float">
            <text:p>178.45</text:p>
          </table:table-cell>
          <table:table-cell table:style-name="ce47" table:formula="of:=IF([.$O79]&lt;&gt;0; [.I79]/[.$O79]; 0)" office:value-type="float" office:value="1.63712768503812" calcext:value-type="float">
            <text:p>1.64</text:p>
          </table:table-cell>
          <table:table-cell table:style-name="ce44" table:number-columns-repeated="2"/>
          <table:table-cell table:style-name="ce47" table:formula="of:=(100*[.K79])/(101.3-(2.67123*[.L79]))" office:value-type="float" office:value="0" calcext:value-type="float">
            <text:p>0.00</text:p>
          </table:table-cell>
          <table:table-cell table:style-name="ce47" table:formula="of:=IF([.$O79]&lt;&gt;0; [.M79]/[.$O79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47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67.0940170940171" calcext:value-type="float">
            <text:p>67.0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22" calcext:value-type="date">
            <text:p>24-04-22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C80])/(101.3-(2.67123*[.D80]))" office:value-type="float" office:value="106.716552159415" calcext:value-type="float">
            <text:p>106.72</text:p>
          </table:table-cell>
          <table:table-cell table:style-name="ce46" table:formula="of:=IF([.$O80]&lt;&gt;0; [.E80]/[.$O80]; 0)" office:value-type="float" office:value="0.98811622369829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80])/(101.3-(2.67123*[.H80]))" office:value-type="float" office:value="183.414456018777" calcext:value-type="float">
            <text:p>183.41</text:p>
          </table:table-cell>
          <table:table-cell table:style-name="ce46" table:formula="of:=IF([.$O80]&lt;&gt;0; [.I80]/[.$O80]; 0)" office:value-type="float" office:value="1.6982820001738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0])/(101.3-(2.67123*[.L80]))" office:value-type="float" office:value="178.446917669155" calcext:value-type="float">
            <text:p>178.45</text:p>
          </table:table-cell>
          <table:table-cell table:style-name="ce46" table:formula="of:=IF([.$O80]&lt;&gt;0; [.M80]/[.$O80]; 0)" office:value-type="float" office:value="1.6522862747144" calcext:value-type="float">
            <text:p>1.6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0]); ISBLANK([.I80]); ISBLANK([.M80]); [.E80]=0; [.I80]=0; [.M80]=0); 0; [.E80]+[.I80]+[.M80])" office:value-type="float" office:value="468.577925847347" calcext:value-type="float">
            <text:p>468.58</text:p>
          </table:table-cell>
          <table:table-cell table:style-name="ce46" table:formula="of:=IF(OR(ISBLANK([.F80]); ISBLANK([.J80]); ISBLANK([.N80]); [.F80]=0; [.J80]=0; [.N80]=0); 0; [.F80]+[.J80]+[.N80])" office:value-type="float" office:value="4.33868449858655" calcext:value-type="float">
            <text:p>4.34</text:p>
          </table:table-cell>
          <table:table-cell table:formula="of:=(COUNTA([.$C$2:.C80]) / (ROW([.C80])-1) + COUNTA([.$G$2:.G80]) / (ROW([.G80])-1) + COUNTA([.$K$2:.K80]) / (ROW([.K80])-1)) / 3 * 100" office:value-type="float" office:value="67.5105485232067" calcext:value-type="float">
            <text:p>67.5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29" calcext:value-type="date">
            <text:p>24-04-29</text:p>
          </table:table-cell>
          <table:table-cell table:style-name="ce38" office:value-type="float" office:value="80" calcext:value-type="float">
            <text:p>80</text:p>
          </table:table-cell>
          <table:table-cell table:style-name="ce44" table:number-columns-repeated="2"/>
          <table:table-cell table:style-name="ce47" table:formula="of:=(100*[.C81])/(101.3-(2.67123*[.D81]))" office:value-type="float" office:value="0" calcext:value-type="float">
            <text:p>0.00</text:p>
          </table:table-cell>
          <table:table-cell table:style-name="ce47" table:formula="of:=IF([.$O81]&lt;&gt;0; [.E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1])/(101.3-(2.67123*[.H81]))" office:value-type="float" office:value="0" calcext:value-type="float">
            <text:p>0.00</text:p>
          </table:table-cell>
          <table:table-cell table:style-name="ce47" table:formula="of:=IF([.$O81]&lt;&gt;0; [.I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81])/(101.3-(2.67123*[.L81]))" office:value-type="float" office:value="0" calcext:value-type="float">
            <text:p>0.00</text:p>
          </table:table-cell>
          <table:table-cell table:style-name="ce47" table:formula="of:=IF([.$O81]&lt;&gt;0; [.M81]/[.$O81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1]); ISBLANK([.I81]); ISBLANK([.M81]); [.E81]=0; [.I81]=0; [.M81]=0); 0; [.E81]+[.I81]+[.M81])" office:value-type="float" office:value="0" calcext:value-type="float">
            <text:p>0.00</text:p>
          </table:table-cell>
          <table:table-cell table:style-name="ce47" table:formula="of:=IF(OR(ISBLANK([.F81]); ISBLANK([.J81]); ISBLANK([.N81]); [.F81]=0; [.J81]=0; [.N81]=0); 0; [.F81]+[.J81]+[.N81])" office:value-type="float" office:value="0" calcext:value-type="float">
            <text:p>0.00</text:p>
          </table:table-cell>
          <table:table-cell table:formula="of:=(COUNTA([.$C$2:.C81]) / (ROW([.C81])-1) + COUNTA([.$G$2:.G81]) / (ROW([.G81])-1) + COUNTA([.$K$2:.K81]) / (ROW([.K81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06" calcext:value-type="date">
            <text:p>24-05-06</text:p>
          </table:table-cell>
          <table:table-cell table:style-name="ce43" office:value-type="float" office:value="81" calcext:value-type="float">
            <text:p>8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2])/(101.3-(2.67123*[.D82]))" office:value-type="float" office:value="102.404197071504" calcext:value-type="float">
            <text:p>102.40</text:p>
          </table:table-cell>
          <table:table-cell table:style-name="ce46" table:formula="of:=IF([.$O82]&lt;&gt;0; [.E82]/[.$O82]; 0)" office:value-type="float" office:value="0.957048570761716" calcext:value-type="float">
            <text:p>0.96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2])/(101.3-(2.67123*[.H82]))" office:value-type="float" office:value="168.307888256135" calcext:value-type="float">
            <text:p>168.31</text:p>
          </table:table-cell>
          <table:table-cell table:style-name="ce46" table:formula="of:=IF([.$O82]&lt;&gt;0; [.I82]/[.$O82]; 0)" office:value-type="float" office:value="1.57297091828163" calcext:value-type="float">
            <text:p>1.57</text:p>
          </table:table-cell>
          <table:table-cell table:style-name="ce44" table:number-columns-repeated="2"/>
          <table:table-cell table:style-name="ce46" table:formula="of:=(100*[.K82])/(101.3-(2.67123*[.L82]))" office:value-type="float" office:value="0" calcext:value-type="float">
            <text:p>0.00</text:p>
          </table:table-cell>
          <table:table-cell table:style-name="ce46" table:formula="of:=IF([.$O82]&lt;&gt;0; [.M82]/[.$O8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82]); ISBLANK([.I82]); ISBLANK([.M82]); [.E82]=0; [.I82]=0; [.M82]=0); 0; [.E82]+[.I82]+[.M82])" office:value-type="float" office:value="0" calcext:value-type="float">
            <text:p>0.00</text:p>
          </table:table-cell>
          <table:table-cell table:style-name="ce46" table:formula="of:=IF(OR(ISBLANK([.F82]); ISBLANK([.J82]); ISBLANK([.N82]); [.F82]=0; [.J82]=0; [.N82]=0); 0; [.F82]+[.J82]+[.N82])" office:value-type="float" office:value="0" calcext:value-type="float">
            <text:p>0.00</text:p>
          </table:table-cell>
          <table:table-cell table:formula="of:=(COUNTA([.$C$2:.C82]) / (ROW([.C82])-1) + COUNTA([.$G$2:.G82]) / (ROW([.G82])-1) + COUNTA([.$K$2:.K82]) / (ROW([.K82])-1)) / 3 * 100" office:value-type="float" office:value="66.6666666666667" calcext:value-type="float">
            <text:p>66.6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13" calcext:value-type="date">
            <text:p>24-05-13</text:p>
          </table:table-cell>
          <table:table-cell table:style-name="ce38" office:value-type="float" office:value="82" calcext:value-type="float">
            <text:p>8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3])/(101.3-(2.67123*[.D83]))" office:value-type="float" office:value="99.0021211464988" calcext:value-type="float">
            <text:p>99.00</text:p>
          </table:table-cell>
          <table:table-cell table:style-name="ce47" table:formula="of:=IF([.$O83]&lt;&gt;0; [.E83]/[.$O83]; 0)" office:value-type="float" office:value="0.925253468658867" calcext:value-type="float">
            <text:p>0.93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3])/(101.3-(2.67123*[.H83]))" office:value-type="float" office:value="178.446917669155" calcext:value-type="float">
            <text:p>178.45</text:p>
          </table:table-cell>
          <table:table-cell table:style-name="ce47" table:formula="of:=IF([.$O83]&lt;&gt;0; [.I83]/[.$O83]; 0)" office:value-type="float" office:value="1.66772820251547" calcext:value-type="float">
            <text:p>1.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83])/(101.3-(2.67123*[.L83]))" office:value-type="float" office:value="162.571904198461" calcext:value-type="float">
            <text:p>162.57</text:p>
          </table:table-cell>
          <table:table-cell table:style-name="ce47" table:formula="of:=IF([.$O83]&lt;&gt;0; [.M83]/[.$O83]; 0)" office:value-type="float" office:value="1.51936359063982" calcext:value-type="float">
            <text:p>1.52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3]); ISBLANK([.I83]); ISBLANK([.M83]); [.E83]=0; [.I83]=0; [.M83]=0); 0; [.E83]+[.I83]+[.M83])" office:value-type="float" office:value="440.020943014115" calcext:value-type="float">
            <text:p>440.02</text:p>
          </table:table-cell>
          <table:table-cell table:style-name="ce47" table:formula="of:=IF(OR(ISBLANK([.F83]); ISBLANK([.J83]); ISBLANK([.N83]); [.F83]=0; [.J83]=0; [.N83]=0); 0; [.F83]+[.J83]+[.N83])" office:value-type="float" office:value="4.11234526181416" calcext:value-type="float">
            <text:p>4.11</text:p>
          </table:table-cell>
          <table:table-cell table:formula="of:=(COUNTA([.$C$2:.C83]) / (ROW([.C83])-1) + COUNTA([.$G$2:.G83]) / (ROW([.G83])-1) + COUNTA([.$K$2:.K83]) / (ROW([.K83])-1)) / 3 * 100" office:value-type="float" office:value="67.0731707317073" calcext:value-type="float">
            <text:p>67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20" calcext:value-type="date">
            <text:p>24-05-20</text:p>
          </table:table-cell>
          <table:table-cell table:style-name="ce43" office:value-type="float" office:value="83" calcext:value-type="float">
            <text:p>83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4])/(101.3-(2.67123*[.D84]))" office:value-type="float" office:value="102.404197071504" calcext:value-type="float">
            <text:p>102.40</text:p>
          </table:table-cell>
          <table:table-cell table:style-name="ce46" table:formula="of:=IF([.$O84]&lt;&gt;0; [.E84]/[.$O84]; 0)" office:value-type="float" office:value="0.948187009921329" calcext:value-type="float">
            <text:p>0.95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4])/(101.3-(2.67123*[.H84]))" office:value-type="float" office:value="178.446917669155" calcext:value-type="float">
            <text:p>178.45</text:p>
          </table:table-cell>
          <table:table-cell table:style-name="ce46" table:formula="of:=IF([.$O84]&lt;&gt;0; [.I84]/[.$O84]; 0)" office:value-type="float" office:value="1.6522862747144" calcext:value-type="float">
            <text:p>1.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4])/(101.3-(2.67123*[.L84]))" office:value-type="float" office:value="168.307888256135" calcext:value-type="float">
            <text:p>168.31</text:p>
          </table:table-cell>
          <table:table-cell table:style-name="ce46" table:formula="of:=IF([.$O84]&lt;&gt;0; [.M84]/[.$O84]; 0)" office:value-type="float" office:value="1.55840637274199" calcext:value-type="float">
            <text:p>1.56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4]); ISBLANK([.I84]); ISBLANK([.M84]); [.E84]=0; [.I84]=0; [.M84]=0); 0; [.E84]+[.I84]+[.M84])" office:value-type="float" office:value="449.159002996794" calcext:value-type="float">
            <text:p>449.16</text:p>
          </table:table-cell>
          <table:table-cell table:style-name="ce46" table:formula="of:=IF(OR(ISBLANK([.F84]); ISBLANK([.J84]); ISBLANK([.N84]); [.F84]=0; [.J84]=0; [.N84]=0); 0; [.F84]+[.J84]+[.N84])" office:value-type="float" office:value="4.15887965737772" calcext:value-type="float">
            <text:p>4.16</text:p>
          </table:table-cell>
          <table:table-cell table:formula="of:=(COUNTA([.$C$2:.C84]) / (ROW([.C84])-1) + COUNTA([.$G$2:.G84]) / (ROW([.G84])-1) + COUNTA([.$K$2:.K84]) / (ROW([.K84])-1)) / 3 * 100" office:value-type="float" office:value="67.4698795180723" calcext:value-type="float">
            <text:p>67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27" calcext:value-type="date">
            <text:p>24-05-27</text:p>
          </table:table-cell>
          <table:table-cell table:style-name="ce38" office:value-type="float" office:value="84" calcext:value-type="float">
            <text:p>84</text:p>
          </table:table-cell>
          <table:table-cell table:style-name="ce44" table:number-columns-repeated="2"/>
          <table:table-cell table:style-name="ce47" table:formula="of:=(100*[.C85])/(101.3-(2.67123*[.D85]))" office:value-type="float" office:value="0" calcext:value-type="float">
            <text:p>0.00</text:p>
          </table:table-cell>
          <table:table-cell table:style-name="ce47" table:formula="of:=IF([.$O85]&lt;&gt;0; [.E85]/[.$O8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5])/(101.3-(2.67123*[.H85]))" office:value-type="float" office:value="0" calcext:value-type="float">
            <text:p>0.00</text:p>
          </table:table-cell>
          <table:table-cell table:style-name="ce47" table:formula="of:=IF([.$O85]&lt;&gt;0; [.I85]/[.$O85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85])/(101.3-(2.67123*[.L85]))" office:value-type="float" office:value="172.156775671334" calcext:value-type="float">
            <text:p>172.16</text:p>
          </table:table-cell>
          <table:table-cell table:style-name="ce47" table:formula="of:=IF([.$O85]&lt;&gt;0; [.M85]/[.$O85]; 0)" office:value-type="float" office:value="1.60894182870406" calcext:value-type="float">
            <text:p>1.61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5]); ISBLANK([.I85]); ISBLANK([.M85]); [.E85]=0; [.I85]=0; [.M85]=0); 0; [.E85]+[.I85]+[.M85])" office:value-type="float" office:value="0" calcext:value-type="float">
            <text:p>0.00</text:p>
          </table:table-cell>
          <table:table-cell table:style-name="ce47" table:formula="of:=IF(OR(ISBLANK([.F85]); ISBLANK([.J85]); ISBLANK([.N85]); [.F85]=0; [.J85]=0; [.N85]=0); 0; [.F85]+[.J85]+[.N85])" office:value-type="float" office:value="0" calcext:value-type="float">
            <text:p>0.00</text:p>
          </table:table-cell>
          <table:table-cell table:formula="of:=(COUNTA([.$C$2:.C85]) / (ROW([.C85])-1) + COUNTA([.$G$2:.G85]) / (ROW([.G85])-1) + COUNTA([.$K$2:.K85]) / (ROW([.K85])-1)) / 3 * 100" office:value-type="float" office:value="67.0634920634921" calcext:value-type="float">
            <text:p>67.0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03" calcext:value-type="date">
            <text:p>24-06-03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86])/(101.3-(2.67123*[.D86]))" office:value-type="float" office:value="105.254886692593" calcext:value-type="float">
            <text:p>105.25</text:p>
          </table:table-cell>
          <table:table-cell table:style-name="ce46" table:formula="of:=IF([.$O86]&lt;&gt;0; [.E86]/[.$O86]; 0)" office:value-type="float" office:value="0.97458228419068" calcext:value-type="float">
            <text:p>0.97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6])/(101.3-(2.67123*[.H86]))" office:value-type="float" office:value="183.516432375665" calcext:value-type="float">
            <text:p>183.52</text:p>
          </table:table-cell>
          <table:table-cell table:style-name="ce46" table:formula="of:=IF([.$O86]&lt;&gt;0; [.I86]/[.$O86]; 0)" office:value-type="float" office:value="1.699226225700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86])/(101.3-(2.67123*[.L86]))" office:value-type="float" office:value="188.666482788311" calcext:value-type="float">
            <text:p>188.67</text:p>
          </table:table-cell>
          <table:table-cell table:style-name="ce46" table:formula="of:=IF([.$O86]&lt;&gt;0; [.M86]/[.$O86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6]); ISBLANK([.I86]); ISBLANK([.M86]); [.E86]=0; [.I86]=0; [.M86]=0); 0; [.E86]+[.I86]+[.M86])" office:value-type="float" office:value="477.437801856569" calcext:value-type="float">
            <text:p>477.44</text:p>
          </table:table-cell>
          <table:table-cell table:style-name="ce46" table:formula="of:=IF(OR(ISBLANK([.F86]); ISBLANK([.J86]); ISBLANK([.N86]); [.F86]=0; [.J86]=0; [.N86]=0); 0; [.F86]+[.J86]+[.N86])" office:value-type="float" office:value="4.42072038756082" calcext:value-type="float">
            <text:p>4.42</text:p>
          </table:table-cell>
          <table:table-cell table:formula="of:=(COUNTA([.$C$2:.C86]) / (ROW([.C86])-1) + COUNTA([.$G$2:.G86]) / (ROW([.G86])-1) + COUNTA([.$K$2:.K86]) / (ROW([.K86])-1)) / 3 * 100" office:value-type="float" office:value="67.4509803921569" calcext:value-type="float">
            <text:p>67.4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10" calcext:value-type="date">
            <text:p>24-06-10</text:p>
          </table:table-cell>
          <table:table-cell table:style-name="ce38" office:value-type="float" office:value="86" calcext:value-type="float">
            <text:p>8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7])/(101.3-(2.67123*[.D87]))" office:value-type="float" office:value="105.254886692593" calcext:value-type="float">
            <text:p>105.25</text:p>
          </table:table-cell>
          <table:table-cell table:style-name="ce47" table:formula="of:=IF([.$O87]&lt;&gt;0; [.E87]/[.$O87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7])/(101.3-(2.67123*[.H87]))" office:value-type="float" office:value="178.446917669155" calcext:value-type="float">
            <text:p>178.45</text:p>
          </table:table-cell>
          <table:table-cell table:style-name="ce47" table:formula="of:=IF([.$O87]&lt;&gt;0; [.I87]/[.$O87]; 0)" office:value-type="float" office:value="1.66772820251547" calcext:value-type="float">
            <text:p>1.6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87])/(101.3-(2.67123*[.L87]))" office:value-type="float" office:value="177.946796266247" calcext:value-type="float">
            <text:p>177.95</text:p>
          </table:table-cell>
          <table:table-cell table:style-name="ce47" table:formula="of:=IF([.$O87]&lt;&gt;0; [.M87]/[.$O87]; 0)" office:value-type="float" office:value="1.66305417071259" calcext:value-type="float">
            <text:p>1.6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7]); ISBLANK([.I87]); ISBLANK([.M87]); [.E87]=0; [.I87]=0; [.M87]=0); 0; [.E87]+[.I87]+[.M87])" office:value-type="float" office:value="461.648600627995" calcext:value-type="float">
            <text:p>461.65</text:p>
          </table:table-cell>
          <table:table-cell table:style-name="ce47" table:formula="of:=IF(OR(ISBLANK([.F87]); ISBLANK([.J87]); ISBLANK([.N87]); [.F87]=0; [.J87]=0; [.N87]=0); 0; [.F87]+[.J87]+[.N87])" office:value-type="float" office:value="4.31447290306538" calcext:value-type="float">
            <text:p>4.31</text:p>
          </table:table-cell>
          <table:table-cell table:formula="of:=(COUNTA([.$C$2:.C87]) / (ROW([.C87])-1) + COUNTA([.$G$2:.G87]) / (ROW([.G87])-1) + COUNTA([.$K$2:.K87]) / (ROW([.K87])-1)) / 3 * 100" office:value-type="float" office:value="67.8294573643411" calcext:value-type="float">
            <text:p>67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17" calcext:value-type="date">
            <text:p>24-06-17</text:p>
          </table:table-cell>
          <table:table-cell table:style-name="ce43" office:value-type="float" office:value="87" calcext:value-type="float">
            <text:p>87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8])/(101.3-(2.67123*[.D88]))" office:value-type="float" office:value="107.473711778014" calcext:value-type="float">
            <text:p>107.47</text:p>
          </table:table-cell>
          <table:table-cell table:style-name="ce46" table:formula="of:=IF([.$O88]&lt;&gt;0; [.E88]/[.$O88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8])/(101.3-(2.67123*[.H88]))" office:value-type="float" office:value="178.446917669155" calcext:value-type="float">
            <text:p>178.45</text:p>
          </table:table-cell>
          <table:table-cell table:style-name="ce46" table:formula="of:=IF([.$O88]&lt;&gt;0; [.I88]/[.$O88]; 0)" office:value-type="float" office:value="1.63712768503812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88])/(101.3-(2.67123*[.L88]))" office:value-type="float" office:value="177.385911578809" calcext:value-type="float">
            <text:p>177.39</text:p>
          </table:table-cell>
          <table:table-cell table:style-name="ce46" table:formula="of:=IF([.$O88]&lt;&gt;0; [.M88]/[.$O88]; 0)" office:value-type="float" office:value="1.62739368420925" calcext:value-type="float">
            <text:p>1.6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88]); ISBLANK([.I88]); ISBLANK([.M88]); [.E88]=0; [.I88]=0; [.M88]=0); 0; [.E88]+[.I88]+[.M88])" office:value-type="float" office:value="463.306541025978" calcext:value-type="float">
            <text:p>463.31</text:p>
          </table:table-cell>
          <table:table-cell table:style-name="ce46" table:formula="of:=IF(OR(ISBLANK([.F88]); ISBLANK([.J88]); ISBLANK([.N88]); [.F88]=0; [.J88]=0; [.N88]=0); 0; [.F88]+[.J88]+[.N88])" office:value-type="float" office:value="4.25051872500896" calcext:value-type="float">
            <text:p>4.25</text:p>
          </table:table-cell>
          <table:table-cell table:formula="of:=(COUNTA([.$C$2:.C88]) / (ROW([.C88])-1) + COUNTA([.$G$2:.G88]) / (ROW([.G88])-1) + COUNTA([.$K$2:.K88]) / (ROW([.K88])-1)) / 3 * 100" office:value-type="float" office:value="68.1992337164751" calcext:value-type="float">
            <text:p>68.2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24" calcext:value-type="date">
            <text:p>24-06-24</text:p>
          </table:table-cell>
          <table:table-cell table:style-name="ce38" office:value-type="float" office:value="88" calcext:value-type="float">
            <text:p>8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89])/(101.3-(2.67123*[.D89]))" office:value-type="float" office:value="107.473711778014" calcext:value-type="float">
            <text:p>107.47</text:p>
          </table:table-cell>
          <table:table-cell table:style-name="ce47" table:formula="of:=IF([.$O89]&lt;&gt;0; [.E89]/[.$O89]; 0)" office:value-type="float" office:value="0.995126960907534" calcext:value-type="float">
            <text:p>1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9])/(101.3-(2.67123*[.H89]))" office:value-type="float" office:value="178.446917669155" calcext:value-type="float">
            <text:p>178.45</text:p>
          </table:table-cell>
          <table:table-cell table:style-name="ce47" table:formula="of:=IF([.$O89]&lt;&gt;0; [.I89]/[.$O89]; 0)" office:value-type="float" office:value="1.6522862747144" calcext:value-type="float">
            <text:p>1.65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89])/(101.3-(2.67123*[.L89]))" office:value-type="float" office:value="188.585947082175" calcext:value-type="float">
            <text:p>188.59</text:p>
          </table:table-cell>
          <table:table-cell table:style-name="ce47" table:formula="of:=IF([.$O89]&lt;&gt;0; [.M89]/[.$O89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9]); ISBLANK([.I89]); ISBLANK([.M89]); [.E89]=0; [.I89]=0; [.M89]=0); 0; [.E89]+[.I89]+[.M89])" office:value-type="float" office:value="474.506576529344" calcext:value-type="float">
            <text:p>474.51</text:p>
          </table:table-cell>
          <table:table-cell table:style-name="ce47" table:formula="of:=IF(OR(ISBLANK([.F89]); ISBLANK([.J89]); ISBLANK([.N89]); [.F89]=0; [.J89]=0; [.N89]=0); 0; [.F89]+[.J89]+[.N89])" office:value-type="float" office:value="4.39357941230873" calcext:value-type="float">
            <text:p>4.39</text:p>
          </table:table-cell>
          <table:table-cell table:formula="of:=(COUNTA([.$C$2:.C89]) / (ROW([.C89])-1) + COUNTA([.$G$2:.G89]) / (ROW([.G89])-1) + COUNTA([.$K$2:.K89]) / (ROW([.K89])-1)) / 3 * 100" office:value-type="float" office:value="68.5606060606061" calcext:value-type="float">
            <text:p>68.5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01" calcext:value-type="date">
            <text:p>24-07-01</text:p>
          </table:table-cell>
          <table:table-cell table:style-name="ce43" office:value-type="float" office:value="89" calcext:value-type="float">
            <text:p>89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0])/(101.3-(2.67123*[.D90]))" office:value-type="float" office:value="112.543226484524" calcext:value-type="float">
            <text:p>112.54</text:p>
          </table:table-cell>
          <table:table-cell table:style-name="ce46" table:formula="of:=IF([.$O90]&lt;&gt;0; [.E90]/[.$O90]; 0)" office:value-type="float" office:value="1.04206691189374" calcext:value-type="float">
            <text:p>1.0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0])/(101.3-(2.67123*[.H90]))" office:value-type="float" office:value="178.446917669155" calcext:value-type="float">
            <text:p>178.45</text:p>
          </table:table-cell>
          <table:table-cell table:style-name="ce46" table:formula="of:=IF([.$O90]&lt;&gt;0; [.I90]/[.$O90]; 0)" office:value-type="float" office:value="1.6522862747144" calcext:value-type="float">
            <text:p>1.65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0])/(101.3-(2.67123*[.L90]))" office:value-type="float" office:value="193.655461788685" calcext:value-type="float">
            <text:p>193.66</text:p>
          </table:table-cell>
          <table:table-cell table:style-name="ce46" table:formula="of:=IF([.$O90]&lt;&gt;0; [.M90]/[.$O90]; 0)" office:value-type="float" office:value="1.79310612767301" calcext:value-type="float">
            <text:p>1.79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90]); ISBLANK([.I90]); ISBLANK([.M90]); [.E90]=0; [.I90]=0; [.M90]=0); 0; [.E90]+[.I90]+[.M90])" office:value-type="float" office:value="484.645605942364" calcext:value-type="float">
            <text:p>484.65</text:p>
          </table:table-cell>
          <table:table-cell table:style-name="ce46" table:formula="of:=IF(OR(ISBLANK([.F90]); ISBLANK([.J90]); ISBLANK([.N90]); [.F90]=0; [.J90]=0; [.N90]=0); 0; [.F90]+[.J90]+[.N90])" office:value-type="float" office:value="4.48745931428115" calcext:value-type="float">
            <text:p>4.49</text:p>
          </table:table-cell>
          <table:table-cell table:formula="of:=(COUNTA([.$C$2:.C90]) / (ROW([.C90])-1) + COUNTA([.$G$2:.G90]) / (ROW([.G90])-1) + COUNTA([.$K$2:.K90]) / (ROW([.K90])-1)) / 3 * 100" office:value-type="float" office:value="68.9138576779026" calcext:value-type="float">
            <text:p>68.9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08" calcext:value-type="date">
            <text:p>24-07-08</text:p>
          </table:table-cell>
          <table:table-cell table:style-name="ce38" office:value-type="float" office:value="90" calcext:value-type="float">
            <text:p>90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91])/(101.3-(2.67123*[.D91]))" office:value-type="float" office:value="105.254886692593" calcext:value-type="float">
            <text:p>105.25</text:p>
          </table:table-cell>
          <table:table-cell table:style-name="ce47" table:formula="of:=IF([.$O91]&lt;&gt;0; [.E91]/[.$O91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1])/(101.3-(2.67123*[.H91]))" office:value-type="float" office:value="178.446917669155" calcext:value-type="float">
            <text:p>178.45</text:p>
          </table:table-cell>
          <table:table-cell table:style-name="ce47" table:formula="of:=IF([.$O91]&lt;&gt;0; [.I91]/[.$O91]; 0)" office:value-type="float" office:value="1.66772820251547" calcext:value-type="float">
            <text:p>1.67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1])/(101.3-(2.67123*[.L91]))" office:value-type="float" office:value="178.446917669155" calcext:value-type="float">
            <text:p>178.45</text:p>
          </table:table-cell>
          <table:table-cell table:style-name="ce47" table:formula="of:=IF([.$O91]&lt;&gt;0; [.M91]/[.$O91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91]); ISBLANK([.I91]); ISBLANK([.M91]); [.E91]=0; [.I91]=0; [.M91]=0); 0; [.E91]+[.I91]+[.M91])" office:value-type="float" office:value="462.148722030903" calcext:value-type="float">
            <text:p>462.15</text:p>
          </table:table-cell>
          <table:table-cell table:style-name="ce47" table:formula="of:=IF(OR(ISBLANK([.F91]); ISBLANK([.J91]); ISBLANK([.N91]); [.F91]=0; [.J91]=0; [.N91]=0); 0; [.F91]+[.J91]+[.N91])" office:value-type="float" office:value="4.31914693486826" calcext:value-type="float">
            <text:p>4.32</text:p>
          </table:table-cell>
          <table:table-cell table:formula="of:=(COUNTA([.$C$2:.C91]) / (ROW([.C91])-1) + COUNTA([.$G$2:.G91]) / (ROW([.G91])-1) + COUNTA([.$K$2:.K91]) / (ROW([.K91])-1)) / 3 * 100" office:value-type="float" office:value="69.2592592592593" calcext:value-type="float">
            <text:p>69.2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15" calcext:value-type="date">
            <text:p>24-07-15</text:p>
          </table:table-cell>
          <table:table-cell table:style-name="ce43" office:value-type="float" office:value="91" calcext:value-type="float">
            <text:p>9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2])/(101.3-(2.67123*[.D92]))" office:value-type="float" office:value="102.404197071504" calcext:value-type="float">
            <text:p>102.40</text:p>
          </table:table-cell>
          <table:table-cell table:style-name="ce46" table:formula="of:=IF([.$O92]&lt;&gt;0; [.E92]/[.$O92]; 0)" office:value-type="float" office:value="0.95704857076172" calcext:value-type="float">
            <text:p>0.96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2])/(101.3-(2.67123*[.H92]))" office:value-type="float" office:value="178.446917669155" calcext:value-type="float">
            <text:p>178.45</text:p>
          </table:table-cell>
          <table:table-cell table:style-name="ce46" table:formula="of:=IF([.$O92]&lt;&gt;0; [.I92]/[.$O92]; 0)" office:value-type="float" office:value="1.66772820251547" calcext:value-type="float">
            <text:p>1.67</text:p>
          </table:table-cell>
          <table:table-cell table:style-name="ce44" table:number-columns-repeated="2"/>
          <table:table-cell table:style-name="ce46" table:formula="of:=(100*[.K92])/(101.3-(2.67123*[.L92]))" office:value-type="float" office:value="0" calcext:value-type="float">
            <text:p>0.00</text:p>
          </table:table-cell>
          <table:table-cell table:style-name="ce46" table:formula="of:=IF([.$O92]&lt;&gt;0; [.M92]/[.$O9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2]); ISBLANK([.I92]); ISBLANK([.M92]); [.E92]=0; [.I92]=0; [.M92]=0); 0; [.E92]+[.I92]+[.M92])" office:value-type="float" office:value="0" calcext:value-type="float">
            <text:p>0.00</text:p>
          </table:table-cell>
          <table:table-cell table:style-name="ce46" table:formula="of:=IF(OR(ISBLANK([.F92]); ISBLANK([.J92]); ISBLANK([.N92]); [.F92]=0; [.J92]=0; [.N92]=0); 0; [.F92]+[.J92]+[.N92])" office:value-type="float" office:value="0" calcext:value-type="float">
            <text:p>0.00</text:p>
          </table:table-cell>
          <table:table-cell table:formula="of:=(COUNTA([.$C$2:.C92]) / (ROW([.C92])-1) + COUNTA([.$G$2:.G92]) / (ROW([.G92])-1) + COUNTA([.$K$2:.K92]) / (ROW([.K92])-1)) / 3 * 100" office:value-type="float" office:value="69.2307692307692" calcext:value-type="float">
            <text:p>69.2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22" calcext:value-type="date">
            <text:p>24-07-22</text:p>
          </table:table-cell>
          <table:table-cell table:style-name="ce38" office:value-type="float" office:value="92" calcext:value-type="float">
            <text:p>92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3])/(101.3-(2.67123*[.D93]))" office:value-type="float" office:value="107.473711778014" calcext:value-type="float">
            <text:p>107.47</text:p>
          </table:table-cell>
          <table:table-cell table:style-name="ce47" table:formula="of:=IF([.$O93]&lt;&gt;0; [.E93]/[.$O93]; 0)" office:value-type="float" office:value="0.995126960907534" calcext:value-type="float">
            <text:p>1.00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3])/(101.3-(2.67123*[.H93]))" office:value-type="float" office:value="183.516432375665" calcext:value-type="float">
            <text:p>183.52</text:p>
          </table:table-cell>
          <table:table-cell table:style-name="ce47" table:formula="of:=IF([.$O93]&lt;&gt;0; [.I93]/[.$O93]; 0)" office:value-type="float" office:value="1.6992262257006" calcext:value-type="float">
            <text:p>1.7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3])/(101.3-(2.67123*[.L93]))" office:value-type="float" office:value="188.585947082175" calcext:value-type="float">
            <text:p>188.59</text:p>
          </table:table-cell>
          <table:table-cell table:style-name="ce47" table:formula="of:=IF([.$O93]&lt;&gt;0; [.M93]/[.$O93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3]); ISBLANK([.I93]); ISBLANK([.M93]); [.E93]=0; [.I93]=0; [.M93]=0); 0; [.E93]+[.I93]+[.M93])" office:value-type="float" office:value="479.576091235854" calcext:value-type="float">
            <text:p>479.58</text:p>
          </table:table-cell>
          <table:table-cell table:style-name="ce47" table:formula="of:=IF(OR(ISBLANK([.F93]); ISBLANK([.J93]); ISBLANK([.N93]); [.F93]=0; [.J93]=0; [.N93]=0); 0; [.F93]+[.J93]+[.N93])" office:value-type="float" office:value="4.44051936329493" calcext:value-type="float">
            <text:p>4.44</text:p>
          </table:table-cell>
          <table:table-cell table:formula="of:=(COUNTA([.$C$2:.C93]) / (ROW([.C93])-1) + COUNTA([.$G$2:.G93]) / (ROW([.G93])-1) + COUNTA([.$K$2:.K93]) / (ROW([.K93])-1)) / 3 * 100" office:value-type="float" office:value="69.5652173913043" calcext:value-type="float">
            <text:p>69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29" calcext:value-type="date">
            <text:p>24-07-29</text:p>
          </table:table-cell>
          <table:table-cell table:style-name="ce43" office:value-type="float" office:value="93" calcext:value-type="float">
            <text:p>93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4])/(101.3-(2.67123*[.D94]))" office:value-type="float" office:value="107.473711778014" calcext:value-type="float">
            <text:p>107.47</text:p>
          </table:table-cell>
          <table:table-cell table:style-name="ce46" table:formula="of:=IF([.$O94]&lt;&gt;0; [.E94]/[.$O94]; 0)" office:value-type="float" office:value="1.00442721287863" calcext:value-type="float">
            <text:p>1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4])/(101.3-(2.67123*[.H94]))" office:value-type="float" office:value="168.307888256135" calcext:value-type="float">
            <text:p>168.31</text:p>
          </table:table-cell>
          <table:table-cell table:style-name="ce46" table:formula="of:=IF([.$O94]&lt;&gt;0; [.I94]/[.$O94]; 0)" office:value-type="float" office:value="1.57297091828163" calcext:value-type="float">
            <text:p>1.57</text:p>
          </table:table-cell>
          <table:table-cell table:style-name="ce44" office:value-type="float" office:value="188.5" calcext:value-type="float">
            <text:p>18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4])/(101.3-(2.67123*[.L94]))" office:value-type="float" office:value="191.12070443543" calcext:value-type="float">
            <text:p>191.12</text:p>
          </table:table-cell>
          <table:table-cell table:style-name="ce46" table:formula="of:=IF([.$O94]&lt;&gt;0; [.M94]/[.$O94]; 0)" office:value-type="float" office:value="1.78617480780776" calcext:value-type="float">
            <text:p>1.79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4]); ISBLANK([.I94]); ISBLANK([.M94]); [.E94]=0; [.I94]=0; [.M94]=0); 0; [.E94]+[.I94]+[.M94])" office:value-type="float" office:value="466.902304469579" calcext:value-type="float">
            <text:p>466.90</text:p>
          </table:table-cell>
          <table:table-cell table:style-name="ce46" table:formula="of:=IF(OR(ISBLANK([.F94]); ISBLANK([.J94]); ISBLANK([.N94]); [.F94]=0; [.J94]=0; [.N94]=0); 0; [.F94]+[.J94]+[.N94])" office:value-type="float" office:value="4.36357293896802" calcext:value-type="float">
            <text:p>4.36</text:p>
          </table:table-cell>
          <table:table-cell table:formula="of:=(COUNTA([.$C$2:.C94]) / (ROW([.C94])-1) + COUNTA([.$G$2:.G94]) / (ROW([.G94])-1) + COUNTA([.$K$2:.K94]) / (ROW([.K94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05" calcext:value-type="date">
            <text:p>24-08-05</text:p>
          </table:table-cell>
          <table:table-cell table:style-name="ce38" office:value-type="float" office:value="94" calcext:value-type="float">
            <text:p>94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5])/(101.3-(2.67123*[.D95]))" office:value-type="float" office:value="107.473711778014" calcext:value-type="float">
            <text:p>107.47</text:p>
          </table:table-cell>
          <table:table-cell table:style-name="ce47" table:formula="of:=IF([.$O95]&lt;&gt;0; [.E95]/[.$O95]; 0)" office:value-type="float" office:value="0.995126960907534" calcext:value-type="float">
            <text:p>1.0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5])/(101.3-(2.67123*[.H95]))" office:value-type="float" office:value="173.377402962645" calcext:value-type="float">
            <text:p>173.38</text:p>
          </table:table-cell>
          <table:table-cell table:style-name="ce47" table:formula="of:=IF([.$O95]&lt;&gt;0; [.I95]/[.$O95]; 0)" office:value-type="float" office:value="1.60534632372819" calcext:value-type="float">
            <text:p>1.61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95])/(101.3-(2.67123*[.L95]))" office:value-type="float" office:value="188.666482788311" calcext:value-type="float">
            <text:p>188.67</text:p>
          </table:table-cell>
          <table:table-cell table:style-name="ce47" table:formula="of:=IF([.$O95]&lt;&gt;0; [.M95]/[.$O95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5]); ISBLANK([.I95]); ISBLANK([.M95]); [.E95]=0; [.I95]=0; [.M95]=0); 0; [.E95]+[.I95]+[.M95])" office:value-type="float" office:value="469.51759752897" calcext:value-type="float">
            <text:p>469.52</text:p>
          </table:table-cell>
          <table:table-cell table:style-name="ce47" table:formula="of:=IF(OR(ISBLANK([.F95]); ISBLANK([.J95]); ISBLANK([.N95]); [.F95]=0; [.J95]=0; [.N95]=0); 0; [.F95]+[.J95]+[.N95])" office:value-type="float" office:value="4.34738516230527" calcext:value-type="float">
            <text:p>4.35</text:p>
          </table:table-cell>
          <table:table-cell table:formula="of:=(COUNTA([.$C$2:.C95]) / (ROW([.C95])-1) + COUNTA([.$G$2:.G95]) / (ROW([.G95])-1) + COUNTA([.$K$2:.K95]) / (ROW([.K95])-1)) / 3 * 100" office:value-type="float" office:value="70.2127659574468" calcext:value-type="float">
            <text:p>70.2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12" calcext:value-type="date">
            <text:p>24-08-12</text:p>
          </table:table-cell>
          <table:table-cell table:style-name="ce43" office:value-type="float" office:value="95" calcext:value-type="float">
            <text:p>9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6])/(101.3-(2.67123*[.D96]))" office:value-type="float" office:value="102.404197071504" calcext:value-type="float">
            <text:p>102.40</text:p>
          </table:table-cell>
          <table:table-cell table:style-name="ce46" table:formula="of:=IF([.$O96]&lt;&gt;0; [.E96]/[.$O96]; 0)" office:value-type="float" office:value="0.957048570761716" calcext:value-type="float">
            <text:p>0.96</text:p>
          </table:table-cell>
          <table:table-cell table:style-name="ce44" office:value-type="float" office:value="178.5" calcext:value-type="float">
            <text:p>17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6])/(101.3-(2.67123*[.H96]))" office:value-type="float" office:value="180.98167502241" calcext:value-type="float">
            <text:p>180.98</text:p>
          </table:table-cell>
          <table:table-cell table:style-name="ce46" table:formula="of:=IF([.$O96]&lt;&gt;0; [.I96]/[.$O96]; 0)" office:value-type="float" office:value="1.69141752357392" calcext:value-type="float">
            <text:p>1.69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6])/(101.3-(2.67123*[.L96]))" office:value-type="float" office:value="193.655461788685" calcext:value-type="float">
            <text:p>193.66</text:p>
          </table:table-cell>
          <table:table-cell table:style-name="ce46" table:formula="of:=IF([.$O96]&lt;&gt;0; [.M96]/[.$O96]; 0)" office:value-type="float" office:value="1.80986412886622" calcext:value-type="float">
            <text:p>1.81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6]); ISBLANK([.I96]); ISBLANK([.M96]); [.E96]=0; [.I96]=0; [.M96]=0); 0; [.E96]+[.I96]+[.M96])" office:value-type="float" office:value="477.041333882599" calcext:value-type="float">
            <text:p>477.04</text:p>
          </table:table-cell>
          <table:table-cell table:style-name="ce46" table:formula="of:=IF(OR(ISBLANK([.F96]); ISBLANK([.J96]); ISBLANK([.N96]); [.F96]=0; [.J96]=0; [.N96]=0); 0; [.F96]+[.J96]+[.N96])" office:value-type="float" office:value="4.45833022320186" calcext:value-type="float">
            <text:p>4.46</text:p>
          </table:table-cell>
          <table:table-cell table:formula="of:=(COUNTA([.$C$2:.C96]) / (ROW([.C96])-1) + COUNTA([.$G$2:.G96]) / (ROW([.G96])-1) + COUNTA([.$K$2:.K96]) / (ROW([.K96])-1)) / 3 * 100" office:value-type="float" office:value="70.5263157894737" calcext:value-type="float">
            <text:p>70.5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19" calcext:value-type="date">
            <text:p>24-08-19</text:p>
          </table:table-cell>
          <table:table-cell table:style-name="ce38" office:value-type="float" office:value="96" calcext:value-type="float">
            <text:p>9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7])/(101.3-(2.67123*[.D97]))" office:value-type="float" office:value="102.404197071504" calcext:value-type="float">
            <text:p>102.40</text:p>
          </table:table-cell>
          <table:table-cell table:style-name="ce47" table:formula="of:=IF([.$O97]&lt;&gt;0; [.E97]/[.$O97]; 0)" office:value-type="float" office:value="0.966077330863241" calcext:value-type="float">
            <text:p>0.97</text:p>
          </table:table-cell>
          <table:table-cell table:style-name="ce44" table:number-columns-repeated="2"/>
          <table:table-cell table:style-name="ce47" table:formula="of:=(100*[.G97])/(101.3-(2.67123*[.H97]))" office:value-type="float" office:value="0" calcext:value-type="float">
            <text:p>0.00</text:p>
          </table:table-cell>
          <table:table-cell table:style-name="ce47" table:formula="of:=IF([.$O97]&lt;&gt;0; [.I97]/[.$O9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7])/(101.3-(2.67123*[.L97]))" office:value-type="float" office:value="0" calcext:value-type="float">
            <text:p>0.00</text:p>
          </table:table-cell>
          <table:table-cell table:style-name="ce47" table:formula="of:=IF([.$O97]&lt;&gt;0; [.M97]/[.$O9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7]); ISBLANK([.I97]); ISBLANK([.M97]); [.E97]=0; [.I97]=0; [.M97]=0); 0; [.E97]+[.I97]+[.M97])" office:value-type="float" office:value="0" calcext:value-type="float">
            <text:p>0.00</text:p>
          </table:table-cell>
          <table:table-cell table:style-name="ce47" table:formula="of:=IF(OR(ISBLANK([.F97]); ISBLANK([.J97]); ISBLANK([.N97]); [.F97]=0; [.J97]=0; [.N97]=0); 0; [.F97]+[.J97]+[.N97])" office:value-type="float" office:value="0" calcext:value-type="float">
            <text:p>0.00</text:p>
          </table:table-cell>
          <table:table-cell table:formula="of:=(COUNTA([.$C$2:.C97]) / (ROW([.C97])-1) + COUNTA([.$G$2:.G97]) / (ROW([.G97])-1) + COUNTA([.$K$2:.K97]) / (ROW([.K97])-1)) / 3 * 100" office:value-type="float" office:value="70.1388888888889" calcext:value-type="float">
            <text:p>70.1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26" calcext:value-type="date">
            <text:p>24-08-26</text:p>
          </table:table-cell>
          <table:table-cell table:style-name="ce43" office:value-type="float" office:value="97" calcext:value-type="float">
            <text:p>97</text:p>
          </table:table-cell>
          <table:table-cell table:style-name="ce44" table:number-columns-repeated="2"/>
          <table:table-cell table:style-name="ce46" table:formula="of:=(100*[.C98])/(101.3-(2.67123*[.D98]))" office:value-type="float" office:value="0" calcext:value-type="float">
            <text:p>0.00</text:p>
          </table:table-cell>
          <table:table-cell table:style-name="ce46" table:formula="of:=IF([.$O98]&lt;&gt;0; [.E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98])/(101.3-(2.67123*[.H98]))" office:value-type="float" office:value="0" calcext:value-type="float">
            <text:p>0.00</text:p>
          </table:table-cell>
          <table:table-cell table:style-name="ce46" table:formula="of:=IF([.$O98]&lt;&gt;0; [.I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98])/(101.3-(2.67123*[.L98]))" office:value-type="float" office:value="0" calcext:value-type="float">
            <text:p>0.00</text:p>
          </table:table-cell>
          <table:table-cell table:style-name="ce46" table:formula="of:=IF([.$O98]&lt;&gt;0; [.M98]/[.$O98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98]); ISBLANK([.I98]); ISBLANK([.M98]); [.E98]=0; [.I98]=0; [.M98]=0); 0; [.E98]+[.I98]+[.M98])" office:value-type="float" office:value="0" calcext:value-type="float">
            <text:p>0.00</text:p>
          </table:table-cell>
          <table:table-cell table:style-name="ce46" table:formula="of:=IF(OR(ISBLANK([.F98]); ISBLANK([.J98]); ISBLANK([.N98]); [.F98]=0; [.J98]=0; [.N98]=0); 0; [.F98]+[.J98]+[.N98])" office:value-type="float" office:value="0" calcext:value-type="float">
            <text:p>0.00</text:p>
          </table:table-cell>
          <table:table-cell table:formula="of:=(COUNTA([.$C$2:.C98]) / (ROW([.C98])-1) + COUNTA([.$G$2:.G98]) / (ROW([.G98])-1) + COUNTA([.$K$2:.K98]) / (ROW([.K98])-1)) / 3 * 100" office:value-type="float" office:value="69.4158075601375" calcext:value-type="float">
            <text:p>69.4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02" calcext:value-type="date">
            <text:p>24-09-02</text:p>
          </table:table-cell>
          <table:table-cell table:style-name="ce38" office:value-type="float" office:value="98" calcext:value-type="float">
            <text:p>98</text:p>
          </table:table-cell>
          <table:table-cell table:style-name="ce44" table:number-columns-repeated="2"/>
          <table:table-cell table:style-name="ce47" table:formula="of:=(100*[.C99])/(101.3-(2.67123*[.D99]))" office:value-type="float" office:value="0" calcext:value-type="float">
            <text:p>0.00</text:p>
          </table:table-cell>
          <table:table-cell table:style-name="ce47" table:formula="of:=IF([.$O99]&lt;&gt;0; [.E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99])/(101.3-(2.67123*[.H99]))" office:value-type="float" office:value="0" calcext:value-type="float">
            <text:p>0.00</text:p>
          </table:table-cell>
          <table:table-cell table:style-name="ce47" table:formula="of:=IF([.$O99]&lt;&gt;0; [.I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9])/(101.3-(2.67123*[.L99]))" office:value-type="float" office:value="0" calcext:value-type="float">
            <text:p>0.00</text:p>
          </table:table-cell>
          <table:table-cell table:style-name="ce47" table:formula="of:=IF([.$O99]&lt;&gt;0; [.M99]/[.$O9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9]); ISBLANK([.I99]); ISBLANK([.M99]); [.E99]=0; [.I99]=0; [.M99]=0); 0; [.E99]+[.I99]+[.M99])" office:value-type="float" office:value="0" calcext:value-type="float">
            <text:p>0.00</text:p>
          </table:table-cell>
          <table:table-cell table:style-name="ce47" table:formula="of:=IF(OR(ISBLANK([.F99]); ISBLANK([.J99]); ISBLANK([.N99]); [.F99]=0; [.J99]=0; [.N99]=0); 0; [.F99]+[.J99]+[.N99])" office:value-type="float" office:value="0" calcext:value-type="float">
            <text:p>0.00</text:p>
          </table:table-cell>
          <table:table-cell table:formula="of:=(COUNTA([.$C$2:.C99]) / (ROW([.C99])-1) + COUNTA([.$G$2:.G99]) / (ROW([.G99])-1) + COUNTA([.$K$2:.K99]) / (ROW([.K99])-1)) / 3 * 100" office:value-type="float" office:value="68.7074829931973" calcext:value-type="float">
            <text:p>68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09" calcext:value-type="date">
            <text:p>24-09-09</text:p>
          </table:table-cell>
          <table:table-cell table:style-name="ce43" office:value-type="float" office:value="99" calcext:value-type="float">
            <text:p>99</text:p>
          </table:table-cell>
          <table:table-cell table:style-name="ce44" table:number-columns-repeated="2"/>
          <table:table-cell table:style-name="ce46" table:formula="of:=(100*[.C100])/(101.3-(2.67123*[.D100]))" office:value-type="float" office:value="0" calcext:value-type="float">
            <text:p>0.00</text:p>
          </table:table-cell>
          <table:table-cell table:style-name="ce46" table:formula="of:=IF([.$O100]&lt;&gt;0; [.E100]/[.$O10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0])/(101.3-(2.67123*[.H100]))" office:value-type="float" office:value="0" calcext:value-type="float">
            <text:p>0.00</text:p>
          </table:table-cell>
          <table:table-cell table:style-name="ce46" table:formula="of:=IF([.$O100]&lt;&gt;0; [.I100]/[.$O100]; 0)" office:value-type="float" office:value="0" calcext:value-type="float">
            <text:p>0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0])/(101.3-(2.67123*[.L100]))" office:value-type="float" office:value="168.307888256135" calcext:value-type="float">
            <text:p>168.31</text:p>
          </table:table-cell>
          <table:table-cell table:style-name="ce46" table:formula="of:=IF([.$O100]&lt;&gt;0; [.M100]/[.$O100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0]); ISBLANK([.I100]); ISBLANK([.M100]); [.E100]=0; [.I100]=0; [.M100]=0); 0; [.E100]+[.I100]+[.M100])" office:value-type="float" office:value="0" calcext:value-type="float">
            <text:p>0.00</text:p>
          </table:table-cell>
          <table:table-cell table:style-name="ce46" table:formula="of:=IF(OR(ISBLANK([.F100]); ISBLANK([.J100]); ISBLANK([.N100]); [.F100]=0; [.J100]=0; [.N100]=0); 0; [.F100]+[.J100]+[.N100])" office:value-type="float" office:value="0" calcext:value-type="float">
            <text:p>0.00</text:p>
          </table:table-cell>
          <table:table-cell table:formula="of:=(COUNTA([.$C$2:.C100]) / (ROW([.C100])-1) + COUNTA([.$G$2:.G100]) / (ROW([.G100])-1) + COUNTA([.$K$2:.K100]) / (ROW([.K100])-1)) / 3 * 100" office:value-type="float" office:value="68.3501683501683" calcext:value-type="float">
            <text:p>68.3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16" calcext:value-type="date">
            <text:p>24-09-16</text:p>
          </table:table-cell>
          <table:table-cell table:style-name="ce38" office:value-type="float" office:value="100" calcext:value-type="float">
            <text:p>10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01])/(101.3-(2.67123*[.D101]))" office:value-type="float" office:value="92.2651676584834" calcext:value-type="float">
            <text:p>92.27</text:p>
          </table:table-cell>
          <table:table-cell table:style-name="ce47" table:formula="of:=IF([.$O101]&lt;&gt;0; [.E101]/[.$O101]; 0)" office:value-type="float" office:value="0.870426109985693" calcext:value-type="float">
            <text:p>0.8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01])/(101.3-(2.67123*[.H101]))" office:value-type="float" office:value="168.307888256135" calcext:value-type="float">
            <text:p>168.31</text:p>
          </table:table-cell>
          <table:table-cell table:style-name="ce47" table:formula="of:=IF([.$O101]&lt;&gt;0; [.I101]/[.$O101]; 0)" office:value-type="float" office:value="1.58781026656731" calcext:value-type="float">
            <text:p>1.59</text:p>
          </table:table-cell>
          <table:table-cell table:style-name="ce44" table:number-columns-repeated="2"/>
          <table:table-cell table:style-name="ce47" table:formula="of:=(100*[.K101])/(101.3-(2.67123*[.L101]))" office:value-type="float" office:value="0" calcext:value-type="float">
            <text:p>0.00</text:p>
          </table:table-cell>
          <table:table-cell table:style-name="ce47" table:formula="of:=IF([.$O101]&lt;&gt;0; [.M101]/[.$O101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1]); ISBLANK([.I101]); ISBLANK([.M101]); [.E101]=0; [.I101]=0; [.M101]=0); 0; [.E101]+[.I101]+[.M101])" office:value-type="float" office:value="0" calcext:value-type="float">
            <text:p>0.00</text:p>
          </table:table-cell>
          <table:table-cell table:style-name="ce47" table:formula="of:=IF(OR(ISBLANK([.F101]); ISBLANK([.J101]); ISBLANK([.N101]); [.F101]=0; [.J101]=0; [.N101]=0); 0; [.F101]+[.J101]+[.N101])" office:value-type="float" office:value="0" calcext:value-type="float">
            <text:p>0.00</text:p>
          </table:table-cell>
          <table:table-cell table:formula="of:=(COUNTA([.$C$2:.C101]) / (ROW([.C101])-1) + COUNTA([.$G$2:.G101]) / (ROW([.G101])-1) + COUNTA([.$K$2:.K101]) / (ROW([.K101])-1)) / 3 * 100" office:value-type="float" office:value="68.3333333333333" calcext:value-type="float">
            <text:p>68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23" calcext:value-type="date">
            <text:p>24-09-23</text:p>
          </table:table-cell>
          <table:table-cell table:style-name="ce43" office:value-type="float" office:value="101" calcext:value-type="float">
            <text:p>10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2])/(101.3-(2.67123*[.D102]))" office:value-type="float" office:value="102.404197071504" calcext:value-type="float">
            <text:p>102.40</text:p>
          </table:table-cell>
          <table:table-cell table:style-name="ce46" table:formula="of:=IF([.$O102]&lt;&gt;0; [.E102]/[.$O102]; 0)" office:value-type="float" office:value="0.966077330863241" calcext:value-type="float">
            <text:p>0.9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2])/(101.3-(2.67123*[.H102]))" office:value-type="float" office:value="168.307888256135" calcext:value-type="float">
            <text:p>168.31</text:p>
          </table:table-cell>
          <table:table-cell table:style-name="ce46" table:formula="of:=IF([.$O102]&lt;&gt;0; [.I102]/[.$O102]; 0)" office:value-type="float" office:value="1.58781026656731" calcext:value-type="float">
            <text:p>1.5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2])/(101.3-(2.67123*[.L102]))" office:value-type="float" office:value="178.446917669155" calcext:value-type="float">
            <text:p>178.45</text:p>
          </table:table-cell>
          <table:table-cell table:style-name="ce46" table:formula="of:=IF([.$O102]&lt;&gt;0; [.M102]/[.$O102]; 0)" office:value-type="float" office:value="1.68346148744486" calcext:value-type="float">
            <text:p>1.6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2]); ISBLANK([.I102]); ISBLANK([.M102]); [.E102]=0; [.I102]=0; [.M102]=0); 0; [.E102]+[.I102]+[.M102])" office:value-type="float" office:value="449.159002996794" calcext:value-type="float">
            <text:p>449.16</text:p>
          </table:table-cell>
          <table:table-cell table:style-name="ce46" table:formula="of:=IF(OR(ISBLANK([.F102]); ISBLANK([.J102]); ISBLANK([.N102]); [.F102]=0; [.J102]=0; [.N102]=0); 0; [.F102]+[.J102]+[.N102])" office:value-type="float" office:value="4.23734908487541" calcext:value-type="float">
            <text:p>4.24</text:p>
          </table:table-cell>
          <table:table-cell table:formula="of:=(COUNTA([.$C$2:.C102]) / (ROW([.C102])-1) + COUNTA([.$G$2:.G102]) / (ROW([.G102])-1) + COUNTA([.$K$2:.K102]) / (ROW([.K102])-1)) / 3 * 100" office:value-type="float" office:value="68.6468646864687" calcext:value-type="float">
            <text:p>68.6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30" calcext:value-type="date">
            <text:p>24-09-30</text:p>
          </table:table-cell>
          <table:table-cell table:style-name="ce38" office:value-type="float" office:value="102" calcext:value-type="float">
            <text:p>102</text:p>
          </table:table-cell>
          <table:table-cell table:style-name="ce44" table:number-columns-repeated="2"/>
          <table:table-cell table:style-name="ce47" table:formula="of:=(100*[.C103])/(101.3-(2.67123*[.D103]))" office:value-type="float" office:value="0" calcext:value-type="float">
            <text:p>0.00</text:p>
          </table:table-cell>
          <table:table-cell table:style-name="ce47" table:formula="of:=IF([.$O103]&lt;&gt;0; [.E103]/[.$O10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3])/(101.3-(2.67123*[.H103]))" office:value-type="float" office:value="0" calcext:value-type="float">
            <text:p>0.00</text:p>
          </table:table-cell>
          <table:table-cell table:style-name="ce47" table:formula="of:=IF([.$O103]&lt;&gt;0; [.I103]/[.$O103]; 0)" office:value-type="float" office:value="0" calcext:value-type="float">
            <text:p>0.0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03])/(101.3-(2.67123*[.L103]))" office:value-type="float" office:value="188.585947082175" calcext:value-type="float">
            <text:p>188.59</text:p>
          </table:table-cell>
          <table:table-cell table:style-name="ce47" table:formula="of:=IF([.$O103]&lt;&gt;0; [.M103]/[.$O103]; 0)" office:value-type="float" office:value="1.7624854867493" calcext:value-type="float">
            <text:p>1.7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03]); ISBLANK([.I103]); ISBLANK([.M103]); [.E103]=0; [.I103]=0; [.M103]=0); 0; [.E103]+[.I103]+[.M103])" office:value-type="float" office:value="0" calcext:value-type="float">
            <text:p>0.00</text:p>
          </table:table-cell>
          <table:table-cell table:style-name="ce47" table:formula="of:=IF(OR(ISBLANK([.F103]); ISBLANK([.J103]); ISBLANK([.N103]); [.F103]=0; [.J103]=0; [.N103]=0); 0; [.F103]+[.J103]+[.N103])" office:value-type="float" office:value="0" calcext:value-type="float">
            <text:p>0.00</text:p>
          </table:table-cell>
          <table:table-cell table:formula="of:=(COUNTA([.$C$2:.C103]) / (ROW([.C103])-1) + COUNTA([.$G$2:.G103]) / (ROW([.G103])-1) + COUNTA([.$K$2:.K103]) / (ROW([.K103])-1)) / 3 * 100" office:value-type="float" office:value="68.3006535947713" calcext:value-type="float">
            <text:p>68.3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07" calcext:value-type="date">
            <text:p>24-10-07</text:p>
          </table:table-cell>
          <table:table-cell table:style-name="ce43" office:value-type="float" office:value="103" calcext:value-type="float">
            <text:p>103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4])/(101.3-(2.67123*[.D104]))" office:value-type="float" office:value="92.2651676584834" calcext:value-type="float">
            <text:p>92.27</text:p>
          </table:table-cell>
          <table:table-cell table:style-name="ce46" table:formula="of:=IF([.$O104]&lt;&gt;0; [.E104]/[.$O104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6" table:formula="of:=(100*[.G104])/(101.3-(2.67123*[.H104]))" office:value-type="float" office:value="0" calcext:value-type="float">
            <text:p>0.00</text:p>
          </table:table-cell>
          <table:table-cell table:style-name="ce46" table:formula="of:=IF([.$O104]&lt;&gt;0; [.I104]/[.$O104]; 0)" office:value-type="float" office:value="0" calcext:value-type="float">
            <text:p>0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4])/(101.3-(2.67123*[.L104]))" office:value-type="float" office:value="178.446917669155" calcext:value-type="float">
            <text:p>178.45</text:p>
          </table:table-cell>
          <table:table-cell table:style-name="ce46" table:formula="of:=IF([.$O104]&lt;&gt;0; [.M104]/[.$O104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104]); ISBLANK([.I104]); ISBLANK([.M104]); [.E104]=0; [.I104]=0; [.M104]=0); 0; [.E104]+[.I104]+[.M104])" office:value-type="float" office:value="0" calcext:value-type="float">
            <text:p>0.00</text:p>
          </table:table-cell>
          <table:table-cell table:style-name="ce46" table:formula="of:=IF(OR(ISBLANK([.F104]); ISBLANK([.J104]); ISBLANK([.N104]); [.F104]=0; [.J104]=0; [.N104]=0); 0; [.F104]+[.J104]+[.N104])" office:value-type="float" office:value="0" calcext:value-type="float">
            <text:p>0.00</text:p>
          </table:table-cell>
          <table:table-cell table:formula="of:=(COUNTA([.$C$2:.C104]) / (ROW([.C104])-1) + COUNTA([.$G$2:.G104]) / (ROW([.G104])-1) + COUNTA([.$K$2:.K104]) / (ROW([.K104])-1)) / 3 * 100" office:value-type="float" office:value="68.284789644013" calcext:value-type="float">
            <text:p>68.2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14" calcext:value-type="date">
            <text:p>24-10-14</text:p>
          </table:table-cell>
          <table:table-cell table:style-name="ce38" office:value-type="float" office:value="104" calcext:value-type="float">
            <text:p>104</text:p>
          </table:table-cell>
          <table:table-cell table:style-name="ce44" table:number-columns-repeated="2"/>
          <table:table-cell table:style-name="ce47" table:formula="of:=(100*[.C105])/(101.3-(2.67123*[.D105]))" office:value-type="float" office:value="0" calcext:value-type="float">
            <text:p>0.00</text:p>
          </table:table-cell>
          <table:table-cell table:style-name="ce47" table:formula="of:=IF([.$O105]&lt;&gt;0; [.E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5])/(101.3-(2.67123*[.H105]))" office:value-type="float" office:value="0" calcext:value-type="float">
            <text:p>0.00</text:p>
          </table:table-cell>
          <table:table-cell table:style-name="ce47" table:formula="of:=IF([.$O105]&lt;&gt;0; [.I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5])/(101.3-(2.67123*[.L105]))" office:value-type="float" office:value="0" calcext:value-type="float">
            <text:p>0.00</text:p>
          </table:table-cell>
          <table:table-cell table:style-name="ce47" table:formula="of:=IF([.$O105]&lt;&gt;0; [.M105]/[.$O10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5]); ISBLANK([.I105]); ISBLANK([.M105]); [.E105]=0; [.I105]=0; [.M105]=0); 0; [.E105]+[.I105]+[.M105])" office:value-type="float" office:value="0" calcext:value-type="float">
            <text:p>0.00</text:p>
          </table:table-cell>
          <table:table-cell table:style-name="ce47" table:formula="of:=IF(OR(ISBLANK([.F105]); ISBLANK([.J105]); ISBLANK([.N105]); [.F105]=0; [.J105]=0; [.N105]=0); 0; [.F105]+[.J105]+[.N105])" office:value-type="float" office:value="0" calcext:value-type="float">
            <text:p>0.00</text:p>
          </table:table-cell>
          <table:table-cell table:formula="of:=(COUNTA([.$C$2:.C105]) / (ROW([.C105])-1) + COUNTA([.$G$2:.G105]) / (ROW([.G105])-1) + COUNTA([.$K$2:.K105]) / (ROW([.K105])-1)) / 3 * 100" office:value-type="float" office:value="67.6282051282051" calcext:value-type="float">
            <text:p>67.6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21" calcext:value-type="date">
            <text:p>24-10-21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106])/(101.3-(2.67123*[.D106]))" office:value-type="float" office:value="97.5491473507742" calcext:value-type="float">
            <text:p>97.55</text:p>
          </table:table-cell>
          <table:table-cell table:style-name="ce46" table:formula="of:=IF([.$O106]&lt;&gt;0; [.E106]/[.$O106]; 0)" office:value-type="float" office:value="0.920274975007304" calcext:value-type="float">
            <text:p>0.92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6])/(101.3-(2.67123*[.H106]))" office:value-type="float" office:value="158.168858843114" calcext:value-type="float">
            <text:p>158.17</text:p>
          </table:table-cell>
          <table:table-cell table:style-name="ce46" table:formula="of:=IF([.$O106]&lt;&gt;0; [.I106]/[.$O106]; 0)" office:value-type="float" office:value="1.49215904568976" calcext:value-type="float">
            <text:p>1.49</text:p>
          </table:table-cell>
          <table:table-cell table:style-name="ce44" table:number-columns-repeated="2"/>
          <table:table-cell table:style-name="ce46" table:formula="of:=(100*[.K106])/(101.3-(2.67123*[.L106]))" office:value-type="float" office:value="0" calcext:value-type="float">
            <text:p>0.00</text:p>
          </table:table-cell>
          <table:table-cell table:style-name="ce46" table:formula="of:=IF([.$O106]&lt;&gt;0; [.M106]/[.$O106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6]); ISBLANK([.I106]); ISBLANK([.M106]); [.E106]=0; [.I106]=0; [.M106]=0); 0; [.E106]+[.I106]+[.M106])" office:value-type="float" office:value="0" calcext:value-type="float">
            <text:p>0.00</text:p>
          </table:table-cell>
          <table:table-cell table:style-name="ce46" table:formula="of:=IF(OR(ISBLANK([.F106]); ISBLANK([.J106]); ISBLANK([.N106]); [.F106]=0; [.J106]=0; [.N106]=0); 0; [.F106]+[.J106]+[.N106])" office:value-type="float" office:value="0" calcext:value-type="float">
            <text:p>0.00</text:p>
          </table:table-cell>
          <table:table-cell table:formula="of:=(COUNTA([.$C$2:.C106]) / (ROW([.C106])-1) + COUNTA([.$G$2:.G106]) / (ROW([.G106])-1) + COUNTA([.$K$2:.K106]) / (ROW([.K106])-1)) / 3 * 100" office:value-type="float" office:value="67.6190476190476" calcext:value-type="float">
            <text:p>67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28" calcext:value-type="date">
            <text:p>24-10-28</text:p>
          </table:table-cell>
          <table:table-cell table:style-name="ce38" office:value-type="float" office:value="106" calcext:value-type="float">
            <text:p>106</text:p>
          </table:table-cell>
          <table:table-cell table:style-name="ce44" table:number-columns-repeated="2"/>
          <table:table-cell table:style-name="ce47" table:formula="of:=(100*[.C107])/(101.3-(2.67123*[.D107]))" office:value-type="float" office:value="0" calcext:value-type="float">
            <text:p>0.00</text:p>
          </table:table-cell>
          <table:table-cell table:style-name="ce47" table:formula="of:=IF([.$O107]&lt;&gt;0; [.E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7])/(101.3-(2.67123*[.H107]))" office:value-type="float" office:value="0" calcext:value-type="float">
            <text:p>0.00</text:p>
          </table:table-cell>
          <table:table-cell table:style-name="ce47" table:formula="of:=IF([.$O107]&lt;&gt;0; [.I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7])/(101.3-(2.67123*[.L107]))" office:value-type="float" office:value="0" calcext:value-type="float">
            <text:p>0.00</text:p>
          </table:table-cell>
          <table:table-cell table:style-name="ce47" table:formula="of:=IF([.$O107]&lt;&gt;0; [.M107]/[.$O10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7]); ISBLANK([.I107]); ISBLANK([.M107]); [.E107]=0; [.I107]=0; [.M107]=0); 0; [.E107]+[.I107]+[.M107])" office:value-type="float" office:value="0" calcext:value-type="float">
            <text:p>0.00</text:p>
          </table:table-cell>
          <table:table-cell table:style-name="ce47" table:formula="of:=IF(OR(ISBLANK([.F107]); ISBLANK([.J107]); ISBLANK([.N107]); [.F107]=0; [.J107]=0; [.N107]=0); 0; [.F107]+[.J107]+[.N107])" office:value-type="float" office:value="0" calcext:value-type="float">
            <text:p>0.00</text:p>
          </table:table-cell>
          <table:table-cell table:formula="of:=(COUNTA([.$C$2:.C107]) / (ROW([.C107])-1) + COUNTA([.$G$2:.G107]) / (ROW([.G107])-1) + COUNTA([.$K$2:.K107]) / (ROW([.K107])-1)) / 3 * 100" office:value-type="float" office:value="66.9811320754717" calcext:value-type="float">
            <text:p>66.9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04" calcext:value-type="date">
            <text:p>24-11-04</text:p>
          </table:table-cell>
          <table:table-cell table:style-name="ce43" office:value-type="float" office:value="107" calcext:value-type="float">
            <text:p>107</text:p>
          </table:table-cell>
          <table:table-cell table:style-name="ce44" table:number-columns-repeated="2"/>
          <table:table-cell table:style-name="ce46" table:formula="of:=(100*[.C108])/(101.3-(2.67123*[.D108]))" office:value-type="float" office:value="0" calcext:value-type="float">
            <text:p>0.00</text:p>
          </table:table-cell>
          <table:table-cell table:style-name="ce46" table:formula="of:=IF([.$O108]&lt;&gt;0; [.E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8])/(101.3-(2.67123*[.H108]))" office:value-type="float" office:value="0" calcext:value-type="float">
            <text:p>0.00</text:p>
          </table:table-cell>
          <table:table-cell table:style-name="ce46" table:formula="of:=IF([.$O108]&lt;&gt;0; [.I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08])/(101.3-(2.67123*[.L108]))" office:value-type="float" office:value="0" calcext:value-type="float">
            <text:p>0.00</text:p>
          </table:table-cell>
          <table:table-cell table:style-name="ce46" table:formula="of:=IF([.$O108]&lt;&gt;0; [.M108]/[.$O10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08]); ISBLANK([.I108]); ISBLANK([.M108]); [.E108]=0; [.I108]=0; [.M108]=0); 0; [.E108]+[.I108]+[.M108])" office:value-type="float" office:value="0" calcext:value-type="float">
            <text:p>0.00</text:p>
          </table:table-cell>
          <table:table-cell table:style-name="ce46" table:formula="of:=IF(OR(ISBLANK([.F108]); ISBLANK([.J108]); ISBLANK([.N108]); [.F108]=0; [.J108]=0; [.N108]=0); 0; [.F108]+[.J108]+[.N108])" office:value-type="float" office:value="0" calcext:value-type="float">
            <text:p>0.00</text:p>
          </table:table-cell>
          <table:table-cell table:formula="of:=(COUNTA([.$C$2:.C108]) / (ROW([.C108])-1) + COUNTA([.$G$2:.G108]) / (ROW([.G108])-1) + COUNTA([.$K$2:.K108]) / (ROW([.K108])-1)) / 3 * 100" office:value-type="float" office:value="66.3551401869159" calcext:value-type="float">
            <text:p>66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11" calcext:value-type="date">
            <text:p>24-11-11</text:p>
          </table:table-cell>
          <table:table-cell table:style-name="ce38" office:value-type="float" office:value="108" calcext:value-type="float">
            <text:p>108</text:p>
          </table:table-cell>
          <table:table-cell table:style-name="ce44" table:number-columns-repeated="2"/>
          <table:table-cell table:style-name="ce47" table:formula="of:=(100*[.C109])/(101.3-(2.67123*[.D109]))" office:value-type="float" office:value="0" calcext:value-type="float">
            <text:p>0.00</text:p>
          </table:table-cell>
          <table:table-cell table:style-name="ce47" table:formula="of:=IF([.$O109]&lt;&gt;0; [.E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9])/(101.3-(2.67123*[.H109]))" office:value-type="float" office:value="0" calcext:value-type="float">
            <text:p>0.00</text:p>
          </table:table-cell>
          <table:table-cell table:style-name="ce47" table:formula="of:=IF([.$O109]&lt;&gt;0; [.I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9])/(101.3-(2.67123*[.L109]))" office:value-type="float" office:value="0" calcext:value-type="float">
            <text:p>0.00</text:p>
          </table:table-cell>
          <table:table-cell table:style-name="ce47" table:formula="of:=IF([.$O109]&lt;&gt;0; [.M109]/[.$O10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9]); ISBLANK([.I109]); ISBLANK([.M109]); [.E109]=0; [.I109]=0; [.M109]=0); 0; [.E109]+[.I109]+[.M109])" office:value-type="float" office:value="0" calcext:value-type="float">
            <text:p>0.00</text:p>
          </table:table-cell>
          <table:table-cell table:style-name="ce47" table:formula="of:=IF(OR(ISBLANK([.F109]); ISBLANK([.J109]); ISBLANK([.N109]); [.F109]=0; [.J109]=0; [.N109]=0); 0; [.F109]+[.J109]+[.N109])" office:value-type="float" office:value="0" calcext:value-type="float">
            <text:p>0.00</text:p>
          </table:table-cell>
          <table:table-cell table:formula="of:=(COUNTA([.$C$2:.C109]) / (ROW([.C109])-1) + COUNTA([.$G$2:.G109]) / (ROW([.G109])-1) + COUNTA([.$K$2:.K109]) / (ROW([.K109])-1)) / 3 * 100" office:value-type="float" office:value="65.7407407407408" calcext:value-type="float">
            <text:p>65.7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18" calcext:value-type="date">
            <text:p>24-11-18</text:p>
          </table:table-cell>
          <table:table-cell table:style-name="ce43" office:value-type="float" office:value="109" calcext:value-type="float">
            <text:p>109</text:p>
          </table:table-cell>
          <table:table-cell table:style-name="ce44" table:number-columns-repeated="2"/>
          <table:table-cell table:style-name="ce46" table:formula="of:=(100*[.C110])/(101.3-(2.67123*[.D110]))" office:value-type="float" office:value="0" calcext:value-type="float">
            <text:p>0.00</text:p>
          </table:table-cell>
          <table:table-cell table:style-name="ce46" table:formula="of:=IF([.$O110]&lt;&gt;0; [.E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0])/(101.3-(2.67123*[.H110]))" office:value-type="float" office:value="0" calcext:value-type="float">
            <text:p>0.00</text:p>
          </table:table-cell>
          <table:table-cell table:style-name="ce46" table:formula="of:=IF([.$O110]&lt;&gt;0; [.I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0])/(101.3-(2.67123*[.L110]))" office:value-type="float" office:value="0" calcext:value-type="float">
            <text:p>0.00</text:p>
          </table:table-cell>
          <table:table-cell table:style-name="ce46" table:formula="of:=IF([.$O110]&lt;&gt;0; [.M110]/[.$O11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0]); ISBLANK([.I110]); ISBLANK([.M110]); [.E110]=0; [.I110]=0; [.M110]=0); 0; [.E110]+[.I110]+[.M110])" office:value-type="float" office:value="0" calcext:value-type="float">
            <text:p>0.00</text:p>
          </table:table-cell>
          <table:table-cell table:style-name="ce46" table:formula="of:=IF(OR(ISBLANK([.F110]); ISBLANK([.J110]); ISBLANK([.N110]); [.F110]=0; [.J110]=0; [.N110]=0); 0; [.F110]+[.J110]+[.N110])" office:value-type="float" office:value="0" calcext:value-type="float">
            <text:p>0.00</text:p>
          </table:table-cell>
          <table:table-cell table:formula="of:=(COUNTA([.$C$2:.C110]) / (ROW([.C110])-1) + COUNTA([.$G$2:.G110]) / (ROW([.G110])-1) + COUNTA([.$K$2:.K110]) / (ROW([.K110])-1)) / 3 * 100" office:value-type="float" office:value="65.1376146788991" calcext:value-type="float">
            <text:p>65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25" calcext:value-type="date">
            <text:p>24-11-25</text:p>
          </table:table-cell>
          <table:table-cell table:style-name="ce38" office:value-type="float" office:value="110" calcext:value-type="float">
            <text:p>110</text:p>
          </table:table-cell>
          <table:table-cell table:style-name="ce44" table:number-columns-repeated="2"/>
          <table:table-cell table:style-name="ce47" table:formula="of:=(100*[.C111])/(101.3-(2.67123*[.D111]))" office:value-type="float" office:value="0" calcext:value-type="float">
            <text:p>0.00</text:p>
          </table:table-cell>
          <table:table-cell table:style-name="ce47" table:formula="of:=IF([.$O111]&lt;&gt;0; [.E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1])/(101.3-(2.67123*[.H111]))" office:value-type="float" office:value="0" calcext:value-type="float">
            <text:p>0.00</text:p>
          </table:table-cell>
          <table:table-cell table:style-name="ce47" table:formula="of:=IF([.$O111]&lt;&gt;0; [.I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1])/(101.3-(2.67123*[.L111]))" office:value-type="float" office:value="0" calcext:value-type="float">
            <text:p>0.00</text:p>
          </table:table-cell>
          <table:table-cell table:style-name="ce47" table:formula="of:=IF([.$O111]&lt;&gt;0; [.M111]/[.$O11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1]); ISBLANK([.I111]); ISBLANK([.M111]); [.E111]=0; [.I111]=0; [.M111]=0); 0; [.E111]+[.I111]+[.M111])" office:value-type="float" office:value="0" calcext:value-type="float">
            <text:p>0.00</text:p>
          </table:table-cell>
          <table:table-cell table:style-name="ce47" table:formula="of:=IF(OR(ISBLANK([.F111]); ISBLANK([.J111]); ISBLANK([.N111]); [.F111]=0; [.J111]=0; [.N111]=0); 0; [.F111]+[.J111]+[.N111])" office:value-type="float" office:value="0" calcext:value-type="float">
            <text:p>0.00</text:p>
          </table:table-cell>
          <table:table-cell table:formula="of:=(COUNTA([.$C$2:.C111]) / (ROW([.C111])-1) + COUNTA([.$G$2:.G111]) / (ROW([.G111])-1) + COUNTA([.$K$2:.K111]) / (ROW([.K111])-1)) / 3 * 100" office:value-type="float" office:value="64.5454545454546" calcext:value-type="float">
            <text:p>64.5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02" calcext:value-type="date">
            <text:p>24-12-02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table:number-columns-repeated="2"/>
          <table:table-cell table:style-name="ce46" table:formula="of:=(100*[.C112])/(101.3-(2.67123*[.D112]))" office:value-type="float" office:value="0" calcext:value-type="float">
            <text:p>0.00</text:p>
          </table:table-cell>
          <table:table-cell table:style-name="ce46" table:formula="of:=IF([.$O112]&lt;&gt;0; [.E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2])/(101.3-(2.67123*[.H112]))" office:value-type="float" office:value="0" calcext:value-type="float">
            <text:p>0.00</text:p>
          </table:table-cell>
          <table:table-cell table:style-name="ce46" table:formula="of:=IF([.$O112]&lt;&gt;0; [.I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2])/(101.3-(2.67123*[.L112]))" office:value-type="float" office:value="0" calcext:value-type="float">
            <text:p>0.00</text:p>
          </table:table-cell>
          <table:table-cell table:style-name="ce46" table:formula="of:=IF([.$O112]&lt;&gt;0; [.M112]/[.$O11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2]); ISBLANK([.I112]); ISBLANK([.M112]); [.E112]=0; [.I112]=0; [.M112]=0); 0; [.E112]+[.I112]+[.M112])" office:value-type="float" office:value="0" calcext:value-type="float">
            <text:p>0.00</text:p>
          </table:table-cell>
          <table:table-cell table:style-name="ce46" table:formula="of:=IF(OR(ISBLANK([.F112]); ISBLANK([.J112]); ISBLANK([.N112]); [.F112]=0; [.J112]=0; [.N112]=0); 0; [.F112]+[.J112]+[.N112])" office:value-type="float" office:value="0" calcext:value-type="float">
            <text:p>0.00</text:p>
          </table:table-cell>
          <table:table-cell table:formula="of:=(COUNTA([.$C$2:.C112]) / (ROW([.C112])-1) + COUNTA([.$G$2:.G112]) / (ROW([.G112])-1) + COUNTA([.$K$2:.K112]) / (ROW([.K112])-1)) / 3 * 100" office:value-type="float" office:value="63.963963963964" calcext:value-type="float">
            <text:p>63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09" calcext:value-type="date">
            <text:p>24-12-09</text:p>
          </table:table-cell>
          <table:table-cell table:style-name="ce38" office:value-type="float" office:value="112" calcext:value-type="float">
            <text:p>112</text:p>
          </table:table-cell>
          <table:table-cell table:style-name="ce44" table:number-columns-repeated="2"/>
          <table:table-cell table:style-name="ce47" table:formula="of:=(100*[.C113])/(101.3-(2.67123*[.D113]))" office:value-type="float" office:value="0" calcext:value-type="float">
            <text:p>0.00</text:p>
          </table:table-cell>
          <table:table-cell table:style-name="ce47" table:formula="of:=IF([.$O113]&lt;&gt;0; [.E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3])/(101.3-(2.67123*[.H113]))" office:value-type="float" office:value="0" calcext:value-type="float">
            <text:p>0.00</text:p>
          </table:table-cell>
          <table:table-cell table:style-name="ce47" table:formula="of:=IF([.$O113]&lt;&gt;0; [.I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3])/(101.3-(2.67123*[.L113]))" office:value-type="float" office:value="0" calcext:value-type="float">
            <text:p>0.00</text:p>
          </table:table-cell>
          <table:table-cell table:style-name="ce47" table:formula="of:=IF([.$O113]&lt;&gt;0; [.M113]/[.$O11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3]); ISBLANK([.I113]); ISBLANK([.M113]); [.E113]=0; [.I113]=0; [.M113]=0); 0; [.E113]+[.I113]+[.M113])" office:value-type="float" office:value="0" calcext:value-type="float">
            <text:p>0.00</text:p>
          </table:table-cell>
          <table:table-cell table:style-name="ce47" table:formula="of:=IF(OR(ISBLANK([.F113]); ISBLANK([.J113]); ISBLANK([.N113]); [.F113]=0; [.J113]=0; [.N113]=0); 0; [.F113]+[.J113]+[.N113])" office:value-type="float" office:value="0" calcext:value-type="float">
            <text:p>0.00</text:p>
          </table:table-cell>
          <table:table-cell table:formula="of:=(COUNTA([.$C$2:.C113]) / (ROW([.C113])-1) + COUNTA([.$G$2:.G113]) / (ROW([.G113])-1) + COUNTA([.$K$2:.K113]) / (ROW([.K113])-1)) / 3 * 100" office:value-type="float" office:value="63.3928571428572" calcext:value-type="float">
            <text:p>63.3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16" calcext:value-type="date">
            <text:p>24-12-16</text:p>
          </table:table-cell>
          <table:table-cell table:style-name="ce43" office:value-type="float" office:value="113" calcext:value-type="float">
            <text:p>113</text:p>
          </table:table-cell>
          <table:table-cell table:style-name="ce44" table:number-columns-repeated="2"/>
          <table:table-cell table:style-name="ce46" table:formula="of:=(100*[.C114])/(101.3-(2.67123*[.D114]))" office:value-type="float" office:value="0" calcext:value-type="float">
            <text:p>0.00</text:p>
          </table:table-cell>
          <table:table-cell table:style-name="ce46" table:formula="of:=IF([.$O114]&lt;&gt;0; [.E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4])/(101.3-(2.67123*[.H114]))" office:value-type="float" office:value="0" calcext:value-type="float">
            <text:p>0.00</text:p>
          </table:table-cell>
          <table:table-cell table:style-name="ce46" table:formula="of:=IF([.$O114]&lt;&gt;0; [.I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4])/(101.3-(2.67123*[.L114]))" office:value-type="float" office:value="0" calcext:value-type="float">
            <text:p>0.00</text:p>
          </table:table-cell>
          <table:table-cell table:style-name="ce46" table:formula="of:=IF([.$O114]&lt;&gt;0; [.M114]/[.$O114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114]); ISBLANK([.I114]); ISBLANK([.M114]); [.E114]=0; [.I114]=0; [.M114]=0); 0; [.E114]+[.I114]+[.M114])" office:value-type="float" office:value="0" calcext:value-type="float">
            <text:p>0.00</text:p>
          </table:table-cell>
          <table:table-cell table:style-name="ce46" table:formula="of:=IF(OR(ISBLANK([.F114]); ISBLANK([.J114]); ISBLANK([.N114]); [.F114]=0; [.J114]=0; [.N114]=0); 0; [.F114]+[.J114]+[.N114])" office:value-type="float" office:value="0" calcext:value-type="float">
            <text:p>0.00</text:p>
          </table:table-cell>
          <table:table-cell table:formula="of:=(COUNTA([.$C$2:.C114]) / (ROW([.C114])-1) + COUNTA([.$G$2:.G114]) / (ROW([.G114])-1) + COUNTA([.$K$2:.K114]) / (ROW([.K114])-1)) / 3 * 100" office:value-type="float" office:value="62.8318584070796" calcext:value-type="float">
            <text:p>62.8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23" calcext:value-type="date">
            <text:p>24-12-23</text:p>
          </table:table-cell>
          <table:table-cell table:style-name="ce38" office:value-type="float" office:value="114" calcext:value-type="float">
            <text:p>114</text:p>
          </table:table-cell>
          <table:table-cell table:style-name="ce44" table:number-columns-repeated="2"/>
          <table:table-cell table:style-name="ce47" table:formula="of:=(100*[.C115])/(101.3-(2.67123*[.D115]))" office:value-type="float" office:value="0" calcext:value-type="float">
            <text:p>0.00</text:p>
          </table:table-cell>
          <table:table-cell table:style-name="ce47" table:formula="of:=IF([.$O115]&lt;&gt;0; [.E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5])/(101.3-(2.67123*[.H115]))" office:value-type="float" office:value="0" calcext:value-type="float">
            <text:p>0.00</text:p>
          </table:table-cell>
          <table:table-cell table:style-name="ce47" table:formula="of:=IF([.$O115]&lt;&gt;0; [.I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5])/(101.3-(2.67123*[.L115]))" office:value-type="float" office:value="0" calcext:value-type="float">
            <text:p>0.00</text:p>
          </table:table-cell>
          <table:table-cell table:style-name="ce47" table:formula="of:=IF([.$O115]&lt;&gt;0; [.M115]/[.$O11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5]); ISBLANK([.I115]); ISBLANK([.M115]); [.E115]=0; [.I115]=0; [.M115]=0); 0; [.E115]+[.I115]+[.M115])" office:value-type="float" office:value="0" calcext:value-type="float">
            <text:p>0.00</text:p>
          </table:table-cell>
          <table:table-cell table:style-name="ce47" table:formula="of:=IF(OR(ISBLANK([.F115]); ISBLANK([.J115]); ISBLANK([.N115]); [.F115]=0; [.J115]=0; [.N115]=0); 0; [.F115]+[.J115]+[.N115])" office:value-type="float" office:value="0" calcext:value-type="float">
            <text:p>0.00</text:p>
          </table:table-cell>
          <table:table-cell table:formula="of:=(COUNTA([.$C$2:.C115]) / (ROW([.C115])-1) + COUNTA([.$G$2:.G115]) / (ROW([.G115])-1) + COUNTA([.$K$2:.K115]) / (ROW([.K115])-1)) / 3 * 100" office:value-type="float" office:value="62.280701754386" calcext:value-type="float">
            <text:p>62.2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30" calcext:value-type="date">
            <text:p>24-12-30</text:p>
          </table:table-cell>
          <table:table-cell table:style-name="ce43" office:value-type="float" office:value="115" calcext:value-type="float">
            <text:p>11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6])/(101.3-(2.67123*[.D116]))" office:value-type="float" office:value="92.2651676584834" calcext:value-type="float">
            <text:p>92.27</text:p>
          </table:table-cell>
          <table:table-cell table:style-name="ce46" table:formula="of:=IF([.$O116]&lt;&gt;0; [.E116]/[.$O116]; 0)" office:value-type="float" office:value="0.838774251440758" calcext:value-type="float">
            <text:p>0.84</text:p>
          </table:table-cell>
          <table:table-cell table:style-name="ce44" table:number-columns-repeated="2"/>
          <table:table-cell table:style-name="ce46" table:formula="of:=(100*[.G116])/(101.3-(2.67123*[.H116]))" office:value-type="float" office:value="0" calcext:value-type="float">
            <text:p>0.00</text:p>
          </table:table-cell>
          <table:table-cell table:style-name="ce46" table:formula="of:=IF([.$O116]&lt;&gt;0; [.I116]/[.$O116]; 0)" office:value-type="float" office:value="0" calcext:value-type="float">
            <text:p>0.00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16])/(101.3-(2.67123*[.L116]))" office:value-type="float" office:value="141.946411782282" calcext:value-type="float">
            <text:p>141.95</text:p>
          </table:table-cell>
          <table:table-cell table:style-name="ce46" table:formula="of:=IF([.$O116]&lt;&gt;0; [.M116]/[.$O116]; 0)" office:value-type="float" office:value="1.29042192529347" calcext:value-type="float">
            <text:p>1.2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116]); ISBLANK([.I116]); ISBLANK([.M116]); [.E116]=0; [.I116]=0; [.M116]=0); 0; [.E116]+[.I116]+[.M116])" office:value-type="float" office:value="0" calcext:value-type="float">
            <text:p>0.00</text:p>
          </table:table-cell>
          <table:table-cell table:style-name="ce46" table:formula="of:=IF(OR(ISBLANK([.F116]); ISBLANK([.J116]); ISBLANK([.N116]); [.F116]=0; [.J116]=0; [.N116]=0); 0; [.F116]+[.J116]+[.N116])" office:value-type="float" office:value="0" calcext:value-type="float">
            <text:p>0.00</text:p>
          </table:table-cell>
          <table:table-cell table:formula="of:=(COUNTA([.$C$2:.C116]) / (ROW([.C116])-1) + COUNTA([.$G$2:.G116]) / (ROW([.G116])-1) + COUNTA([.$K$2:.K116]) / (ROW([.K116])-1)) / 3 * 100" office:value-type="float" office:value="62.3188405797101" calcext:value-type="float">
            <text:p>62.3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06" calcext:value-type="date">
            <text:p>25-01-06</text:p>
          </table:table-cell>
          <table:table-cell table:style-name="ce38" office:value-type="float" office:value="116" calcext:value-type="float">
            <text:p>116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7])/(101.3-(2.67123*[.D117]))" office:value-type="float" office:value="92.2651676584834" calcext:value-type="float">
            <text:p>92.27</text:p>
          </table:table-cell>
          <table:table-cell table:style-name="ce47" table:formula="of:=IF([.$O117]&lt;&gt;0; [.E117]/[.$O117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7" table:formula="of:=(100*[.G117])/(101.3-(2.67123*[.H117]))" office:value-type="float" office:value="0" calcext:value-type="float">
            <text:p>0.00</text:p>
          </table:table-cell>
          <table:table-cell table:style-name="ce47" table:formula="of:=IF([.$O117]&lt;&gt;0; [.I117]/[.$O11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7])/(101.3-(2.67123*[.L117]))" office:value-type="float" office:value="0" calcext:value-type="float">
            <text:p>0.00</text:p>
          </table:table-cell>
          <table:table-cell table:style-name="ce47" table:formula="of:=IF([.$O117]&lt;&gt;0; [.M117]/[.$O11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17]); ISBLANK([.I117]); ISBLANK([.M117]); [.E117]=0; [.I117]=0; [.M117]=0); 0; [.E117]+[.I117]+[.M117])" office:value-type="float" office:value="0" calcext:value-type="float">
            <text:p>0.00</text:p>
          </table:table-cell>
          <table:table-cell table:style-name="ce47" table:formula="of:=IF(OR(ISBLANK([.F117]); ISBLANK([.J117]); ISBLANK([.N117]); [.F117]=0; [.J117]=0; [.N117]=0); 0; [.F117]+[.J117]+[.N117])" office:value-type="float" office:value="0" calcext:value-type="float">
            <text:p>0.00</text:p>
          </table:table-cell>
          <table:table-cell table:formula="of:=(COUNTA([.$C$2:.C117]) / (ROW([.C117])-1) + COUNTA([.$G$2:.G117]) / (ROW([.G117])-1) + COUNTA([.$K$2:.K117]) / (ROW([.K117])-1)) / 3 * 100" office:value-type="float" office:value="62.0689655172414" calcext:value-type="float">
            <text:p>62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13" calcext:value-type="date">
            <text:p>25-01-13</text:p>
          </table:table-cell>
          <table:table-cell table:style-name="ce43" office:value-type="float" office:value="117" calcext:value-type="float">
            <text:p>11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8])/(101.3-(2.67123*[.D118]))" office:value-type="float" office:value="92.2651676584834" calcext:value-type="float">
            <text:p>92.27</text:p>
          </table:table-cell>
          <table:table-cell table:style-name="ce46" table:formula="of:=IF([.$O118]&lt;&gt;0; [.E118]/[.$O118]; 0)" office:value-type="float" office:value="0.854307107948921" calcext:value-type="float">
            <text:p>0.85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18])/(101.3-(2.67123*[.H118]))" office:value-type="float" office:value="137.890800017074" calcext:value-type="float">
            <text:p>137.89</text:p>
          </table:table-cell>
          <table:table-cell table:style-name="ce46" table:formula="of:=IF([.$O118]&lt;&gt;0; [.I118]/[.$O118]; 0)" office:value-type="float" office:value="1.27676666682476" calcext:value-type="float">
            <text:p>1.28</text:p>
          </table:table-cell>
          <table:table-cell table:style-name="ce44" table:number-columns-repeated="2"/>
          <table:table-cell table:style-name="ce46" table:formula="of:=(100*[.K118])/(101.3-(2.67123*[.L118]))" office:value-type="float" office:value="0" calcext:value-type="float">
            <text:p>0.00</text:p>
          </table:table-cell>
          <table:table-cell table:style-name="ce46" table:formula="of:=IF([.$O118]&lt;&gt;0; [.M118]/[.$O11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118]); ISBLANK([.I118]); ISBLANK([.M118]); [.E118]=0; [.I118]=0; [.M118]=0); 0; [.E118]+[.I118]+[.M118])" office:value-type="float" office:value="0" calcext:value-type="float">
            <text:p>0.00</text:p>
          </table:table-cell>
          <table:table-cell table:style-name="ce46" table:formula="of:=IF(OR(ISBLANK([.F118]); ISBLANK([.J118]); ISBLANK([.N118]); [.F118]=0; [.J118]=0; [.N118]=0); 0; [.F118]+[.J118]+[.N118])" office:value-type="float" office:value="0" calcext:value-type="float">
            <text:p>0.00</text:p>
          </table:table-cell>
          <table:table-cell table:formula="of:=(COUNTA([.$C$2:.C118]) / (ROW([.C118])-1) + COUNTA([.$G$2:.G118]) / (ROW([.G118])-1) + COUNTA([.$K$2:.K118]) / (ROW([.K118])-1)) / 3 * 100" office:value-type="float" office:value="62.1082621082621" calcext:value-type="float">
            <text:p>62.1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20" calcext:value-type="date">
            <text:p>25-01-20</text:p>
          </table:table-cell>
          <table:table-cell table:style-name="ce38" office:value-type="float" office:value="118" calcext:value-type="float">
            <text:p>118</text:p>
          </table:table-cell>
          <table:table-cell table:style-name="ce44" table:number-columns-repeated="2"/>
          <table:table-cell table:style-name="ce47" table:formula="of:=(100*[.C119])/(101.3-(2.67123*[.D119]))" office:value-type="float" office:value="0" calcext:value-type="float">
            <text:p>0.00</text:p>
          </table:table-cell>
          <table:table-cell table:style-name="ce47" table:formula="of:=IF([.$O119]&lt;&gt;0; [.E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9])/(101.3-(2.67123*[.H119]))" office:value-type="float" office:value="0" calcext:value-type="float">
            <text:p>0.00</text:p>
          </table:table-cell>
          <table:table-cell table:style-name="ce47" table:formula="of:=IF([.$O119]&lt;&gt;0; [.I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9])/(101.3-(2.67123*[.L119]))" office:value-type="float" office:value="0" calcext:value-type="float">
            <text:p>0.00</text:p>
          </table:table-cell>
          <table:table-cell table:style-name="ce47" table:formula="of:=IF([.$O119]&lt;&gt;0; [.M119]/[.$O11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9]); ISBLANK([.I119]); ISBLANK([.M119]); [.E119]=0; [.I119]=0; [.M119]=0); 0; [.E119]+[.I119]+[.M119])" office:value-type="float" office:value="0" calcext:value-type="float">
            <text:p>0.00</text:p>
          </table:table-cell>
          <table:table-cell table:style-name="ce47" table:formula="of:=IF(OR(ISBLANK([.F119]); ISBLANK([.J119]); ISBLANK([.N119]); [.F119]=0; [.J119]=0; [.N119]=0); 0; [.F119]+[.J119]+[.N119])" office:value-type="float" office:value="0" calcext:value-type="float">
            <text:p>0.00</text:p>
          </table:table-cell>
          <table:table-cell table:formula="of:=(COUNTA([.$C$2:.C119]) / (ROW([.C119])-1) + COUNTA([.$G$2:.G119]) / (ROW([.G119])-1) + COUNTA([.$K$2:.K119]) / (ROW([.K119])-1)) / 3 * 100" office:value-type="float" office:value="61.5819209039548" calcext:value-type="float">
            <text:p>61.5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27" calcext:value-type="date">
            <text:p>25-01-27</text:p>
          </table:table-cell>
          <table:table-cell table:style-name="ce43" office:value-type="float" office:value="119" calcext:value-type="float">
            <text:p>11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20])/(101.3-(2.67123*[.D120]))" office:value-type="float" office:value="92.2651676584834" calcext:value-type="float">
            <text:p>92.27</text:p>
          </table:table-cell>
          <table:table-cell table:style-name="ce46" table:formula="of:=IF([.$O120]&lt;&gt;0; [.E120]/[.$O120]; 0)" office:value-type="float" office:value="0.870426109985693" calcext:value-type="float">
            <text:p>0.87</text:p>
          </table:table-cell>
          <table:table-cell table:style-name="ce44" table:number-columns-repeated="2"/>
          <table:table-cell table:style-name="ce46" table:formula="of:=(100*[.G120])/(101.3-(2.67123*[.H120]))" office:value-type="float" office:value="0" calcext:value-type="float">
            <text:p>0.00</text:p>
          </table:table-cell>
          <table:table-cell table:style-name="ce46" table:formula="of:=IF([.$O120]&lt;&gt;0; [.I120]/[.$O120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20])/(101.3-(2.67123*[.L120]))" office:value-type="float" office:value="158.168858843114" calcext:value-type="float">
            <text:p>158.17</text:p>
          </table:table-cell>
          <table:table-cell table:style-name="ce46" table:formula="of:=IF([.$O120]&lt;&gt;0; [.M120]/[.$O120]; 0)" office:value-type="float" office:value="1.49215904568976" calcext:value-type="float">
            <text:p>1.4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20]); ISBLANK([.I120]); ISBLANK([.M120]); [.E120]=0; [.I120]=0; [.M120]=0); 0; [.E120]+[.I120]+[.M120])" office:value-type="float" office:value="0" calcext:value-type="float">
            <text:p>0.00</text:p>
          </table:table-cell>
          <table:table-cell table:style-name="ce46" table:formula="of:=IF(OR(ISBLANK([.F120]); ISBLANK([.J120]); ISBLANK([.N120]); [.F120]=0; [.J120]=0; [.N120]=0); 0; [.F120]+[.J120]+[.N120])" office:value-type="float" office:value="0" calcext:value-type="float">
            <text:p>0.00</text:p>
          </table:table-cell>
          <table:table-cell table:formula="of:=(COUNTA([.$C$2:.C120]) / (ROW([.C120])-1) + COUNTA([.$G$2:.G120]) / (ROW([.G120])-1) + COUNTA([.$K$2:.K120]) / (ROW([.K120])-1)) / 3 * 100" office:value-type="float" office:value="61.624649859944" calcext:value-type="float">
            <text:p>61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03" calcext:value-type="date">
            <text:p>25-02-03</text:p>
          </table:table-cell>
          <table:table-cell table:style-name="ce38" office:value-type="float" office:value="120" calcext:value-type="float">
            <text:p>120</text:p>
          </table:table-cell>
          <table:table-cell table:style-name="ce44" table:number-columns-repeated="2"/>
          <table:table-cell table:style-name="ce47" table:formula="of:=(100*[.C121])/(101.3-(2.67123*[.D121]))" office:value-type="float" office:value="0" calcext:value-type="float">
            <text:p>0.00</text:p>
          </table:table-cell>
          <table:table-cell table:style-name="ce47" table:formula="of:=IF([.$O121]&lt;&gt;0; [.E121]/[.$O12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1])/(101.3-(2.67123*[.H121]))" office:value-type="float" office:value="0" calcext:value-type="float">
            <text:p>0.00</text:p>
          </table:table-cell>
          <table:table-cell table:style-name="ce47" table:formula="of:=IF([.$O121]&lt;&gt;0; [.I121]/[.$O121]; 0)" office:value-type="float" office:value="0" calcext:value-type="float">
            <text:p>0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21])/(101.3-(2.67123*[.L121]))" office:value-type="float" office:value="168.307888256135" calcext:value-type="float">
            <text:p>168.31</text:p>
          </table:table-cell>
          <table:table-cell table:style-name="ce47" table:formula="of:=IF([.$O121]&lt;&gt;0; [.M121]/[.$O121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21]); ISBLANK([.I121]); ISBLANK([.M121]); [.E121]=0; [.I121]=0; [.M121]=0); 0; [.E121]+[.I121]+[.M121])" office:value-type="float" office:value="0" calcext:value-type="float">
            <text:p>0.00</text:p>
          </table:table-cell>
          <table:table-cell table:style-name="ce47" table:formula="of:=IF(OR(ISBLANK([.F121]); ISBLANK([.J121]); ISBLANK([.N121]); [.F121]=0; [.J121]=0; [.N121]=0); 0; [.F121]+[.J121]+[.N121])" office:value-type="float" office:value="0" calcext:value-type="float">
            <text:p>0.00</text:p>
          </table:table-cell>
          <table:table-cell table:formula="of:=(COUNTA([.$C$2:.C121]) / (ROW([.C121])-1) + COUNTA([.$G$2:.G121]) / (ROW([.G121])-1) + COUNTA([.$K$2:.K121]) / (ROW([.K121])-1)) / 3 * 100" office:value-type="float" office:value="61.3888888888889" calcext:value-type="float">
            <text:p>61.3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10" calcext:value-type="date">
            <text:p>25-02-10</text:p>
          </table:table-cell>
          <table:table-cell table:style-name="ce43" office:value-type="float" office:value="121" calcext:value-type="float">
            <text:p>121</text:p>
          </table:table-cell>
          <table:table-cell table:style-name="ce44" table:number-columns-repeated="2"/>
          <table:table-cell table:style-name="ce46" table:formula="of:=(100*[.C122])/(101.3-(2.67123*[.D122]))" office:value-type="float" office:value="0" calcext:value-type="float">
            <text:p>0.00</text:p>
          </table:table-cell>
          <table:table-cell table:style-name="ce46" table:formula="of:=IF([.$O122]&lt;&gt;0; [.E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2])/(101.3-(2.67123*[.H122]))" office:value-type="float" office:value="0" calcext:value-type="float">
            <text:p>0.00</text:p>
          </table:table-cell>
          <table:table-cell table:style-name="ce46" table:formula="of:=IF([.$O122]&lt;&gt;0; [.I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2])/(101.3-(2.67123*[.L122]))" office:value-type="float" office:value="0" calcext:value-type="float">
            <text:p>0.00</text:p>
          </table:table-cell>
          <table:table-cell table:style-name="ce46" table:formula="of:=IF([.$O122]&lt;&gt;0; [.M122]/[.$O12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2]); ISBLANK([.I122]); ISBLANK([.M122]); [.E122]=0; [.I122]=0; [.M122]=0); 0; [.E122]+[.I122]+[.M122])" office:value-type="float" office:value="0" calcext:value-type="float">
            <text:p>0.00</text:p>
          </table:table-cell>
          <table:table-cell table:style-name="ce46" table:formula="of:=IF(OR(ISBLANK([.F122]); ISBLANK([.J122]); ISBLANK([.N122]); [.F122]=0; [.J122]=0; [.N122]=0); 0; [.F122]+[.J122]+[.N122])" office:value-type="float" office:value="0" calcext:value-type="float">
            <text:p>0.00</text:p>
          </table:table-cell>
          <table:table-cell table:formula="of:=(COUNTA([.$C$2:.C122]) / (ROW([.C122])-1) + COUNTA([.$G$2:.G122]) / (ROW([.G122])-1) + COUNTA([.$K$2:.K122]) / (ROW([.K122])-1)) / 3 * 100" office:value-type="float" office:value="60.8815426997245" calcext:value-type="float">
            <text:p>60.8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17" calcext:value-type="date">
            <text:p>25-02-17</text:p>
          </table:table-cell>
          <table:table-cell table:style-name="ce38" office:value-type="float" office:value="122" calcext:value-type="float">
            <text:p>122</text:p>
          </table:table-cell>
          <table:table-cell table:style-name="ce44" table:number-columns-repeated="2"/>
          <table:table-cell table:style-name="ce47" table:formula="of:=(100*[.C123])/(101.3-(2.67123*[.D123]))" office:value-type="float" office:value="0" calcext:value-type="float">
            <text:p>0.00</text:p>
          </table:table-cell>
          <table:table-cell table:style-name="ce47" table:formula="of:=IF([.$O123]&lt;&gt;0; [.E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3])/(101.3-(2.67123*[.H123]))" office:value-type="float" office:value="0" calcext:value-type="float">
            <text:p>0.00</text:p>
          </table:table-cell>
          <table:table-cell table:style-name="ce47" table:formula="of:=IF([.$O123]&lt;&gt;0; [.I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3])/(101.3-(2.67123*[.L123]))" office:value-type="float" office:value="0" calcext:value-type="float">
            <text:p>0.00</text:p>
          </table:table-cell>
          <table:table-cell table:style-name="ce47" table:formula="of:=IF([.$O123]&lt;&gt;0; [.M123]/[.$O12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3]); ISBLANK([.I123]); ISBLANK([.M123]); [.E123]=0; [.I123]=0; [.M123]=0); 0; [.E123]+[.I123]+[.M123])" office:value-type="float" office:value="0" calcext:value-type="float">
            <text:p>0.00</text:p>
          </table:table-cell>
          <table:table-cell table:style-name="ce47" table:formula="of:=IF(OR(ISBLANK([.F123]); ISBLANK([.J123]); ISBLANK([.N123]); [.F123]=0; [.J123]=0; [.N123]=0); 0; [.F123]+[.J123]+[.N123])" office:value-type="float" office:value="0" calcext:value-type="float">
            <text:p>0.00</text:p>
          </table:table-cell>
          <table:table-cell table:formula="of:=(COUNTA([.$C$2:.C123]) / (ROW([.C123])-1) + COUNTA([.$G$2:.G123]) / (ROW([.G123])-1) + COUNTA([.$K$2:.K123]) / (ROW([.K123])-1)) / 3 * 100" office:value-type="float" office:value="60.3825136612022" calcext:value-type="float">
            <text:p>60.3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24" calcext:value-type="date">
            <text:p>25-02-24</text:p>
          </table:table-cell>
          <table:table-cell table:style-name="ce43" office:value-type="float" office:value="123" calcext:value-type="float">
            <text:p>123</text:p>
          </table:table-cell>
          <table:table-cell table:style-name="ce44" table:number-columns-repeated="2"/>
          <table:table-cell table:style-name="ce46" table:formula="of:=(100*[.C124])/(101.3-(2.67123*[.D124]))" office:value-type="float" office:value="0" calcext:value-type="float">
            <text:p>0.00</text:p>
          </table:table-cell>
          <table:table-cell table:style-name="ce46" table:formula="of:=IF([.$O124]&lt;&gt;0; [.E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4])/(101.3-(2.67123*[.H124]))" office:value-type="float" office:value="0" calcext:value-type="float">
            <text:p>0.00</text:p>
          </table:table-cell>
          <table:table-cell table:style-name="ce46" table:formula="of:=IF([.$O124]&lt;&gt;0; [.I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4])/(101.3-(2.67123*[.L124]))" office:value-type="float" office:value="0" calcext:value-type="float">
            <text:p>0.00</text:p>
          </table:table-cell>
          <table:table-cell table:style-name="ce46" table:formula="of:=IF([.$O124]&lt;&gt;0; [.M124]/[.$O124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4]); ISBLANK([.I124]); ISBLANK([.M124]); [.E124]=0; [.I124]=0; [.M124]=0); 0; [.E124]+[.I124]+[.M124])" office:value-type="float" office:value="0" calcext:value-type="float">
            <text:p>0.00</text:p>
          </table:table-cell>
          <table:table-cell table:style-name="ce46" table:formula="of:=IF(OR(ISBLANK([.F124]); ISBLANK([.J124]); ISBLANK([.N124]); [.F124]=0; [.J124]=0; [.N124]=0); 0; [.F124]+[.J124]+[.N124])" office:value-type="float" office:value="0" calcext:value-type="float">
            <text:p>0.00</text:p>
          </table:table-cell>
          <table:table-cell table:formula="of:=(COUNTA([.$C$2:.C124]) / (ROW([.C124])-1) + COUNTA([.$G$2:.G124]) / (ROW([.G124])-1) + COUNTA([.$K$2:.K124]) / (ROW([.K124])-1)) / 3 * 100" office:value-type="float" office:value="59.8915989159892" calcext:value-type="float">
            <text:p>5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03" calcext:value-type="date">
            <text:p>25-03-03</text:p>
          </table:table-cell>
          <table:table-cell table:style-name="ce38" office:value-type="float" office:value="124" calcext:value-type="float">
            <text:p>124</text:p>
          </table:table-cell>
          <table:table-cell table:style-name="ce44" table:number-columns-repeated="2"/>
          <table:table-cell table:style-name="ce47" table:formula="of:=(100*[.C125])/(101.3-(2.67123*[.D125]))" office:value-type="float" office:value="0" calcext:value-type="float">
            <text:p>0.00</text:p>
          </table:table-cell>
          <table:table-cell table:style-name="ce47" table:formula="of:=IF([.$O125]&lt;&gt;0; [.E125]/[.$O12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5])/(101.3-(2.67123*[.H125]))" office:value-type="float" office:value="0" calcext:value-type="float">
            <text:p>0.00</text:p>
          </table:table-cell>
          <table:table-cell table:style-name="ce47" table:formula="of:=IF([.$O125]&lt;&gt;0; [.I125]/[.$O12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5])/(101.3-(2.67123*[.L125]))" office:value-type="float" office:value="0" calcext:value-type="float">
            <text:p>0.00</text:p>
          </table:table-cell>
          <table:table-cell table:style-name="ce47" table:formula="of:=IF([.$O125]&lt;&gt;0; [.M125]/[.$O12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5]); ISBLANK([.I125]); ISBLANK([.M125]); [.E125]=0; [.I125]=0; [.M125]=0); 0; [.E125]+[.I125]+[.M125])" office:value-type="float" office:value="0" calcext:value-type="float">
            <text:p>0.00</text:p>
          </table:table-cell>
          <table:table-cell table:style-name="ce47" table:formula="of:=IF(OR(ISBLANK([.F125]); ISBLANK([.J125]); ISBLANK([.N125]); [.F125]=0; [.J125]=0; [.N125]=0); 0; [.F125]+[.J125]+[.N125])" office:value-type="float" office:value="0" calcext:value-type="float">
            <text:p>0.00</text:p>
          </table:table-cell>
          <table:table-cell table:formula="of:=(COUNTA([.$C$2:.C125]) / (ROW([.C125])-1) + COUNTA([.$G$2:.G125]) / (ROW([.G125])-1) + COUNTA([.$K$2:.K125]) / (ROW([.K125])-1)) / 3 * 100" office:value-type="float" office:value="59.4086021505376" calcext:value-type="float">
            <text:p>59.4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10" calcext:value-type="date">
            <text:p>25-03-10</text:p>
          </table:table-cell>
          <table:table-cell table:style-name="ce43" office:value-type="float" office:value="125" calcext:value-type="float">
            <text:p>125</text:p>
          </table:table-cell>
          <table:table-cell table:style-name="ce44" table:number-columns-repeated="2"/>
          <table:table-cell table:style-name="ce46" table:formula="of:=(100*[.C126])/(101.3-(2.67123*[.D126]))" office:value-type="float" office:value="0" calcext:value-type="float">
            <text:p>0.00</text:p>
          </table:table-cell>
          <table:table-cell table:style-name="ce46" table:formula="of:=IF([.$O126]&lt;&gt;0; [.E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6])/(101.3-(2.67123*[.H126]))" office:value-type="float" office:value="0" calcext:value-type="float">
            <text:p>0.00</text:p>
          </table:table-cell>
          <table:table-cell table:style-name="ce46" table:formula="of:=IF([.$O126]&lt;&gt;0; [.I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6])/(101.3-(2.67123*[.L126]))" office:value-type="float" office:value="0" calcext:value-type="float">
            <text:p>0.00</text:p>
          </table:table-cell>
          <table:table-cell table:style-name="ce46" table:formula="of:=IF([.$O126]&lt;&gt;0; [.M126]/[.$O12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6]); ISBLANK([.I126]); ISBLANK([.M126]); [.E126]=0; [.I126]=0; [.M126]=0); 0; [.E126]+[.I126]+[.M126])" office:value-type="float" office:value="0" calcext:value-type="float">
            <text:p>0.00</text:p>
          </table:table-cell>
          <table:table-cell table:style-name="ce46" table:formula="of:=IF(OR(ISBLANK([.F126]); ISBLANK([.J126]); ISBLANK([.N126]); [.F126]=0; [.J126]=0; [.N126]=0); 0; [.F126]+[.J126]+[.N126])" office:value-type="float" office:value="0" calcext:value-type="float">
            <text:p>0.00</text:p>
          </table:table-cell>
          <table:table-cell table:formula="of:=(COUNTA([.$C$2:.C126]) / (ROW([.C126])-1) + COUNTA([.$G$2:.G126]) / (ROW([.G126])-1) + COUNTA([.$K$2:.K126]) / (ROW([.K126])-1)) / 3 * 100" office:value-type="float" office:value="58.9333333333333" calcext:value-type="float">
            <text:p>58.9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17" calcext:value-type="date">
            <text:p>25-03-17</text:p>
          </table:table-cell>
          <table:table-cell table:style-name="ce38" office:value-type="float" office:value="126" calcext:value-type="float">
            <text:p>126</text:p>
          </table:table-cell>
          <table:table-cell table:style-name="ce44" table:number-columns-repeated="2"/>
          <table:table-cell table:style-name="ce47" table:formula="of:=(100*[.C127])/(101.3-(2.67123*[.D127]))" office:value-type="float" office:value="0" calcext:value-type="float">
            <text:p>0.00</text:p>
          </table:table-cell>
          <table:table-cell table:style-name="ce47" table:formula="of:=IF([.$O127]&lt;&gt;0; [.E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7])/(101.3-(2.67123*[.H127]))" office:value-type="float" office:value="0" calcext:value-type="float">
            <text:p>0.00</text:p>
          </table:table-cell>
          <table:table-cell table:style-name="ce47" table:formula="of:=IF([.$O127]&lt;&gt;0; [.I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7])/(101.3-(2.67123*[.L127]))" office:value-type="float" office:value="0" calcext:value-type="float">
            <text:p>0.00</text:p>
          </table:table-cell>
          <table:table-cell table:style-name="ce47" table:formula="of:=IF([.$O127]&lt;&gt;0; [.M127]/[.$O12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7]); ISBLANK([.I127]); ISBLANK([.M127]); [.E127]=0; [.I127]=0; [.M127]=0); 0; [.E127]+[.I127]+[.M127])" office:value-type="float" office:value="0" calcext:value-type="float">
            <text:p>0.00</text:p>
          </table:table-cell>
          <table:table-cell table:style-name="ce47" table:formula="of:=IF(OR(ISBLANK([.F127]); ISBLANK([.J127]); ISBLANK([.N127]); [.F127]=0; [.J127]=0; [.N127]=0); 0; [.F127]+[.J127]+[.N127])" office:value-type="float" office:value="0" calcext:value-type="float">
            <text:p>0.00</text:p>
          </table:table-cell>
          <table:table-cell table:formula="of:=(COUNTA([.$C$2:.C127]) / (ROW([.C127])-1) + COUNTA([.$G$2:.G127]) / (ROW([.G127])-1) + COUNTA([.$K$2:.K127]) / (ROW([.K127])-1)) / 3 * 100" office:value-type="float" office:value="58.4656084656085" calcext:value-type="float">
            <text:p>58.4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24" calcext:value-type="date">
            <text:p>25-03-24</text:p>
          </table:table-cell>
          <table:table-cell table:style-name="ce43" office:value-type="float" office:value="127" calcext:value-type="float">
            <text:p>127</text:p>
          </table:table-cell>
          <table:table-cell table:style-name="ce44" table:number-columns-repeated="2"/>
          <table:table-cell table:style-name="ce46" table:formula="of:=(100*[.C128])/(101.3-(2.67123*[.D128]))" office:value-type="float" office:value="0" calcext:value-type="float">
            <text:p>0.00</text:p>
          </table:table-cell>
          <table:table-cell table:style-name="ce46" table:formula="of:=IF([.$O128]&lt;&gt;0; [.E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8])/(101.3-(2.67123*[.H128]))" office:value-type="float" office:value="0" calcext:value-type="float">
            <text:p>0.00</text:p>
          </table:table-cell>
          <table:table-cell table:style-name="ce46" table:formula="of:=IF([.$O128]&lt;&gt;0; [.I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8])/(101.3-(2.67123*[.L128]))" office:value-type="float" office:value="0" calcext:value-type="float">
            <text:p>0.00</text:p>
          </table:table-cell>
          <table:table-cell table:style-name="ce46" table:formula="of:=IF([.$O128]&lt;&gt;0; [.M128]/[.$O12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8]); ISBLANK([.I128]); ISBLANK([.M128]); [.E128]=0; [.I128]=0; [.M128]=0); 0; [.E128]+[.I128]+[.M128])" office:value-type="float" office:value="0" calcext:value-type="float">
            <text:p>0.00</text:p>
          </table:table-cell>
          <table:table-cell table:style-name="ce46" table:formula="of:=IF(OR(ISBLANK([.F128]); ISBLANK([.J128]); ISBLANK([.N128]); [.F128]=0; [.J128]=0; [.N128]=0); 0; [.F128]+[.J128]+[.N128])" office:value-type="float" office:value="0" calcext:value-type="float">
            <text:p>0.00</text:p>
          </table:table-cell>
          <table:table-cell table:formula="of:=(COUNTA([.$C$2:.C128]) / (ROW([.C128])-1) + COUNTA([.$G$2:.G128]) / (ROW([.G128])-1) + COUNTA([.$K$2:.K128]) / (ROW([.K128])-1)) / 3 * 100" office:value-type="float" office:value="58.005249343832" calcext:value-type="float">
            <text:p>58.0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31" calcext:value-type="date">
            <text:p>25-03-31</text:p>
          </table:table-cell>
          <table:table-cell table:style-name="ce38" office:value-type="float" office:value="128" calcext:value-type="float">
            <text:p>128</text:p>
          </table:table-cell>
          <table:table-cell table:style-name="ce44" table:number-columns-repeated="2"/>
          <table:table-cell table:style-name="ce47" table:formula="of:=(100*[.C129])/(101.3-(2.67123*[.D129]))" office:value-type="float" office:value="0" calcext:value-type="float">
            <text:p>0.00</text:p>
          </table:table-cell>
          <table:table-cell table:style-name="ce47" table:formula="of:=IF([.$O129]&lt;&gt;0; [.E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9])/(101.3-(2.67123*[.H129]))" office:value-type="float" office:value="0" calcext:value-type="float">
            <text:p>0.00</text:p>
          </table:table-cell>
          <table:table-cell table:style-name="ce47" table:formula="of:=IF([.$O129]&lt;&gt;0; [.I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9])/(101.3-(2.67123*[.L129]))" office:value-type="float" office:value="0" calcext:value-type="float">
            <text:p>0.00</text:p>
          </table:table-cell>
          <table:table-cell table:style-name="ce47" table:formula="of:=IF([.$O129]&lt;&gt;0; [.M129]/[.$O12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9]); ISBLANK([.I129]); ISBLANK([.M129]); [.E129]=0; [.I129]=0; [.M129]=0); 0; [.E129]+[.I129]+[.M129])" office:value-type="float" office:value="0" calcext:value-type="float">
            <text:p>0.00</text:p>
          </table:table-cell>
          <table:table-cell table:style-name="ce47" table:formula="of:=IF(OR(ISBLANK([.F129]); ISBLANK([.J129]); ISBLANK([.N129]); [.F129]=0; [.J129]=0; [.N129]=0); 0; [.F129]+[.J129]+[.N129])" office:value-type="float" office:value="0" calcext:value-type="float">
            <text:p>0.00</text:p>
          </table:table-cell>
          <table:table-cell table:formula="of:=(COUNTA([.$C$2:.C129]) / (ROW([.C129])-1) + COUNTA([.$G$2:.G129]) / (ROW([.G129])-1) + COUNTA([.$K$2:.K129]) / (ROW([.K129])-1)) / 3 * 100" office:value-type="float" office:value="57.5520833333333" calcext:value-type="float">
            <text:p>57.5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07" calcext:value-type="date">
            <text:p>25-04-07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table:number-columns-repeated="2"/>
          <table:table-cell table:style-name="ce46" table:formula="of:=(100*[.C130])/(101.3-(2.67123*[.D130]))" office:value-type="float" office:value="0" calcext:value-type="float">
            <text:p>0.00</text:p>
          </table:table-cell>
          <table:table-cell table:style-name="ce46" table:formula="of:=IF([.$O130]&lt;&gt;0; [.E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0])/(101.3-(2.67123*[.H130]))" office:value-type="float" office:value="0" calcext:value-type="float">
            <text:p>0.00</text:p>
          </table:table-cell>
          <table:table-cell table:style-name="ce46" table:formula="of:=IF([.$O130]&lt;&gt;0; [.I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0])/(101.3-(2.67123*[.L130]))" office:value-type="float" office:value="0" calcext:value-type="float">
            <text:p>0.00</text:p>
          </table:table-cell>
          <table:table-cell table:style-name="ce46" table:formula="of:=IF([.$O130]&lt;&gt;0; [.M130]/[.$O13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0]); ISBLANK([.I130]); ISBLANK([.M130]); [.E130]=0; [.I130]=0; [.M130]=0); 0; [.E130]+[.I130]+[.M130])" office:value-type="float" office:value="0" calcext:value-type="float">
            <text:p>0.00</text:p>
          </table:table-cell>
          <table:table-cell table:style-name="ce46" table:formula="of:=IF(OR(ISBLANK([.F130]); ISBLANK([.J130]); ISBLANK([.N130]); [.F130]=0; [.J130]=0; [.N130]=0); 0; [.F130]+[.J130]+[.N130])" office:value-type="float" office:value="0" calcext:value-type="float">
            <text:p>0.00</text:p>
          </table:table-cell>
          <table:table-cell table:formula="of:=(COUNTA([.$C$2:.C130]) / (ROW([.C130])-1) + COUNTA([.$G$2:.G130]) / (ROW([.G130])-1) + COUNTA([.$K$2:.K130]) / (ROW([.K130])-1)) / 3 * 100" office:value-type="float" office:value="57.1059431524548" calcext:value-type="float">
            <text:p>57.1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14" calcext:value-type="date">
            <text:p>25-04-14</text:p>
          </table:table-cell>
          <table:table-cell table:style-name="ce38" office:value-type="float" office:value="130" calcext:value-type="float">
            <text:p>130</text:p>
          </table:table-cell>
          <table:table-cell table:style-name="ce44" table:number-columns-repeated="2"/>
          <table:table-cell table:style-name="ce47" table:formula="of:=(100*[.C131])/(101.3-(2.67123*[.D131]))" office:value-type="float" office:value="0" calcext:value-type="float">
            <text:p>0.00</text:p>
          </table:table-cell>
          <table:table-cell table:style-name="ce47" table:formula="of:=IF([.$O131]&lt;&gt;0; [.E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1])/(101.3-(2.67123*[.H131]))" office:value-type="float" office:value="0" calcext:value-type="float">
            <text:p>0.00</text:p>
          </table:table-cell>
          <table:table-cell table:style-name="ce47" table:formula="of:=IF([.$O131]&lt;&gt;0; [.I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1])/(101.3-(2.67123*[.L131]))" office:value-type="float" office:value="0" calcext:value-type="float">
            <text:p>0.00</text:p>
          </table:table-cell>
          <table:table-cell table:style-name="ce47" table:formula="of:=IF([.$O131]&lt;&gt;0; [.M131]/[.$O13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1]); ISBLANK([.I131]); ISBLANK([.M131]); [.E131]=0; [.I131]=0; [.M131]=0); 0; [.E131]+[.I131]+[.M131])" office:value-type="float" office:value="0" calcext:value-type="float">
            <text:p>0.00</text:p>
          </table:table-cell>
          <table:table-cell table:style-name="ce47" table:formula="of:=IF(OR(ISBLANK([.F131]); ISBLANK([.J131]); ISBLANK([.N131]); [.F131]=0; [.J131]=0; [.N131]=0); 0; [.F131]+[.J131]+[.N131])" office:value-type="float" office:value="0" calcext:value-type="float">
            <text:p>0.00</text:p>
          </table:table-cell>
          <table:table-cell table:formula="of:=(COUNTA([.$C$2:.C131]) / (ROW([.C131])-1) + COUNTA([.$G$2:.G131]) / (ROW([.G131])-1) + COUNTA([.$K$2:.K131]) / (ROW([.K131])-1)) / 3 * 100" office:value-type="float" office:value="56.6666666666667" calcext:value-type="float">
            <text:p>5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21" calcext:value-type="date">
            <text:p>25-04-21</text:p>
          </table:table-cell>
          <table:table-cell table:style-name="ce43" office:value-type="float" office:value="131" calcext:value-type="float">
            <text:p>131</text:p>
          </table:table-cell>
          <table:table-cell table:style-name="ce44" table:number-columns-repeated="2"/>
          <table:table-cell table:style-name="ce46" table:formula="of:=(100*[.C132])/(101.3-(2.67123*[.D132]))" office:value-type="float" office:value="0" calcext:value-type="float">
            <text:p>0.00</text:p>
          </table:table-cell>
          <table:table-cell table:style-name="ce46" table:formula="of:=IF([.$O132]&lt;&gt;0; [.E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2])/(101.3-(2.67123*[.H132]))" office:value-type="float" office:value="0" calcext:value-type="float">
            <text:p>0.00</text:p>
          </table:table-cell>
          <table:table-cell table:style-name="ce46" table:formula="of:=IF([.$O132]&lt;&gt;0; [.I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2])/(101.3-(2.67123*[.L132]))" office:value-type="float" office:value="0" calcext:value-type="float">
            <text:p>0.00</text:p>
          </table:table-cell>
          <table:table-cell table:style-name="ce46" table:formula="of:=IF([.$O132]&lt;&gt;0; [.M132]/[.$O13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2]); ISBLANK([.I132]); ISBLANK([.M132]); [.E132]=0; [.I132]=0; [.M132]=0); 0; [.E132]+[.I132]+[.M132])" office:value-type="float" office:value="0" calcext:value-type="float">
            <text:p>0.00</text:p>
          </table:table-cell>
          <table:table-cell table:style-name="ce46" table:formula="of:=IF(OR(ISBLANK([.F132]); ISBLANK([.J132]); ISBLANK([.N132]); [.F132]=0; [.J132]=0; [.N132]=0); 0; [.F132]+[.J132]+[.N132])" office:value-type="float" office:value="0" calcext:value-type="float">
            <text:p>0.00</text:p>
          </table:table-cell>
          <table:table-cell table:formula="of:=(COUNTA([.$C$2:.C132]) / (ROW([.C132])-1) + COUNTA([.$G$2:.G132]) / (ROW([.G132])-1) + COUNTA([.$K$2:.K132]) / (ROW([.K132])-1)) / 3 * 100" office:value-type="float" office:value="56.234096692112" calcext:value-type="float">
            <text:p>56.2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28" calcext:value-type="date">
            <text:p>25-04-28</text:p>
          </table:table-cell>
          <table:table-cell table:style-name="ce38" office:value-type="float" office:value="132" calcext:value-type="float">
            <text:p>132</text:p>
          </table:table-cell>
          <table:table-cell table:style-name="ce44" table:number-columns-repeated="2"/>
          <table:table-cell table:style-name="ce47" table:formula="of:=(100*[.C133])/(101.3-(2.67123*[.D133]))" office:value-type="float" office:value="0" calcext:value-type="float">
            <text:p>0.00</text:p>
          </table:table-cell>
          <table:table-cell table:style-name="ce47" table:formula="of:=IF([.$O133]&lt;&gt;0; [.E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3])/(101.3-(2.67123*[.H133]))" office:value-type="float" office:value="0" calcext:value-type="float">
            <text:p>0.00</text:p>
          </table:table-cell>
          <table:table-cell table:style-name="ce47" table:formula="of:=IF([.$O133]&lt;&gt;0; [.I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3])/(101.3-(2.67123*[.L133]))" office:value-type="float" office:value="0" calcext:value-type="float">
            <text:p>0.00</text:p>
          </table:table-cell>
          <table:table-cell table:style-name="ce47" table:formula="of:=IF([.$O133]&lt;&gt;0; [.M133]/[.$O13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3]); ISBLANK([.I133]); ISBLANK([.M133]); [.E133]=0; [.I133]=0; [.M133]=0); 0; [.E133]+[.I133]+[.M133])" office:value-type="float" office:value="0" calcext:value-type="float">
            <text:p>0.00</text:p>
          </table:table-cell>
          <table:table-cell table:style-name="ce47" table:formula="of:=IF(OR(ISBLANK([.F133]); ISBLANK([.J133]); ISBLANK([.N133]); [.F133]=0; [.J133]=0; [.N133]=0); 0; [.F133]+[.J133]+[.N133])" office:value-type="float" office:value="0" calcext:value-type="float">
            <text:p>0.00</text:p>
          </table:table-cell>
          <table:table-cell table:formula="of:=(COUNTA([.$C$2:.C133]) / (ROW([.C133])-1) + COUNTA([.$G$2:.G133]) / (ROW([.G133])-1) + COUNTA([.$K$2:.K133]) / (ROW([.K133])-1)) / 3 * 100" office:value-type="float" office:value="55.8080808080808" calcext:value-type="float">
            <text:p>55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05" calcext:value-type="date">
            <text:p>25-05-05</text:p>
          </table:table-cell>
          <table:table-cell table:style-name="ce43" office:value-type="float" office:value="133" calcext:value-type="float">
            <text:p>133</text:p>
          </table:table-cell>
          <table:table-cell table:style-name="ce44" table:number-columns-repeated="2"/>
          <table:table-cell table:style-name="ce46" table:formula="of:=(100*[.C134])/(101.3-(2.67123*[.D134]))" office:value-type="float" office:value="0" calcext:value-type="float">
            <text:p>0.00</text:p>
          </table:table-cell>
          <table:table-cell table:style-name="ce46" table:formula="of:=IF([.$O134]&lt;&gt;0; [.E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4])/(101.3-(2.67123*[.H134]))" office:value-type="float" office:value="0" calcext:value-type="float">
            <text:p>0.00</text:p>
          </table:table-cell>
          <table:table-cell table:style-name="ce46" table:formula="of:=IF([.$O134]&lt;&gt;0; [.I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4])/(101.3-(2.67123*[.L134]))" office:value-type="float" office:value="0" calcext:value-type="float">
            <text:p>0.00</text:p>
          </table:table-cell>
          <table:table-cell table:style-name="ce46" table:formula="of:=IF([.$O134]&lt;&gt;0; [.M134]/[.$O134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4]); ISBLANK([.I134]); ISBLANK([.M134]); [.E134]=0; [.I134]=0; [.M134]=0); 0; [.E134]+[.I134]+[.M134])" office:value-type="float" office:value="0" calcext:value-type="float">
            <text:p>0.00</text:p>
          </table:table-cell>
          <table:table-cell table:style-name="ce46" table:formula="of:=IF(OR(ISBLANK([.F134]); ISBLANK([.J134]); ISBLANK([.N134]); [.F134]=0; [.J134]=0; [.N134]=0); 0; [.F134]+[.J134]+[.N134])" office:value-type="float" office:value="0" calcext:value-type="float">
            <text:p>0.00</text:p>
          </table:table-cell>
          <table:table-cell table:formula="of:=(COUNTA([.$C$2:.C134]) / (ROW([.C134])-1) + COUNTA([.$G$2:.G134]) / (ROW([.G134])-1) + COUNTA([.$K$2:.K134]) / (ROW([.K134])-1)) / 3 * 100" office:value-type="float" office:value="55.3884711779449" calcext:value-type="float">
            <text:p>55.3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12" calcext:value-type="date">
            <text:p>25-05-12</text:p>
          </table:table-cell>
          <table:table-cell table:style-name="ce38" office:value-type="float" office:value="134" calcext:value-type="float">
            <text:p>134</text:p>
          </table:table-cell>
          <table:table-cell table:style-name="ce44" table:number-columns-repeated="2"/>
          <table:table-cell table:style-name="ce47" table:formula="of:=(100*[.C135])/(101.3-(2.67123*[.D135]))" office:value-type="float" office:value="0" calcext:value-type="float">
            <text:p>0.00</text:p>
          </table:table-cell>
          <table:table-cell table:style-name="ce47" table:formula="of:=IF([.$O135]&lt;&gt;0; [.E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5])/(101.3-(2.67123*[.H135]))" office:value-type="float" office:value="0" calcext:value-type="float">
            <text:p>0.00</text:p>
          </table:table-cell>
          <table:table-cell table:style-name="ce47" table:formula="of:=IF([.$O135]&lt;&gt;0; [.I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5])/(101.3-(2.67123*[.L135]))" office:value-type="float" office:value="0" calcext:value-type="float">
            <text:p>0.00</text:p>
          </table:table-cell>
          <table:table-cell table:style-name="ce47" table:formula="of:=IF([.$O135]&lt;&gt;0; [.M135]/[.$O13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5]); ISBLANK([.I135]); ISBLANK([.M135]); [.E135]=0; [.I135]=0; [.M135]=0); 0; [.E135]+[.I135]+[.M135])" office:value-type="float" office:value="0" calcext:value-type="float">
            <text:p>0.00</text:p>
          </table:table-cell>
          <table:table-cell table:style-name="ce47" table:formula="of:=IF(OR(ISBLANK([.F135]); ISBLANK([.J135]); ISBLANK([.N135]); [.F135]=0; [.J135]=0; [.N135]=0); 0; [.F135]+[.J135]+[.N135])" office:value-type="float" office:value="0" calcext:value-type="float">
            <text:p>0.00</text:p>
          </table:table-cell>
          <table:table-cell table:formula="of:=(COUNTA([.$C$2:.C135]) / (ROW([.C135])-1) + COUNTA([.$G$2:.G135]) / (ROW([.G135])-1) + COUNTA([.$K$2:.K135]) / (ROW([.K135])-1)) / 3 * 100" office:value-type="float" office:value="54.9751243781095" calcext:value-type="float">
            <text:p>54.9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19" calcext:value-type="date">
            <text:p>25-05-19</text:p>
          </table:table-cell>
          <table:table-cell table:style-name="ce43" office:value-type="float" office:value="135" calcext:value-type="float">
            <text:p>135</text:p>
          </table:table-cell>
          <table:table-cell table:style-name="ce44" table:number-columns-repeated="2"/>
          <table:table-cell table:style-name="ce46" table:formula="of:=(100*[.C136])/(101.3-(2.67123*[.D136]))" office:value-type="float" office:value="0" calcext:value-type="float">
            <text:p>0.00</text:p>
          </table:table-cell>
          <table:table-cell table:style-name="ce46" table:formula="of:=IF([.$O136]&lt;&gt;0; [.E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6])/(101.3-(2.67123*[.H136]))" office:value-type="float" office:value="0" calcext:value-type="float">
            <text:p>0.00</text:p>
          </table:table-cell>
          <table:table-cell table:style-name="ce46" table:formula="of:=IF([.$O136]&lt;&gt;0; [.I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6])/(101.3-(2.67123*[.L136]))" office:value-type="float" office:value="0" calcext:value-type="float">
            <text:p>0.00</text:p>
          </table:table-cell>
          <table:table-cell table:style-name="ce46" table:formula="of:=IF([.$O136]&lt;&gt;0; [.M136]/[.$O13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6]); ISBLANK([.I136]); ISBLANK([.M136]); [.E136]=0; [.I136]=0; [.M136]=0); 0; [.E136]+[.I136]+[.M136])" office:value-type="float" office:value="0" calcext:value-type="float">
            <text:p>0.00</text:p>
          </table:table-cell>
          <table:table-cell table:style-name="ce46" table:formula="of:=IF(OR(ISBLANK([.F136]); ISBLANK([.J136]); ISBLANK([.N136]); [.F136]=0; [.J136]=0; [.N136]=0); 0; [.F136]+[.J136]+[.N136])" office:value-type="float" office:value="0" calcext:value-type="float">
            <text:p>0.00</text:p>
          </table:table-cell>
          <table:table-cell table:formula="of:=(COUNTA([.$C$2:.C136]) / (ROW([.C136])-1) + COUNTA([.$G$2:.G136]) / (ROW([.G136])-1) + COUNTA([.$K$2:.K136]) / (ROW([.K136])-1)) / 3 * 100" office:value-type="float" office:value="54.5679012345679" calcext:value-type="float">
            <text:p>54.5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26" calcext:value-type="date">
            <text:p>25-05-26</text:p>
          </table:table-cell>
          <table:table-cell table:style-name="ce38" office:value-type="float" office:value="136" calcext:value-type="float">
            <text:p>136</text:p>
          </table:table-cell>
          <table:table-cell table:style-name="ce44" table:number-columns-repeated="2"/>
          <table:table-cell table:style-name="ce47" table:formula="of:=(100*[.C137])/(101.3-(2.67123*[.D137]))" office:value-type="float" office:value="0" calcext:value-type="float">
            <text:p>0.00</text:p>
          </table:table-cell>
          <table:table-cell table:style-name="ce47" table:formula="of:=IF([.$O137]&lt;&gt;0; [.E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7])/(101.3-(2.67123*[.H137]))" office:value-type="float" office:value="0" calcext:value-type="float">
            <text:p>0.00</text:p>
          </table:table-cell>
          <table:table-cell table:style-name="ce47" table:formula="of:=IF([.$O137]&lt;&gt;0; [.I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7])/(101.3-(2.67123*[.L137]))" office:value-type="float" office:value="0" calcext:value-type="float">
            <text:p>0.00</text:p>
          </table:table-cell>
          <table:table-cell table:style-name="ce47" table:formula="of:=IF([.$O137]&lt;&gt;0; [.M137]/[.$O13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7]); ISBLANK([.I137]); ISBLANK([.M137]); [.E137]=0; [.I137]=0; [.M137]=0); 0; [.E137]+[.I137]+[.M137])" office:value-type="float" office:value="0" calcext:value-type="float">
            <text:p>0.00</text:p>
          </table:table-cell>
          <table:table-cell table:style-name="ce47" table:formula="of:=IF(OR(ISBLANK([.F137]); ISBLANK([.J137]); ISBLANK([.N137]); [.F137]=0; [.J137]=0; [.N137]=0); 0; [.F137]+[.J137]+[.N137])" office:value-type="float" office:value="0" calcext:value-type="float">
            <text:p>0.00</text:p>
          </table:table-cell>
          <table:table-cell table:formula="of:=(COUNTA([.$C$2:.C137]) / (ROW([.C137])-1) + COUNTA([.$G$2:.G137]) / (ROW([.G137])-1) + COUNTA([.$K$2:.K137]) / (ROW([.K137])-1)) / 3 * 100" office:value-type="float" office:value="54.1666666666667" calcext:value-type="float">
            <text:p>54.1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38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 table:number-rows-repeated="10483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tats" table:style-name="ta1">
        <table:table-column table:style-name="co3" table:number-columns-repeated="11" table:default-cell-style-name="ce20"/>
        <table:table-column table:style-name="co3" table:number-columns-repeated="16373" table:default-cell-style-name="Default"/>
        <table:table-row table:style-name="ro3">
          <table:table-cell office:value-type="string" calcext:value-type="string">
            <text:p>max_bench</text:p>
          </table:table-cell>
          <table:table-cell office:value-type="string" calcext:value-type="string">
            <text:p>max_deadlift</text:p>
          </table:table-cell>
          <table:table-cell office:value-type="string" calcext:value-type="string">
            <text:p>max_squat</text:p>
          </table:table-cell>
          <table:table-cell office:value-type="string" calcext:value-type="string">
            <text:p>max_bench_c</text:p>
          </table:table-cell>
          <table:table-cell office:value-type="string" calcext:value-type="string">
            <text:p>max_deadlift_c</text:p>
          </table:table-cell>
          <table:table-cell office:value-type="string" calcext:value-type="string">
            <text:p>max_squat_c</text:p>
          </table:table-cell>
          <table:table-cell office:value-type="string" calcext:value-type="string">
            <text:p>max_bench_m</text:p>
          </table:table-cell>
          <table:table-cell office:value-type="string" calcext:value-type="string">
            <text:p>max_deadlift_m</text:p>
          </table:table-cell>
          <table:table-cell office:value-type="string" calcext:value-type="string">
            <text:p>max_squat_m</text:p>
          </table:table-cell>
          <table:table-cell office:value-type="string" calcext:value-type="string">
            <text:p>max_total</text:p>
          </table:table-cell>
          <table:table-cell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formula="of:=MAX(IF(ISNUMBER([data_desu.C:.C]); [data_desu.C:.C]))" office:value-type="float" office:value="111" calcext:value-type="float">
            <text:p>111.00</text:p>
          </table:table-cell>
          <table:table-cell table:formula="of:=MAX(IF(ISNUMBER([data_desu.G:.G]); [data_desu.G:.G]))" office:value-type="float" office:value="181" calcext:value-type="float">
            <text:p>181.00</text:p>
          </table:table-cell>
          <table:table-cell table:formula="of:=MAX(IF(ISNUMBER([data_desu.K:.K]); [data_desu.K:.K]))" office:value-type="float" office:value="191" calcext:value-type="float">
            <text:p>191.00</text:p>
          </table:table-cell>
          <table:table-cell table:formula="of:=MAX(IF(ISNUMBER([data_desu.E:.E]); [data_desu.E:.E]))" office:value-type="float" office:value="112.543226484524" calcext:value-type="float">
            <text:p>112.54</text:p>
          </table:table-cell>
          <table:table-cell table:formula="of:=MAX(IF(ISNUMBER([data_desu.I:.I]); [data_desu.I:.I]))" office:value-type="float" office:value="183.516432375665" calcext:value-type="float">
            <text:p>183.52</text:p>
          </table:table-cell>
          <table:table-cell table:formula="of:=MAX(IF(ISNUMBER([data_desu.M:.M]); [data_desu.M:.M]))" office:value-type="float" office:value="193.655461788685" calcext:value-type="float">
            <text:p>193.66</text:p>
          </table:table-cell>
          <table:table-cell table:formula="of:=MAX(IF(ISNUMBER([data_desu.F:.F]); [data_desu.F:.F]))" office:value-type="float" office:value="1.04206691189374" calcext:value-type="float">
            <text:p>1.04</text:p>
          </table:table-cell>
          <table:table-cell table:formula="of:=MAX(IF(ISNUMBER([data_desu.J:.J]); [data_desu.J:.J]))" office:value-type="float" office:value="1.6992262257006" calcext:value-type="float">
            <text:p>1.70</text:p>
          </table:table-cell>
          <table:table-cell table:formula="of:=MAX(IF(ISNUMBER([data_desu.N:.N]); [data_desu.N:.N]))" office:value-type="float" office:value="1.80986412886622" calcext:value-type="float">
            <text:p>1.81</text:p>
          </table:table-cell>
          <table:table-cell table:formula="of:=[.A2]+[.B2]+[.C2]" office:value-type="float" office:value="483" calcext:value-type="float">
            <text:p>483.00</text:p>
          </table:table-cell>
          <table:table-cell table:formula="of:=[.D2]+[.E2]+[.F2]" office:value-type="float" office:value="489.715120648874" calcext:value-type="float">
            <text:p>489.7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19:06:11.8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37:14.364000000</meta:creation-date>
    <dc:date>2025-02-04T19:09:34.544000000</dc:date>
    <meta:editing-duration>PT11H49M47S</meta:editing-duration>
    <meta:editing-cycles>139</meta:editing-cycles>
    <meta:generator>LibreOffice/24.2.7.2$Windows_X86_64 LibreOffice_project/ee3885777aa7032db5a9b65deec9457448a91162</meta:generator>
    <meta:document-statistic meta:table-count="2" meta:cell-count="2089" meta:object-count="0"/>
  </office:meta>
</office:document-meta>
</file>